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1" style:family="paragraph">
      <style:paragraph-properties>
        <style:tab-stops>
          <style:tab-stop style:type="right" style:leader-style="dotted" style:leader-text="." style:position="6.6861in"/>
        </style:tab-stops>
      </style:paragraph-properties>
    </style:style>
    <style:style style:name="P3" style:parent-style-name="TOC2" style:family="paragraph">
      <style:paragraph-properties>
        <style:tab-stops>
          <style:tab-stop style:type="right" style:leader-style="dotted" style:leader-text="." style:position="6.5194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T7" style:parent-style-name="Hyperlink" style:family="text">
      <style:text-properties style:font-name-asian="Courier New" style:font-name-complex="Liberation Mono"/>
    </style:style>
    <style:style style:name="P8" style:parent-style-name="TOC2" style:family="paragraph">
      <style:paragraph-properties>
        <style:tab-stops>
          <style:tab-stop style:type="right" style:leader-style="dotted" style:leader-text="." style:position="6.5194in"/>
        </style:tab-stops>
      </style:paragraph-properties>
    </style:style>
    <style:style style:name="T9" style:parent-style-name="Hyperlink" style:family="text">
      <style:text-properties style:font-name-asian="Courier New" style:font-name-complex="Liberation Mono"/>
    </style:style>
    <style:style style:name="P10" style:parent-style-name="TOC2" style:family="paragraph">
      <style:paragraph-properties>
        <style:tab-stops>
          <style:tab-stop style:type="right" style:leader-style="dotted" style:leader-text="." style:position="6.5194in"/>
        </style:tab-stops>
      </style:paragraph-properties>
    </style:style>
    <style:style style:name="T11" style:parent-style-name="Hyperlink" style:family="text">
      <style:text-properties style:font-name-asian="Courier New" style:font-name-complex="Liberation Mono"/>
    </style:style>
    <style:style style:name="P12" style:parent-style-name="TOC2" style:family="paragraph">
      <style:paragraph-properties>
        <style:tab-stops>
          <style:tab-stop style:type="right" style:leader-style="dotted" style:leader-text="." style:position="6.5194in"/>
        </style:tab-stops>
      </style:paragraph-properties>
    </style:style>
    <style:style style:name="P13" style:parent-style-name="TOC1" style:family="paragraph">
      <style:paragraph-properties>
        <style:tab-stops>
          <style:tab-stop style:type="right" style:leader-style="dotted" style:leader-text="." style:position="6.6861in"/>
        </style:tab-stops>
      </style:paragraph-properties>
    </style:style>
    <style:style style:name="P14" style:parent-style-name="TOC1" style:family="paragraph">
      <style:paragraph-properties>
        <style:tab-stops>
          <style:tab-stop style:type="right" style:leader-style="dotted" style:leader-text="." style:position="6.6861in"/>
        </style:tab-stops>
      </style:paragraph-properties>
    </style:style>
    <style:style style:name="P15" style:parent-style-name="TOC3" style:family="paragraph">
      <style:paragraph-properties>
        <style:tab-stops>
          <style:tab-stop style:type="right" style:leader-style="dotted" style:leader-text="." style:position="6.3527in"/>
        </style:tab-stops>
      </style:paragraph-properties>
    </style:style>
    <style:style style:name="P16" style:parent-style-name="TOC3" style:family="paragraph">
      <style:paragraph-properties>
        <style:tab-stops>
          <style:tab-stop style:type="right" style:leader-style="dotted" style:leader-text="." style:position="6.3527in"/>
        </style:tab-stops>
      </style:paragraph-properties>
    </style:style>
    <style:style style:name="P17" style:parent-style-name="TOC3" style:family="paragraph">
      <style:paragraph-properties>
        <style:tab-stops>
          <style:tab-stop style:type="right" style:leader-style="dotted" style:leader-text="." style:position="6.3527in"/>
        </style:tab-stops>
      </style:paragraph-properties>
    </style:style>
    <style:style style:name="T18" style:parent-style-name="Hyperlink" style:family="text">
      <style:text-properties fo:language="en" fo:country="US"/>
    </style:style>
    <style:style style:name="P19" style:parent-style-name="TOC3" style:family="paragraph">
      <style:paragraph-properties>
        <style:tab-stops>
          <style:tab-stop style:type="right" style:leader-style="dotted" style:leader-text="." style:position="6.3527in"/>
        </style:tab-stops>
      </style:paragraph-properties>
    </style:style>
    <style:style style:name="T20" style:parent-style-name="Hyperlink" style:family="text">
      <style:text-properties fo:language="en" fo:country="US"/>
    </style:style>
    <style:style style:name="P21" style:parent-style-name="TOC3" style:family="paragraph">
      <style:paragraph-properties>
        <style:tab-stops>
          <style:tab-stop style:type="right" style:leader-style="dotted" style:leader-text="." style:position="6.3527in"/>
        </style:tab-stops>
      </style:paragraph-properties>
    </style:style>
    <style:style style:name="T22" style:parent-style-name="Hyperlink" style:family="text">
      <style:text-properties fo:language="en" fo:country="US"/>
    </style:style>
    <style:style style:name="P23" style:parent-style-name="TOC3" style:family="paragraph">
      <style:paragraph-properties>
        <style:tab-stops>
          <style:tab-stop style:type="right" style:leader-style="dotted" style:leader-text="." style:position="6.3527in"/>
        </style:tab-stops>
      </style:paragraph-properties>
    </style:style>
    <style:style style:name="T24" style:parent-style-name="Hyperlink" style:family="text">
      <style:text-properties fo:language="en" fo:country="US"/>
    </style:style>
    <style:style style:name="P25" style:parent-style-name="TOC3" style:family="paragraph">
      <style:paragraph-properties>
        <style:tab-stops>
          <style:tab-stop style:type="right" style:leader-style="dotted" style:leader-text="." style:position="6.3527in"/>
        </style:tab-stops>
      </style:paragraph-properties>
    </style:style>
    <style:style style:name="T26" style:parent-style-name="Hyperlink" style:family="text">
      <style:text-properties fo:language="en" fo:country="US"/>
    </style:style>
    <style:style style:name="P27" style:parent-style-name="TOC3" style:family="paragraph">
      <style:paragraph-properties>
        <style:tab-stops>
          <style:tab-stop style:type="right" style:leader-style="dotted" style:leader-text="." style:position="6.3527in"/>
        </style:tab-stops>
      </style:paragraph-properties>
    </style:style>
    <style:style style:name="T28" style:parent-style-name="Hyperlink" style:family="text">
      <style:text-properties fo:language="en" fo:country="US"/>
    </style:style>
    <style:style style:name="P29" style:parent-style-name="TOC3" style:family="paragraph">
      <style:paragraph-properties>
        <style:tab-stops>
          <style:tab-stop style:type="right" style:leader-style="dotted" style:leader-text="." style:position="6.3527in"/>
        </style:tab-stops>
      </style:paragraph-properties>
    </style:style>
    <style:style style:name="T30" style:parent-style-name="Hyperlink" style:family="text">
      <style:text-properties fo:language="en" fo:country="US"/>
    </style:style>
    <style:style style:name="P31" style:parent-style-name="TOC3" style:family="paragraph">
      <style:paragraph-properties>
        <style:tab-stops>
          <style:tab-stop style:type="right" style:leader-style="dotted" style:leader-text="." style:position="6.3527in"/>
        </style:tab-stops>
      </style:paragraph-properties>
    </style:style>
    <style:style style:name="T32" style:parent-style-name="Hyperlink" style:family="text">
      <style:text-properties fo:language="en" fo:country="U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3527in"/>
        </style:tab-stops>
      </style:paragraph-properties>
    </style:style>
    <style:style style:name="T35" style:parent-style-name="Hyperlink" style:family="text">
      <style:text-properties fo:language="en" fo:country="US"/>
    </style:style>
    <style:style style:name="P36" style:parent-style-name="TOC3" style:family="paragraph">
      <style:paragraph-properties>
        <style:tab-stops>
          <style:tab-stop style:type="right" style:leader-style="dotted" style:leader-text="." style:position="6.3527in"/>
        </style:tab-stops>
      </style:paragraph-properties>
    </style:style>
    <style:style style:name="T37" style:parent-style-name="Hyperlink" style:family="text">
      <style:text-properties fo:language="en" fo:country="US"/>
    </style:style>
    <style:style style:name="P38" style:parent-style-name="TOC3" style:family="paragraph">
      <style:paragraph-properties>
        <style:tab-stops>
          <style:tab-stop style:type="right" style:leader-style="dotted" style:leader-text="." style:position="6.3527in"/>
        </style:tab-stops>
      </style:paragraph-properties>
    </style:style>
    <style:style style:name="T39" style:parent-style-name="Hyperlink" style:family="text">
      <style:text-properties style:font-name="Liberation Mono" style:font-name-asian="Courier New" style:font-name-complex="Liberation Mono"/>
    </style:style>
    <style:style style:name="P40" style:parent-style-name="TOC3" style:family="paragraph">
      <style:paragraph-properties>
        <style:tab-stops>
          <style:tab-stop style:type="right" style:leader-style="dotted" style:leader-text="." style:position="6.3527in"/>
        </style:tab-stops>
      </style:paragraph-properties>
    </style:style>
    <style:style style:name="T41" style:parent-style-name="Hyperlink" style:family="text">
      <style:text-properties style:font-name="Liberation Mono" style:font-name-asian="Courier New" style:font-name-complex="Liberation Mono"/>
    </style:style>
    <style:style style:name="P42" style:parent-style-name="TOC3" style:family="paragraph">
      <style:paragraph-properties>
        <style:tab-stops>
          <style:tab-stop style:type="right" style:leader-style="dotted" style:leader-text="." style:position="6.3527in"/>
        </style:tab-stops>
      </style:paragraph-properties>
    </style:style>
    <style:style style:name="T43" style:parent-style-name="Hyperlink" style:family="text">
      <style:text-properties style:font-name="Liberation Mono" style:font-name-asian="Courier New" style:font-name-complex="Liberation Mono" fo:language="en" fo:country="US"/>
    </style:style>
    <style:style style:name="P44" style:parent-style-name="TOC3" style:family="paragraph">
      <style:paragraph-properties>
        <style:tab-stops>
          <style:tab-stop style:type="right" style:leader-style="dotted" style:leader-text="." style:position="6.3527in"/>
        </style:tab-stops>
      </style:paragraph-properties>
    </style:style>
    <style:style style:name="T45" style:parent-style-name="Hyperlink" style:family="text">
      <style:text-properties style:font-name="Liberation Mono" style:font-name-asian="Courier New" style:font-name-complex="Liberation Mono" fo:language="en" fo:country="US"/>
    </style:style>
    <style:style style:name="P46" style:parent-style-name="TOC3" style:family="paragraph">
      <style:paragraph-properties>
        <style:tab-stops>
          <style:tab-stop style:type="right" style:leader-style="dotted" style:leader-text="." style:position="6.3527in"/>
        </style:tab-stops>
      </style:paragraph-properties>
    </style:style>
    <style:style style:name="T47" style:parent-style-name="Hyperlink" style:family="text">
      <style:text-properties style:font-name="Liberation Mono" style:font-name-asian="Courier New" style:font-name-complex="Liberation Mono" fo:language="en" fo:country="US"/>
    </style:style>
    <style:style style:name="P48" style:parent-style-name="TOC3" style:family="paragraph">
      <style:paragraph-properties>
        <style:tab-stops>
          <style:tab-stop style:type="right" style:leader-style="dotted" style:leader-text="." style:position="6.3527in"/>
        </style:tab-stops>
      </style:paragraph-properties>
    </style:style>
    <style:style style:name="T49" style:parent-style-name="Hyperlink" style:family="text">
      <style:text-properties style:font-name="Liberation Mono" style:font-name-asian="Courier New" style:font-name-complex="Liberation Mono" fo:language="en" fo:country="US"/>
    </style:style>
    <style:style style:name="P50" style:parent-style-name="TOC3" style:family="paragraph">
      <style:paragraph-properties>
        <style:tab-stops>
          <style:tab-stop style:type="right" style:leader-style="dotted" style:leader-text="." style:position="6.3527in"/>
        </style:tab-stops>
      </style:paragraph-properties>
    </style:style>
    <style:style style:name="T51" style:parent-style-name="Hyperlink" style:family="text">
      <style:text-properties style:font-name="Liberation Mono" style:font-name-asian="Courier New" style:font-name-complex="Liberation Mono" fo:language="en" fo:country="US"/>
    </style:style>
    <style:style style:name="P52" style:parent-style-name="TOC3" style:family="paragraph">
      <style:paragraph-properties>
        <style:tab-stops>
          <style:tab-stop style:type="right" style:leader-style="dotted" style:leader-text="." style:position="6.3527in"/>
        </style:tab-stops>
      </style:paragraph-properties>
    </style:style>
    <style:style style:name="T53" style:parent-style-name="Hyperlink" style:family="text">
      <style:text-properties style:font-name="Liberation Mono" style:font-name-asian="Courier New" style:font-name-complex="Liberation Mono"/>
    </style:style>
    <style:style style:name="P54" style:parent-style-name="TOC3" style:family="paragraph">
      <style:paragraph-properties>
        <style:tab-stops>
          <style:tab-stop style:type="right" style:leader-style="dotted" style:leader-text="." style:position="6.3527in"/>
        </style:tab-stops>
      </style:paragraph-properties>
    </style:style>
    <style:style style:name="T55" style:parent-style-name="Hyperlink" style:family="text">
      <style:text-properties style:font-name="Liberation Mono" style:font-name-asian="Courier New" style:font-name-complex="Liberation Mono" fo:language="en" fo:country="US"/>
    </style:style>
    <style:style style:name="P56" style:parent-style-name="TOC3" style:family="paragraph">
      <style:paragraph-properties>
        <style:tab-stops>
          <style:tab-stop style:type="right" style:leader-style="dotted" style:leader-text="." style:position="6.3527in"/>
        </style:tab-stops>
      </style:paragraph-properties>
    </style:style>
    <style:style style:name="T57" style:parent-style-name="Hyperlink" style:family="text">
      <style:text-properties style:font-name="Liberation Mono" style:font-name-asian="Courier New" style:font-name-complex="Liberation Mono" fo:language="en" fo:country="US"/>
    </style:style>
    <style:style style:name="P58" style:parent-style-name="TOC3" style:family="paragraph">
      <style:paragraph-properties>
        <style:tab-stops>
          <style:tab-stop style:type="right" style:leader-style="dotted" style:leader-text="." style:position="6.3527in"/>
        </style:tab-stops>
      </style:paragraph-properties>
    </style:style>
    <style:style style:name="T59" style:parent-style-name="Hyperlink" style:family="text">
      <style:text-properties style:font-name="Liberation Mono" style:font-name-asian="Courier New" style:font-name-complex="Liberation Mono" fo:language="en" fo:country="US"/>
    </style:style>
    <style:style style:name="P60" style:parent-style-name="Heading1" style:family="paragraph">
      <style:paragraph-properties fo:break-before="page"/>
    </style:style>
    <style:style style:name="P61" style:parent-style-name="Textbody" style:family="paragraph">
      <style:paragraph-properties fo:text-align="justify"/>
    </style:style>
    <style:style style:name="S1" style:family="section">
      <style:section-properties fo:margin-left="0in" fo:margin-right="0in" style:writing-mode="lr-tb"/>
    </style:style>
    <style:style style:name="T62" style:parent-style-name="DefaultParagraphFont" style:family="text">
      <style:text-properties fo:language="en" fo:country="US"/>
    </style:style>
    <style:style style:name="P63" style:parent-style-name="PreformattedText" style:family="paragraph">
      <style:text-properties fo:language="en" fo:country="US"/>
    </style:style>
    <style:style style:name="P64" style:parent-style-name="PreformattedText" style:family="paragraph">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P67" style:parent-style-name="PreformattedText" style:family="paragraph">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P70" style:parent-style-name="PreformattedText" style:family="paragraph">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P75" style:parent-style-name="PreformattedText" style:family="paragraph">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P80" style:parent-style-name="PreformattedText" style:family="paragraph">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P83" style:parent-style-name="PreformattedText" style:family="paragraph">
      <style:text-properties fo:language="en" fo:country="US"/>
    </style:style>
    <style:style style:name="P84" style:parent-style-name="PreformattedText" style:family="paragraph">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P91" style:parent-style-name="PreformattedText" style:family="paragraph">
      <style:text-properties fo:language="en" fo:country="US"/>
    </style:style>
    <style:style style:name="P92" style:parent-style-name="PreformattedText" style:family="paragraph">
      <style:text-properties fo:language="en" fo:country="US"/>
    </style:style>
    <style:style style:name="P93" style:parent-style-name="PreformattedText" style:family="paragraph">
      <style:text-properties fo:language="en" fo:country="US"/>
    </style:style>
    <style:style style:name="T94" style:parent-style-name="DefaultParagraphFont" style:family="text">
      <style:text-properties fo:language="en" fo:country="US"/>
    </style:style>
    <style:style style:name="P95" style:parent-style-name="PreformattedText" style:family="paragraph">
      <style:paragraph-properties fo:margin-bottom="0.1965in"/>
    </style:style>
    <style:style style:name="S2" style:family="section">
      <style:section-properties fo:margin-left="0in" fo:margin-right="0in" style:writing-mode="lr-tb"/>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T98" style:parent-style-name="DefaultParagraphFont" style:family="text">
      <style:text-properties fo:color="#2A6099"/>
    </style:style>
    <style:style style:name="P99" style:parent-style-name="Textbody" style:family="paragraph">
      <style:paragraph-properties fo:text-align="justify"/>
    </style:style>
    <style:style style:name="T100" style:parent-style-name="DefaultParagraphFont" style:family="text">
      <style:text-properties fo:font-weight="bold" style:font-weight-asian="bold" style:font-weight-complex="bold"/>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T103" style:parent-style-name="DefaultParagraphFont" style:family="text">
      <style:text-properties fo:background-color="#FFF200"/>
    </style:style>
    <style:style style:name="T104" style:parent-style-name="SourceText" style:family="text">
      <style:text-properties style:font-name="Liberation Serif" fo:font-style="italic" style:font-style-asian="italic" style:font-style-complex="italic" fo:background-color="#FFFF00"/>
    </style:style>
    <style:style style:name="T105" style:parent-style-name="SourceText" style:family="text">
      <style:text-properties style:font-name="Liberation Serif" fo:font-style="italic" style:font-style-asian="italic" style:font-style-complex="italic" fo:background-color="#FFFF00"/>
    </style:style>
    <style:style style:name="T106" style:parent-style-name="SourceText" style:family="text">
      <style:text-properties style:font-name="Liberation Serif"/>
    </style:style>
    <style:style style:name="T107" style:parent-style-name="SourceText" style:family="text">
      <style:text-properties style:font-name="Liberation Serif" fo:background-color="#FFF200"/>
    </style:style>
    <style:style style:name="T108" style:parent-style-name="SourceText" style:family="text">
      <style:text-properties style:font-name="Liberation Sans"/>
    </style:style>
    <style:style style:name="T109" style:parent-style-name="SourceText" style:family="text">
      <style:text-properties style:font-name="Liberation Sans"/>
    </style:style>
    <style:style style:name="P110" style:parent-style-name="Textbody" style:family="paragraph">
      <style:paragraph-properties fo:text-align="justify"/>
    </style:style>
    <style:style style:name="T111" style:parent-style-name="SourceText" style:family="text">
      <style:text-properties style:font-name="Liberation Serif"/>
    </style:style>
    <style:style style:name="P112" style:parent-style-name="Textbody" style:family="paragraph">
      <style:paragraph-properties fo:text-align="justify"/>
    </style:style>
    <style:style style:name="T113" style:parent-style-name="SourceText" style:family="text">
      <style:text-properties style:font-name="Liberation Serif"/>
    </style:style>
    <style:style style:name="T114" style:parent-style-name="SourceText" style:family="text">
      <style:text-properties style:font-name="Liberation Serif" fo:font-style="italic" style:font-style-asian="italic" style:font-style-complex="italic"/>
    </style:style>
    <style:style style:name="T115" style:parent-style-name="SourceText" style:family="text">
      <style:text-properties style:font-name="Liberation Serif"/>
    </style:style>
    <style:style style:name="T116" style:parent-style-name="SourceText" style:family="text">
      <style:text-properties style:font-name="Liberation Serif" fo:font-weight="bold" style:font-weight-asian="bold" style:font-weight-complex="bold"/>
    </style:style>
    <style:style style:name="T117" style:parent-style-name="SourceText" style:family="text">
      <style:text-properties style:font-name="Liberation Serif"/>
    </style:style>
    <style:style style:name="T118" style:parent-style-name="SourceText" style:family="text">
      <style:text-properties style:font-name="Liberation Serif" fo:font-weight="bold" style:font-weight-asian="bold" style:font-weight-complex="bold"/>
    </style:style>
    <style:style style:name="T119" style:parent-style-name="SourceText" style:family="text">
      <style:text-properties style:font-name="Liberation Serif"/>
    </style:style>
    <style:style style:name="P120" style:parent-style-name="Textbody" style:family="paragraph">
      <style:paragraph-properties fo:text-align="justify"/>
    </style:style>
    <style:style style:name="T121" style:parent-style-name="SourceText" style:family="text">
      <style:text-properties style:font-name="Liberation Serif"/>
    </style:style>
    <style:style style:name="T122" style:parent-style-name="SourceText" style:family="text">
      <style:text-properties style:font-name="Liberation Serif" fo:font-style="italic" style:font-style-asian="italic" style:font-style-complex="italic"/>
    </style:style>
    <style:style style:name="T123" style:parent-style-name="SourceText" style:family="text">
      <style:text-properties style:font-name="Liberation Serif"/>
    </style:style>
    <style:style style:name="T124" style:parent-style-name="SourceText" style:family="text">
      <style:text-properties style:font-name="Liberation Serif" fo:font-style="italic" style:font-style-asian="italic" style:font-style-complex="italic"/>
    </style:style>
    <style:style style:name="T125" style:parent-style-name="SourceText" style:family="text">
      <style:text-properties style:font-name="Liberation Serif"/>
    </style:style>
    <style:style style:name="T126" style:parent-style-name="SourceText" style:family="text">
      <style:text-properties style:font-name="Liberation Sans"/>
    </style:style>
    <style:style style:name="P127" style:parent-style-name="Textbody" style:family="paragraph">
      <style:paragraph-properties fo:text-align="justify"/>
    </style:style>
    <style:style style:name="T128" style:parent-style-name="SourceText" style:family="text">
      <style:text-properties style:font-name="Liberation Serif"/>
    </style:style>
    <style:style style:name="T129" style:parent-style-name="SourceText" style:family="text">
      <style:text-properties style:font-name="Liberation Serif" fo:font-style="italic" style:font-style-asian="italic" style:font-style-complex="italic"/>
    </style:style>
    <style:style style:name="T130" style:parent-style-name="SourceText" style:family="text">
      <style:text-properties style:font-name="Liberation Serif"/>
    </style:style>
    <style:style style:name="T131" style:parent-style-name="SourceText" style:family="text">
      <style:text-properties style:font-name="Liberation Serif" fo:font-style="italic" style:font-style-asian="italic" style:font-style-complex="italic"/>
    </style:style>
    <style:style style:name="T132" style:parent-style-name="SourceText" style:family="text">
      <style:text-properties style:font-name="Liberation Serif"/>
    </style:style>
    <style:style style:name="T133" style:parent-style-name="SourceText" style:family="text">
      <style:text-properties style:font-name="Liberation Serif" fo:font-style="italic" style:font-style-asian="italic" style:font-style-complex="italic"/>
    </style:style>
    <style:style style:name="T134" style:parent-style-name="SourceText" style:family="text">
      <style:text-properties style:font-name="Liberation Serif"/>
    </style:style>
    <style:style style:name="T135" style:parent-style-name="SourceText" style:family="text">
      <style:text-properties style:font-name="Liberation Serif" fo:font-style="italic" style:font-style-asian="italic" style:font-style-complex="italic"/>
    </style:style>
    <style:style style:name="T136" style:parent-style-name="SourceText" style:family="text">
      <style:text-properties style:font-name="Liberation Serif"/>
    </style:style>
    <style:style style:name="T137" style:parent-style-name="SourceText" style:family="text">
      <style:text-properties style:font-name="Liberation Serif" fo:font-style="italic" style:font-style-asian="italic" style:font-style-complex="italic"/>
    </style:style>
    <style:style style:name="T138" style:parent-style-name="SourceText" style:family="text">
      <style:text-properties style:font-name="Liberation Serif"/>
    </style:style>
    <style:style style:name="T139" style:parent-style-name="SourceText" style:family="text">
      <style:text-properties style:font-name="Liberation Serif" fo:font-style="italic" style:font-style-asian="italic" style:font-style-complex="italic"/>
    </style:style>
    <style:style style:name="T140" style:parent-style-name="SourceText" style:family="text">
      <style:text-properties style:font-name="Liberation Serif"/>
    </style:style>
    <style:style style:name="T141" style:parent-style-name="SourceText" style:family="text">
      <style:text-properties style:font-name="Liberation Serif" fo:font-style="italic" style:font-style-asian="italic" style:font-style-complex="italic"/>
    </style:style>
    <style:style style:name="T142" style:parent-style-name="SourceText" style:family="text">
      <style:text-properties style:font-name="Liberation Serif"/>
    </style:style>
    <style:style style:name="T143" style:parent-style-name="SourceText" style:family="text">
      <style:text-properties style:font-name="Liberation Serif" fo:font-style="italic" style:font-style-asian="italic" style:font-style-complex="italic"/>
    </style:style>
    <style:style style:name="T144" style:parent-style-name="SourceText" style:family="text">
      <style:text-properties style:font-name="Liberation Serif"/>
    </style:style>
    <style:style style:name="T145" style:parent-style-name="SourceText" style:family="text">
      <style:text-properties style:font-name="Liberation Serif" fo:font-style="italic" style:font-style-asian="italic" style:font-style-complex="italic"/>
    </style:style>
    <style:style style:name="T146" style:parent-style-name="SourceText" style:family="text">
      <style:text-properties style:font-name="Liberation Serif"/>
    </style:style>
    <style:style style:name="T147" style:parent-style-name="SourceText" style:family="text">
      <style:text-properties style:font-name="Liberation Serif" fo:font-style="italic" style:font-style-asian="italic" style:font-style-complex="italic"/>
    </style:style>
    <style:style style:name="T148" style:parent-style-name="SourceText" style:family="text">
      <style:text-properties style:font-name="Liberation Serif"/>
    </style:style>
    <style:style style:name="T149" style:parent-style-name="SourceText" style:family="text">
      <style:text-properties style:font-name="Liberation Serif" fo:font-style="italic" style:font-style-asian="italic" style:font-style-complex="italic"/>
    </style:style>
    <style:style style:name="T150" style:parent-style-name="SourceText" style:family="text">
      <style:text-properties style:font-name="Liberation Serif"/>
    </style:style>
    <style:style style:name="T151" style:parent-style-name="SourceText" style:family="text">
      <style:text-properties style:font-name="Liberation Serif" fo:font-style="italic" style:font-style-asian="italic" style:font-style-complex="italic"/>
    </style:style>
    <style:style style:name="T152" style:parent-style-name="SourceText" style:family="text">
      <style:text-properties style:font-name="Liberation Serif"/>
    </style:style>
    <style:style style:name="T153" style:parent-style-name="SourceText" style:family="text">
      <style:text-properties style:font-name="Liberation Serif" fo:font-style="italic" style:font-style-asian="italic" style:font-style-complex="italic"/>
    </style:style>
    <style:style style:name="T154" style:parent-style-name="SourceText" style:family="text">
      <style:text-properties style:font-name="Liberation Serif"/>
    </style:style>
    <style:style style:name="T155" style:parent-style-name="SourceText" style:family="text">
      <style:text-properties style:font-name="Liberation Serif" fo:font-style="italic" style:font-style-asian="italic" style:font-style-complex="italic"/>
    </style:style>
    <style:style style:name="T156" style:parent-style-name="SourceText" style:family="text">
      <style:text-properties style:font-name="Liberation Serif"/>
    </style:style>
    <style:style style:name="T157" style:parent-style-name="SourceText" style:family="text">
      <style:text-properties style:font-name="Liberation Serif" fo:font-style="italic" style:font-style-asian="italic" style:font-style-complex="italic"/>
    </style:style>
    <style:style style:name="T158" style:parent-style-name="SourceText" style:family="text">
      <style:text-properties style:font-name="Liberation Serif"/>
    </style:style>
    <style:style style:name="T159" style:parent-style-name="SourceText" style:family="text">
      <style:text-properties style:font-name="Liberation Serif" fo:font-style="italic" style:font-style-asian="italic" style:font-style-complex="italic"/>
    </style:style>
    <style:style style:name="T160" style:parent-style-name="SourceText" style:family="text">
      <style:text-properties style:font-name="Liberation Serif"/>
    </style:style>
    <style:style style:name="T161" style:parent-style-name="SourceText" style:family="text">
      <style:text-properties style:font-name="Liberation Serif" fo:font-style="italic" style:font-style-asian="italic" style:font-style-complex="italic"/>
    </style:style>
    <style:style style:name="T162" style:parent-style-name="SourceText" style:family="text">
      <style:text-properties style:font-name="Liberation Serif"/>
    </style:style>
    <style:style style:name="T163" style:parent-style-name="SourceText" style:family="text">
      <style:text-properties style:font-name="Liberation Serif" fo:font-style="italic" style:font-style-asian="italic" style:font-style-complex="italic"/>
    </style:style>
    <style:style style:name="T164" style:parent-style-name="SourceText" style:family="text">
      <style:text-properties style:font-name="Liberation Serif"/>
    </style:style>
    <style:style style:name="T165" style:parent-style-name="SourceText" style:family="text">
      <style:text-properties style:font-name="Liberation Serif" fo:font-style="italic" style:font-style-asian="italic" style:font-style-complex="italic"/>
    </style:style>
    <style:style style:name="T166" style:parent-style-name="SourceText" style:family="text">
      <style:text-properties style:font-name="Liberation Serif"/>
    </style:style>
    <style:style style:name="T167" style:parent-style-name="SourceText" style:family="text">
      <style:text-properties style:font-name="Liberation Serif" fo:font-style="italic" style:font-style-asian="italic" style:font-style-complex="italic"/>
    </style:style>
    <style:style style:name="T168" style:parent-style-name="SourceText" style:family="text">
      <style:text-properties style:font-name="Liberation Serif"/>
    </style:style>
    <style:style style:name="T169" style:parent-style-name="SourceText" style:family="text">
      <style:text-properties style:font-name="Liberation Serif" fo:font-style="italic" style:font-style-asian="italic" style:font-style-complex="italic"/>
    </style:style>
    <style:style style:name="T170" style:parent-style-name="SourceText" style:family="text">
      <style:text-properties style:font-name="Liberation Serif"/>
    </style:style>
    <style:style style:name="T171" style:parent-style-name="SourceText" style:family="text">
      <style:text-properties style:font-name="Liberation Serif" fo:font-style="italic" style:font-style-asian="italic" style:font-style-complex="italic"/>
    </style:style>
    <style:style style:name="T172" style:parent-style-name="SourceText" style:family="text">
      <style:text-properties style:font-name="Liberation Serif"/>
    </style:style>
    <style:style style:name="P173" style:parent-style-name="Textbody" style:family="paragraph">
      <style:paragraph-properties fo:text-align="justify"/>
    </style:style>
    <style:style style:name="T174" style:parent-style-name="SourceText" style:family="text">
      <style:text-properties style:font-name="Liberation Serif"/>
    </style:style>
    <style:style style:name="T175" style:parent-style-name="SourceText" style:family="text">
      <style:text-properties style:font-name="Liberation Serif" fo:background-color="#FFFF00"/>
    </style:style>
    <style:style style:name="T176" style:parent-style-name="SourceText" style:family="text">
      <style:text-properties style:font-name="Liberation Serif" fo:background-color="#FFFF00"/>
    </style:style>
    <style:style style:name="T177" style:parent-style-name="SourceText" style:family="text">
      <style:text-properties style:font-name="Liberation Serif"/>
    </style:style>
    <style:style style:name="T178" style:parent-style-name="SourceText" style:family="text">
      <style:text-properties style:font-name="Liberation Sans"/>
    </style:style>
    <style:style style:name="P179" style:parent-style-name="Textbody" style:family="paragraph">
      <style:paragraph-properties fo:text-align="justify"/>
    </style:style>
    <style:style style:name="T180" style:parent-style-name="DefaultParagraphFont" style:family="text">
      <style:text-properties fo:background-color="#FFF200"/>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style="italic" style:font-style-asian="italic" style:font-style-complex="italic"/>
    </style:style>
    <style:style style:name="P183" style:parent-style-name="Textbody" style:family="paragraph">
      <style:paragraph-properties fo:text-align="justify"/>
    </style:style>
    <style:style style:name="T184" style:parent-style-name="DefaultParagraphFont" style:family="text">
      <style:text-properties fo:font-style="italic" style:font-style-asian="italic" style:font-style-complex="italic"/>
    </style:style>
    <style:style style:name="P185" style:parent-style-name="Textbody" style:family="paragraph">
      <style:paragraph-properties fo:text-align="justify"/>
    </style:style>
    <style:style style:name="T186" style:parent-style-name="DefaultParagraphFont" style:family="text">
      <style:text-properties fo:font-style="italic" style:font-style-asian="italic" style:font-style-complex="italic"/>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T189" style:parent-style-name="DefaultParagraphFont" style:family="text">
      <style:text-properties fo:font-style="italic" style:font-style-asian="italic" style:font-style-complex="italic"/>
    </style:style>
    <style:style style:name="T190" style:parent-style-name="DefaultParagraphFont" style:family="text">
      <style:text-properties fo:font-style="italic" style:font-style-asian="italic" style:font-style-complex="italic"/>
    </style:style>
    <style:style style:name="P191" style:parent-style-name="Textbody" style:family="paragraph">
      <style:paragraph-properties fo:text-align="justify"/>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tyle="italic" style:font-style-asian="italic" style:font-style-complex="italic"/>
    </style:style>
    <style:style style:name="P194" style:parent-style-name="Textbody" style:family="paragraph">
      <style:paragraph-properties fo:text-align="justify"/>
    </style:style>
    <style:style style:name="T195" style:parent-style-name="DefaultParagraphFont" style:family="text">
      <style:text-properties fo:font-style="italic" style:font-style-asian="italic" style:font-style-complex="italic"/>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T198" style:parent-style-name="DefaultParagraphFont" style:family="text">
      <style:text-properties fo:background-color="#FFFF00"/>
    </style:style>
    <style:style style:name="T199" style:parent-style-name="DefaultParagraphFont" style:family="text">
      <style:text-properties fo:font-style="italic" style:font-style-asian="italic" style:font-style-complex="italic" fo:background-color="#FFFF00"/>
    </style:style>
    <style:style style:name="T200" style:parent-style-name="DefaultParagraphFont" style:family="text">
      <style:text-properties fo:font-style="italic" style:font-style-asian="italic" style:font-style-complex="italic" fo:background-color="#FFFF00"/>
    </style:style>
    <style:style style:name="T201" style:parent-style-name="DefaultParagraphFont" style:family="text">
      <style:text-properties fo:font-style="italic" style:font-style-asian="italic" style:font-style-complex="italic" fo:background-color="#FFFF00"/>
    </style:style>
    <style:style style:name="P202" style:parent-style-name="Textbody" style:family="paragraph">
      <style:paragraph-properties fo:text-align="justify"/>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P205" style:parent-style-name="Textbody" style:family="paragraph">
      <style:paragraph-properties fo:text-align="justify"/>
    </style:style>
    <style:style style:name="T206" style:parent-style-name="DefaultParagraphFont" style:family="text">
      <style:text-properties fo:font-style="italic" style:font-style-asian="italic" style:font-style-complex="italic"/>
    </style:style>
    <style:style style:name="T207" style:parent-style-name="DefaultParagraphFont" style:family="text">
      <style:text-properties fo:font-style="italic" style:font-style-asian="italic" style:font-style-complex="italic"/>
    </style:style>
    <style:style style:name="P208" style:parent-style-name="Heading3" style:family="paragraph">
      <style:text-properties fo:language="en" fo:country="US"/>
    </style:style>
    <style:style style:name="P209" style:parent-style-name="Heading3" style:family="paragraph">
      <style:text-properties fo:language="en" fo:country="US"/>
    </style:style>
    <style:style style:name="P210" style:parent-style-name="Textbody" style:family="paragraph">
      <style:paragraph-properties fo:text-align="justify"/>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style="italic" style:font-style-asian="italic" style:font-style-complex="italic"/>
    </style:style>
    <style:style style:name="T213" style:parent-style-name="DefaultParagraphFont" style:family="text">
      <style:text-properties fo:font-style="italic" style:font-style-asian="italic" style:font-style-complex="italic"/>
    </style:style>
    <style:style style:name="T214" style:parent-style-name="DefaultParagraphFont" style:family="text">
      <style:text-properties fo:font-style="italic" style:font-style-asian="italic" style:font-style-complex="italic"/>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PreformattedText" style:family="paragraph">
      <style:paragraph-properties fo:text-align="justify"/>
    </style:style>
    <style:style style:name="T219" style:parent-style-name="DefaultParagraphFont" style:family="text">
      <style:text-properties style:font-name="DejaVu Sans Mono" fo:font-weight="bold" style:font-weight-asian="bold" style:font-weight-complex="bold" fo:color="#21409A"/>
    </style:style>
    <style:style style:name="T220" style:parent-style-name="DefaultParagraphFont" style:family="text">
      <style:text-properties style:font-name="DejaVu Sans Mono" fo:font-weight="bold" style:font-weight-asian="bold" style:font-weight-complex="bold" fo:color="#21409A" fo:language="en" fo:country="US"/>
    </style:style>
    <style:style style:name="P221" style:parent-style-name="PreformattedText" style:family="paragraph">
      <style:text-properties style:font-name="DejaVu Sans Mono" fo:font-weight="bold" style:font-weight-asian="bold" style:font-weight-complex="bold" fo:color="#21409A" fo:language="en" fo:country="US"/>
    </style:style>
    <style:style style:name="P222"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223" style:parent-style-name="Heading3" style:family="paragraph">
      <style:text-properties fo:language="en" fo:country="US"/>
    </style:style>
    <style:style style:name="P224" style:parent-style-name="Textbody" style:family="paragraph">
      <style:paragraph-properties fo:text-align="justify"/>
    </style:style>
    <style:style style:name="T225" style:parent-style-name="DefaultParagraphFont" style:family="text">
      <style:text-properties fo:font-style="italic" style:font-style-asian="italic" style:font-style-complex="italic"/>
    </style:style>
    <style:style style:name="T226" style:parent-style-name="DefaultParagraphFont" style:family="text">
      <style:text-properties fo:font-style="italic" style:font-style-asian="italic" style:font-style-complex="italic" fo:background-color="#FFFF00"/>
    </style:style>
    <style:style style:name="P227" style:parent-style-name="Textbody" style:family="paragraph">
      <style:paragraph-properties fo:text-align="justify"/>
    </style:style>
    <style:style style:name="T228" style:parent-style-name="DefaultParagraphFont" style:family="text">
      <style:text-properties style:font-name="DejaVu Sans Mono" fo:color="#21409A"/>
    </style:style>
    <style:style style:name="T229" style:parent-style-name="DefaultParagraphFont" style:family="text">
      <style:text-properties style:font-name="DejaVu Sans Mono" fo:font-weight="bold" style:font-weight-asian="bold" style:font-weight-complex="bold" fo:color="#21409A"/>
    </style:style>
    <style:style style:name="T230" style:parent-style-name="DefaultParagraphFont" style:family="text">
      <style:text-properties style:font-name="DejaVu Sans Mono" fo:font-weight="bold" style:font-weight-asian="bold" style:font-weight-complex="bold" fo:color="#21409A" fo:language="en" fo:country="US"/>
    </style:style>
    <style:style style:name="P231"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232" style:parent-style-name="Heading3" style:family="paragraph">
      <style:text-properties fo:language="en" fo:country="US"/>
    </style:style>
    <style:style style:name="P233" style:parent-style-name="Textbody" style:family="paragraph">
      <style:paragraph-properties fo:text-align="justify"/>
    </style:style>
    <style:style style:name="T234" style:parent-style-name="DefaultParagraphFont" style:family="text">
      <style:text-properties fo:font-style="italic" style:font-style-asian="italic" style:font-style-complex="italic"/>
    </style:style>
    <style:style style:name="P235" style:parent-style-name="Heading3" style:family="paragraph">
      <style:text-properties fo:language="en" fo:country="US"/>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T238" style:parent-style-name="DefaultParagraphFont" style:family="text">
      <style:text-properties fo:font-style="italic" style:font-style-asian="italic" style:font-style-complex="italic" fo:background-color="#FFFF00"/>
    </style:style>
    <style:style style:name="P239" style:parent-style-name="Heading3" style:family="paragraph">
      <style:text-properties fo:language="en" fo:country="US"/>
    </style:style>
    <style:style style:name="P240" style:parent-style-name="Textbody" style:family="paragraph">
      <style:paragraph-properties fo:text-align="justify"/>
    </style:style>
    <style:style style:name="T241" style:parent-style-name="DefaultParagraphFont" style:family="text">
      <style:text-properties fo:font-style="italic" style:font-style-asian="italic" style:font-style-complex="italic"/>
    </style:style>
    <style:style style:name="T242" style:parent-style-name="DefaultParagraphFont" style:family="text">
      <style:text-properties fo:font-style="italic" style:font-style-asian="italic" style:font-style-complex="italic"/>
    </style:style>
    <style:style style:name="T243" style:parent-style-name="DefaultParagraphFont" style:family="text">
      <style:text-properties fo:font-style="italic" style:font-style-asian="italic" style:font-style-complex="italic"/>
    </style:style>
    <style:style style:name="P244" style:parent-style-name="Textbody" style:family="paragraph">
      <style:paragraph-properties fo:text-align="justify"/>
    </style:style>
    <style:style style:name="T245" style:parent-style-name="DefaultParagraphFont" style:family="text">
      <style:text-properties fo:font-style="italic" style:font-style-asian="italic" style:font-style-complex="italic"/>
    </style:style>
    <style:style style:name="T246" style:parent-style-name="DefaultParagraphFont" style:family="text">
      <style:text-properties fo:font-style="italic" style:font-style-asian="italic" style:font-style-complex="italic"/>
    </style:style>
    <style:style style:name="T247" style:parent-style-name="DefaultParagraphFont" style:family="text">
      <style:text-properties fo:font-style="italic" style:font-style-asian="italic" style:font-style-complex="italic"/>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T250" style:parent-style-name="DefaultParagraphFont" style:family="text">
      <style:text-properties fo:font-style="italic" style:font-style-asian="italic" style:font-style-complex="italic"/>
    </style:style>
    <style:style style:name="P251" style:parent-style-name="PreformattedText" style:family="paragraph">
      <style:paragraph-properties fo:text-align="justify"/>
    </style:style>
    <style:style style:name="T252" style:parent-style-name="DefaultParagraphFont" style:family="text">
      <style:text-properties style:font-name="DejaVu Sans Mono" fo:font-weight="bold" style:font-weight-asian="bold" style:font-weight-complex="bold" fo:color="#21409A"/>
    </style:style>
    <style:style style:name="T253" style:parent-style-name="DefaultParagraphFont" style:family="text">
      <style:text-properties style:font-name="DejaVu Sans Mono" fo:font-weight="bold" style:font-weight-asian="bold" style:font-weight-complex="bold" fo:color="#21409A" fo:language="en" fo:country="US"/>
    </style:style>
    <style:style style:name="P254" style:parent-style-name="PreformattedText" style:family="paragraph">
      <style:text-properties style:font-name="DejaVu Sans Mono" fo:font-weight="bold" style:font-weight-asian="bold" style:font-weight-complex="bold" fo:color="#21409A" fo:language="en" fo:country="US"/>
    </style:style>
    <style:style style:name="P255" style:parent-style-name="PreformattedText" style:family="paragraph">
      <style:text-properties style:font-name="DejaVu Sans Mono" fo:font-weight="bold" style:font-weight-asian="bold" style:font-weight-complex="bold" fo:color="#21409A" fo:language="en" fo:country="US"/>
    </style:style>
    <style:style style:name="P256" style:parent-style-name="PreformattedText" style:family="paragraph">
      <style:text-properties style:font-name="DejaVu Sans Mono" fo:font-weight="bold" style:font-weight-asian="bold" style:font-weight-complex="bold" fo:color="#21409A" fo:language="en" fo:country="US"/>
    </style:style>
    <style:style style:name="P257" style:parent-style-name="PreformattedText" style:family="paragraph">
      <style:text-properties style:font-name="DejaVu Sans Mono" fo:font-weight="bold" style:font-weight-asian="bold" style:font-weight-complex="bold" fo:color="#21409A" fo:language="en" fo:country="US"/>
    </style:style>
    <style:style style:name="P258" style:parent-style-name="PreformattedText" style:family="paragraph">
      <style:text-properties style:font-name="DejaVu Sans Mono" fo:font-weight="bold" style:font-weight-asian="bold" style:font-weight-complex="bold" fo:color="#21409A" fo:language="en" fo:country="US"/>
    </style:style>
    <style:style style:name="T259" style:parent-style-name="DefaultParagraphFont" style:family="text">
      <style:text-properties style:font-name="DejaVu Sans Mono" fo:font-weight="bold" style:font-weight-asian="bold" style:font-weight-complex="bold" fo:color="#21409A" fo:language="en" fo:country="US"/>
    </style:style>
    <style:style style:name="T260" style:parent-style-name="DefaultParagraphFont" style:family="text">
      <style:text-properties style:font-name="DejaVu Sans Mono" fo:font-weight="bold" style:font-weight-asian="bold" style:font-weight-complex="bold" fo:color="#21409A"/>
    </style:style>
    <style:style style:name="P261" style:parent-style-name="PreformattedText" style:family="paragraph">
      <style:text-properties style:font-name="DejaVu Sans Mono" fo:font-weight="bold" style:font-weight-asian="bold" style:font-weight-complex="bold" fo:color="#21409A"/>
    </style:style>
    <style:style style:name="P262" style:parent-style-name="PreformattedText" style:family="paragraph">
      <style:paragraph-properties fo:margin-bottom="0.1965in"/>
      <style:text-properties style:font-name="DejaVu Sans Mono" fo:font-weight="bold" style:font-weight-asian="bold" style:font-weight-complex="bold" fo:color="#21409A"/>
    </style:style>
    <style:style style:name="P263" style:parent-style-name="Textbody" style:family="paragraph">
      <style:paragraph-properties fo:text-align="justify"/>
    </style:style>
    <style:style style:name="P264" style:parent-style-name="PreformattedText" style:family="paragraph">
      <style:paragraph-properties fo:text-align="justify"/>
    </style:style>
    <style:style style:name="T265" style:parent-style-name="DefaultParagraphFont" style:family="text">
      <style:text-properties style:font-name="DejaVu Sans Mono" fo:font-weight="bold" style:font-weight-asian="bold" style:font-weight-complex="bold" fo:color="#21409A"/>
    </style:style>
    <style:style style:name="T266" style:parent-style-name="DefaultParagraphFont" style:family="text">
      <style:text-properties style:font-name="DejaVu Sans Mono" fo:font-weight="bold" style:font-weight-asian="bold" style:font-weight-complex="bold" fo:color="#21409A" fo:language="en" fo:country="US"/>
    </style:style>
    <style:style style:name="T267" style:parent-style-name="DefaultParagraphFont" style:family="text">
      <style:text-properties style:font-name="DejaVu Sans Mono" fo:font-weight="bold" style:font-weight-asian="bold" style:font-weight-complex="bold" fo:color="#21409A" fo:language="en" fo:country="US"/>
    </style:style>
    <style:style style:name="T268" style:parent-style-name="DefaultParagraphFont" style:family="text">
      <style:text-properties style:font-name="DejaVu Sans Mono" fo:font-weight="bold" style:font-weight-asian="bold" style:font-weight-complex="bold" fo:color="#E8A202" fo:language="en" fo:country="US"/>
    </style:style>
    <style:style style:name="T269" style:parent-style-name="DefaultParagraphFont" style:family="text">
      <style:text-properties style:font-name="DejaVu Sans Mono" fo:font-weight="bold" style:font-weight-asian="bold" style:font-weight-complex="bold" fo:color="#21409A" fo:language="en" fo:country="US"/>
    </style:style>
    <style:style style:name="P270" style:parent-style-name="PreformattedText" style:family="paragraph">
      <style:text-properties style:font-name="DejaVu Sans Mono" fo:font-weight="bold" style:font-weight-asian="bold" style:font-weight-complex="bold" fo:color="#21409A" fo:language="en" fo:country="US"/>
    </style:style>
    <style:style style:name="P271" style:parent-style-name="PreformattedText" style:family="paragraph">
      <style:text-properties style:font-name="DejaVu Sans Mono" fo:font-weight="bold" style:font-weight-asian="bold" style:font-weight-complex="bold" fo:color="#21409A" fo:language="en" fo:country="US"/>
    </style:style>
    <style:style style:name="P272" style:parent-style-name="PreformattedText" style:family="paragraph">
      <style:text-properties style:font-name="DejaVu Sans Mono" fo:font-weight="bold" style:font-weight-asian="bold" style:font-weight-complex="bold" fo:color="#21409A" fo:language="en" fo:country="US"/>
    </style:style>
    <style:style style:name="P273" style:parent-style-name="PreformattedText" style:family="paragraph">
      <style:text-properties style:font-name="DejaVu Sans Mono" fo:font-weight="bold" style:font-weight-asian="bold" style:font-weight-complex="bold" fo:color="#21409A" fo:language="en" fo:country="US"/>
    </style:style>
    <style:style style:name="P274" style:parent-style-name="PreformattedText" style:family="paragraph">
      <style:text-properties style:font-name="DejaVu Sans Mono" fo:font-weight="bold" style:font-weight-asian="bold" style:font-weight-complex="bold" fo:color="#21409A" fo:language="en" fo:country="US"/>
    </style:style>
    <style:style style:name="P275" style:parent-style-name="PreformattedText" style:family="paragraph">
      <style:text-properties style:font-name="DejaVu Sans Mono" fo:font-weight="bold" style:font-weight-asian="bold" style:font-weight-complex="bold" fo:color="#21409A" fo:language="en" fo:country="US"/>
    </style:style>
    <style:style style:name="P276" style:parent-style-name="PreformattedText" style:family="paragraph">
      <style:text-properties style:font-name="DejaVu Sans Mono" fo:font-weight="bold" style:font-weight-asian="bold" style:font-weight-complex="bold" fo:color="#21409A" fo:language="en" fo:country="US"/>
    </style:style>
    <style:style style:name="T277" style:parent-style-name="DefaultParagraphFont" style:family="text">
      <style:text-properties style:font-name="DejaVu Sans Mono" fo:font-weight="bold" style:font-weight-asian="bold" style:font-weight-complex="bold" fo:color="#21409A" fo:language="en" fo:country="US"/>
    </style:style>
    <style:style style:name="T278" style:parent-style-name="DefaultParagraphFont" style:family="text">
      <style:text-properties style:font-name="DejaVu Sans Mono" fo:font-weight="bold" style:font-weight-asian="bold" style:font-weight-complex="bold" fo:color="#E8A202" fo:language="en" fo:country="US"/>
    </style:style>
    <style:style style:name="T279" style:parent-style-name="DefaultParagraphFont" style:family="text">
      <style:text-properties style:font-name="DejaVu Sans Mono" fo:font-weight="bold" style:font-weight-asian="bold" style:font-weight-complex="bold" fo:color="#21409A" fo:language="en" fo:country="US"/>
    </style:style>
    <style:style style:name="P280" style:parent-style-name="PreformattedText" style:family="paragraph">
      <style:text-properties style:font-name="DejaVu Sans Mono" fo:font-weight="bold" style:font-weight-asian="bold" style:font-weight-complex="bold" fo:color="#21409A" fo:language="en" fo:country="US"/>
    </style:style>
    <style:style style:name="P281" style:parent-style-name="PreformattedText" style:family="paragraph">
      <style:text-properties style:font-name="DejaVu Sans Mono" fo:font-weight="bold" style:font-weight-asian="bold" style:font-weight-complex="bold" fo:color="#21409A" fo:language="en" fo:country="US"/>
    </style:style>
    <style:style style:name="P282" style:parent-style-name="PreformattedText" style:family="paragraph">
      <style:text-properties style:font-name="DejaVu Sans Mono" fo:font-weight="bold" style:font-weight-asian="bold" style:font-weight-complex="bold" fo:color="#21409A" fo:language="en" fo:country="US"/>
    </style:style>
    <style:style style:name="T283" style:parent-style-name="DefaultParagraphFont" style:family="text">
      <style:text-properties style:font-name="DejaVu Sans Mono" fo:font-weight="bold" style:font-weight-asian="bold" style:font-weight-complex="bold" fo:color="#21409A" fo:language="en" fo:country="US"/>
    </style:style>
    <style:style style:name="T284" style:parent-style-name="DefaultParagraphFont" style:family="text">
      <style:text-properties style:font-name="DejaVu Sans Mono" fo:font-weight="bold" style:font-weight-asian="bold" style:font-weight-complex="bold" fo:color="#FFA6A6" fo:language="en" fo:country="US"/>
    </style:style>
    <style:style style:name="T285" style:parent-style-name="DefaultParagraphFont" style:family="text">
      <style:text-properties style:font-name="DejaVu Sans Mono" fo:font-weight="bold" style:font-weight-asian="bold" style:font-weight-complex="bold" fo:color="#21409A" fo:language="en" fo:country="US"/>
    </style:style>
    <style:style style:name="P286" style:parent-style-name="PreformattedText" style:family="paragraph">
      <style:text-properties style:font-name="DejaVu Sans Mono" fo:font-weight="bold" style:font-weight-asian="bold" style:font-weight-complex="bold" fo:color="#21409A" fo:language="en" fo:country="US"/>
    </style:style>
    <style:style style:name="P287" style:parent-style-name="PreformattedText" style:family="paragraph">
      <style:text-properties style:font-name="DejaVu Sans Mono" fo:font-weight="bold" style:font-weight-asian="bold" style:font-weight-complex="bold" fo:color="#21409A" fo:language="en" fo:country="US"/>
    </style:style>
    <style:style style:name="P288" style:parent-style-name="PreformattedText" style:family="paragraph">
      <style:text-properties style:font-name="DejaVu Sans Mono" fo:font-weight="bold" style:font-weight-asian="bold" style:font-weight-complex="bold" fo:color="#21409A" fo:language="en" fo:country="US"/>
    </style:style>
    <style:style style:name="P289" style:parent-style-name="PreformattedText" style:family="paragraph">
      <style:text-properties style:font-name="DejaVu Sans Mono" fo:font-weight="bold" style:font-weight-asian="bold" style:font-weight-complex="bold" fo:color="#21409A" fo:language="en" fo:country="US"/>
    </style:style>
    <style:style style:name="P290"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291" style:parent-style-name="Heading3" style:family="paragraph">
      <style:text-properties fo:language="en" fo:country="US"/>
    </style:style>
    <style:style style:name="P292" style:parent-style-name="Textbody" style:family="paragraph">
      <style:paragraph-properties fo:text-align="justify"/>
    </style:style>
    <style:style style:name="T293" style:parent-style-name="DefaultParagraphFont" style:family="text">
      <style:text-properties fo:font-style="italic" style:font-style-asian="italic" style:font-style-complex="italic"/>
    </style:style>
    <style:style style:name="T294" style:parent-style-name="DefaultParagraphFont" style:family="text">
      <style:text-properties fo:font-style="italic" style:font-style-asian="italic" style:font-style-complex="italic"/>
    </style:style>
    <style:style style:name="T295" style:parent-style-name="DefaultParagraphFont" style:family="text">
      <style:text-properties fo:font-style="italic" style:font-style-asian="italic" style:font-style-complex="italic"/>
    </style:style>
    <style:style style:name="T296" style:parent-style-name="DefaultParagraphFont" style:family="text">
      <style:text-properties fo:font-style="italic" style:font-style-asian="italic" style:font-style-complex="italic"/>
    </style:style>
    <style:style style:name="P297" style:parent-style-name="Textbody" style:family="paragraph">
      <style:paragraph-properties fo:text-align="justify"/>
    </style:style>
    <style:style style:name="P298" style:parent-style-name="PreformattedText" style:family="paragraph">
      <style:paragraph-properties fo:text-align="justify"/>
    </style:style>
    <style:style style:name="T299" style:parent-style-name="DefaultParagraphFont" style:family="text">
      <style:text-properties style:font-name="DejaVu Sans Mono" fo:font-weight="bold" style:font-weight-asian="bold" style:font-weight-complex="bold" fo:color="#21409A"/>
    </style:style>
    <style:style style:name="T300" style:parent-style-name="DefaultParagraphFont" style:family="text">
      <style:text-properties style:font-name="DejaVu Sans Mono" fo:font-weight="bold" style:font-weight-asian="bold" style:font-weight-complex="bold" fo:color="#21409A" fo:language="en" fo:country="US"/>
    </style:style>
    <style:style style:name="T301" style:parent-style-name="DefaultParagraphFont" style:family="text">
      <style:text-properties style:font-name="DejaVu Sans Mono" fo:font-weight="bold" style:font-weight-asian="bold" style:font-weight-complex="bold" fo:color="#21409A" fo:language="en" fo:country="US"/>
    </style:style>
    <style:style style:name="T302" style:parent-style-name="DefaultParagraphFont" style:family="text">
      <style:text-properties style:font-name="DejaVu Sans Mono" fo:font-weight="bold" style:font-weight-asian="bold" style:font-weight-complex="bold" fo:color="#E8A202" fo:language="en" fo:country="US"/>
    </style:style>
    <style:style style:name="T303" style:parent-style-name="DefaultParagraphFont" style:family="text">
      <style:text-properties style:font-name="DejaVu Sans Mono" fo:font-weight="bold" style:font-weight-asian="bold" style:font-weight-complex="bold" fo:color="#21409A" fo:language="en" fo:country="US"/>
    </style:style>
    <style:style style:name="P304" style:parent-style-name="PreformattedText" style:family="paragraph">
      <style:text-properties style:font-name="DejaVu Sans Mono" fo:font-weight="bold" style:font-weight-asian="bold" style:font-weight-complex="bold" fo:color="#21409A" fo:language="en" fo:country="US"/>
    </style:style>
    <style:style style:name="P305" style:parent-style-name="PreformattedText" style:family="paragraph">
      <style:text-properties style:font-name="DejaVu Sans Mono" fo:font-weight="bold" style:font-weight-asian="bold" style:font-weight-complex="bold" fo:color="#21409A" fo:language="en" fo:country="US"/>
    </style:style>
    <style:style style:name="P306" style:parent-style-name="PreformattedText" style:family="paragraph">
      <style:text-properties style:font-name="DejaVu Sans Mono" fo:font-weight="bold" style:font-weight-asian="bold" style:font-weight-complex="bold" fo:color="#21409A" fo:language="en" fo:country="US"/>
    </style:style>
    <style:style style:name="P307" style:parent-style-name="PreformattedText" style:family="paragraph">
      <style:text-properties style:font-name="DejaVu Sans Mono" fo:font-weight="bold" style:font-weight-asian="bold" style:font-weight-complex="bold" fo:color="#21409A" fo:language="en" fo:country="US"/>
    </style:style>
    <style:style style:name="P308" style:parent-style-name="PreformattedText" style:family="paragraph">
      <style:text-properties style:font-name="DejaVu Sans Mono" fo:font-weight="bold" style:font-weight-asian="bold" style:font-weight-complex="bold" fo:color="#21409A" fo:language="en" fo:country="US"/>
    </style:style>
    <style:style style:name="P309" style:parent-style-name="PreformattedText" style:family="paragraph">
      <style:text-properties style:font-name="DejaVu Sans Mono" fo:font-weight="bold" style:font-weight-asian="bold" style:font-weight-complex="bold" fo:color="#21409A" fo:language="en" fo:country="US"/>
    </style:style>
    <style:style style:name="P310"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11" style:parent-style-name="Heading3" style:family="paragraph">
      <style:text-properties fo:language="en" fo:country="US"/>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T314" style:parent-style-name="DefaultParagraphFont" style:family="text">
      <style:text-properties fo:font-style="italic" style:font-style-asian="italic" style:font-style-complex="italic"/>
    </style:style>
    <style:style style:name="T315" style:parent-style-name="DefaultParagraphFont" style:family="text">
      <style:text-properties fo:font-style="italic" style:font-style-asian="italic" style:font-style-complex="italic"/>
    </style:style>
    <style:style style:name="T316" style:parent-style-name="DefaultParagraphFont" style:family="text">
      <style:text-properties fo:font-style="italic" style:font-style-asian="italic" style:font-style-complex="italic" fo:background-color="#FFFF00"/>
    </style:style>
    <style:style style:name="T317" style:parent-style-name="DefaultParagraphFont" style:family="text">
      <style:text-properties fo:background-color="#FFFF00"/>
    </style:style>
    <style:style style:name="P318" style:parent-style-name="Textbody" style:family="paragraph">
      <style:paragraph-properties fo:text-align="justify"/>
    </style:style>
    <style:style style:name="T319" style:parent-style-name="DefaultParagraphFont" style:family="text">
      <style:text-properties fo:font-style="italic" style:font-style-asian="italic" style:font-style-complex="italic"/>
    </style:style>
    <style:style style:name="T320" style:parent-style-name="DefaultParagraphFont" style:family="text">
      <style:text-properties fo:font-style="italic" style:font-style-asian="italic" style:font-style-complex="italic"/>
    </style:style>
    <style:style style:name="P321" style:parent-style-name="Textbody" style:family="paragraph">
      <style:paragraph-properties fo:text-align="justify"/>
    </style:style>
    <style:style style:name="T322" style:parent-style-name="DefaultParagraphFont" style:family="text">
      <style:text-properties fo:font-style="italic" style:font-style-asian="italic" style:font-style-complex="italic"/>
    </style:style>
    <style:style style:name="T323" style:parent-style-name="DefaultParagraphFont" style:family="text">
      <style:text-properties fo:font-style="italic" style:font-style-asian="italic" style:font-style-complex="italic"/>
    </style:style>
    <style:style style:name="P324" style:parent-style-name="Heading3" style:family="paragraph">
      <style:text-properties fo:language="en" fo:country="US"/>
    </style:style>
    <style:style style:name="P325" style:parent-style-name="Textbody" style:family="paragraph">
      <style:paragraph-properties fo:text-align="justify"/>
    </style:style>
    <style:style style:name="T326" style:parent-style-name="DefaultParagraphFont" style:family="text">
      <style:text-properties fo:font-style="italic" style:font-style-asian="italic" style:font-style-complex="italic"/>
    </style:style>
    <style:style style:name="T327" style:parent-style-name="DefaultParagraphFont" style:family="text">
      <style:text-properties fo:font-style="italic" style:font-style-asian="italic" style:font-style-complex="italic" fo:background-color="#FFFF00"/>
    </style:style>
    <style:style style:name="P328" style:parent-style-name="Textbody" style:family="paragraph">
      <style:paragraph-properties fo:text-align="justify"/>
    </style:style>
    <style:style style:name="T329" style:parent-style-name="DefaultParagraphFont" style:family="text">
      <style:text-properties fo:font-style="italic" style:font-style-asian="italic" style:font-style-complex="italic" fo:background-color="#FFFF00"/>
    </style:style>
    <style:style style:name="T330" style:parent-style-name="DefaultParagraphFont" style:family="text">
      <style:text-properties fo:font-style="italic" style:font-style-asian="italic" style:font-style-complex="italic"/>
    </style:style>
    <style:style style:name="T331" style:parent-style-name="DefaultParagraphFont" style:family="text">
      <style:text-properties fo:font-style="italic" style:font-style-asian="italic" style:font-style-complex="italic"/>
    </style:style>
    <style:style style:name="T332" style:parent-style-name="DefaultParagraphFont" style:family="text">
      <style:text-properties fo:font-style="italic" style:font-style-asian="italic" style:font-style-complex="italic" fo:background-color="#FFFF00"/>
    </style:style>
    <style:style style:name="T333" style:parent-style-name="DefaultParagraphFont" style:family="text">
      <style:text-properties fo:font-style="italic" style:font-style-asian="italic" style:font-style-complex="italic"/>
    </style:style>
    <style:style style:name="P334" style:parent-style-name="Textbody" style:family="paragraph">
      <style:paragraph-properties fo:text-align="justify"/>
    </style:style>
    <style:style style:name="T335" style:parent-style-name="DefaultParagraphFont" style:family="text">
      <style:text-properties fo:font-style="italic" style:font-style-asian="italic" style:font-style-complex="italic"/>
    </style:style>
    <style:style style:name="P336" style:parent-style-name="Textbody" style:family="paragraph">
      <style:paragraph-properties fo:text-align="justify"/>
    </style:style>
    <style:style style:name="T337" style:parent-style-name="DefaultParagraphFont" style:family="text">
      <style:text-properties fo:font-weight="bold" style:font-weight-asian="bold" style:font-weight-complex="bold" fo:font-style="italic" style:font-style-asian="italic" style:font-style-complex="italic"/>
    </style:style>
    <style:style style:name="P338" style:parent-style-name="Textbody" style:family="paragraph">
      <style:paragraph-properties fo:text-align="justify"/>
    </style:style>
    <style:style style:name="T339" style:parent-style-name="DefaultParagraphFont" style:family="text">
      <style:text-properties fo:font-style="italic" style:font-style-asian="italic" style:font-style-complex="italic" fo:background-color="#FFFF00"/>
    </style:style>
    <style:style style:name="T340" style:parent-style-name="DefaultParagraphFont" style:family="text">
      <style:text-properties fo:font-style="italic" style:font-style-asian="italic" style:font-style-complex="italic"/>
    </style:style>
    <style:style style:name="T341" style:parent-style-name="DefaultParagraphFont" style:family="text">
      <style:text-properties fo:font-style="italic" style:font-style-asian="italic" style:font-style-complex="italic"/>
    </style:style>
    <style:style style:name="T342" style:parent-style-name="DefaultParagraphFont" style:family="text">
      <style:text-properties fo:font-style="italic" style:font-style-asian="italic" style:font-style-complex="italic"/>
    </style:style>
    <style:style style:name="T343" style:parent-style-name="DefaultParagraphFont" style:family="text">
      <style:text-properties fo:font-style="italic" style:font-style-asian="italic" style:font-style-complex="italic"/>
    </style:style>
    <style:style style:name="T344" style:parent-style-name="DefaultParagraphFont" style:family="text">
      <style:text-properties fo:font-style="italic" style:font-style-asian="italic" style:font-style-complex="italic"/>
    </style:style>
    <style:style style:name="T345" style:parent-style-name="DefaultParagraphFont" style:family="text">
      <style:text-properties fo:font-style="italic" style:font-style-asian="italic" style:font-style-complex="italic"/>
    </style:style>
    <style:style style:name="P346" style:parent-style-name="Textbody" style:family="paragraph">
      <style:paragraph-properties fo:text-align="justify"/>
    </style:style>
    <style:style style:name="P347" style:parent-style-name="PreformattedText" style:family="paragraph">
      <style:paragraph-properties fo:text-align="justify"/>
    </style:style>
    <style:style style:name="T348" style:parent-style-name="DefaultParagraphFont" style:family="text">
      <style:text-properties style:font-name="DejaVu Sans Mono" fo:font-weight="bold" style:font-weight-asian="bold" style:font-weight-complex="bold" fo:color="#21409A"/>
    </style:style>
    <style:style style:name="T349" style:parent-style-name="DefaultParagraphFont" style:family="text">
      <style:text-properties style:font-name="DejaVu Sans Mono" fo:font-weight="bold" style:font-weight-asian="bold" style:font-weight-complex="bold" fo:color="#21409A" fo:language="en" fo:country="US"/>
    </style:style>
    <style:style style:name="P350"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51" style:parent-style-name="Textbody" style:family="paragraph">
      <style:paragraph-properties fo:text-align="justify"/>
    </style:style>
    <style:style style:name="P352" style:parent-style-name="PreformattedText" style:family="paragraph">
      <style:paragraph-properties fo:text-align="justify"/>
    </style:style>
    <style:style style:name="T353" style:parent-style-name="DefaultParagraphFont" style:family="text">
      <style:text-properties style:font-name="DejaVu Sans Mono" fo:font-weight="bold" style:font-weight-asian="bold" style:font-weight-complex="bold" fo:color="#21409A"/>
    </style:style>
    <style:style style:name="T354" style:parent-style-name="DefaultParagraphFont" style:family="text">
      <style:text-properties style:font-name="DejaVu Sans Mono" fo:font-weight="bold" style:font-weight-asian="bold" style:font-weight-complex="bold" fo:color="#21409A" fo:language="en" fo:country="US"/>
    </style:style>
    <style:style style:name="P355" style:parent-style-name="Heading3" style:family="paragraph">
      <style:text-properties fo:language="en" fo:country="US"/>
    </style:style>
    <style:style style:name="P356" style:parent-style-name="Textbody" style:family="paragraph">
      <style:paragraph-properties fo:text-align="justify"/>
    </style:style>
    <style:style style:name="T357" style:parent-style-name="DefaultParagraphFont" style:family="text">
      <style:text-properties fo:font-style="italic" style:font-style-asian="italic" style:font-style-complex="italic"/>
    </style:style>
    <style:style style:name="P358" style:parent-style-name="Textbody" style:family="paragraph">
      <style:paragraph-properties fo:text-align="justify"/>
    </style:style>
    <style:style style:name="P359" style:parent-style-name="Textbody" style:family="paragraph">
      <style:paragraph-properties fo:text-align="justify"/>
    </style:style>
    <style:style style:name="T360" style:parent-style-name="DefaultParagraphFont" style:family="text">
      <style:text-properties fo:font-style="italic" style:font-style-asian="italic" style:font-style-complex="italic"/>
    </style:style>
    <style:style style:name="T361" style:parent-style-name="DefaultParagraphFont" style:family="text">
      <style:text-properties fo:font-style="italic" style:font-style-asian="italic" style:font-style-complex="italic"/>
    </style:style>
    <style:style style:name="T362" style:parent-style-name="DefaultParagraphFont" style:family="text">
      <style:text-properties fo:font-style="italic" style:font-style-asian="italic" style:font-style-complex="italic"/>
    </style:style>
    <style:style style:name="P363" style:parent-style-name="Textbody" style:family="paragraph">
      <style:paragraph-properties fo:text-align="justify"/>
    </style:style>
    <style:style style:name="P364" style:parent-style-name="Textbody" style:family="paragraph">
      <style:paragraph-properties fo:text-align="justify"/>
    </style:style>
    <style:style style:name="T365" style:parent-style-name="SourceText" style:family="text">
      <style:text-properties style:font-name="Liberation Serif"/>
    </style:style>
    <style:style style:name="P366" style:parent-style-name="Textbody" style:family="paragraph">
      <style:paragraph-properties fo:text-align="justify"/>
    </style:style>
    <style:style style:name="T367" style:parent-style-name="SourceText" style:family="text">
      <style:text-properties style:font-name="Liberation Serif"/>
    </style:style>
    <style:style style:name="T368" style:parent-style-name="SourceText" style:family="text">
      <style:text-properties style:font-name="Liberation Serif" fo:font-style="italic" style:font-style-asian="italic" style:font-style-complex="italic"/>
    </style:style>
    <style:style style:name="T369" style:parent-style-name="SourceText" style:family="text">
      <style:text-properties style:font-name="Liberation Serif"/>
    </style:style>
    <style:style style:name="T370" style:parent-style-name="SourceText" style:family="text">
      <style:text-properties style:font-name="Liberation Serif" fo:font-style="italic" style:font-style-asian="italic" style:font-style-complex="italic"/>
    </style:style>
    <style:style style:name="T371" style:parent-style-name="SourceText" style:family="text">
      <style:text-properties style:font-name="Liberation Serif"/>
    </style:style>
    <style:style style:name="P372" style:parent-style-name="Textbody" style:family="paragraph">
      <style:paragraph-properties fo:text-align="justify"/>
    </style:style>
    <style:style style:name="T373" style:parent-style-name="SourceText" style:family="text">
      <style:text-properties style:font-name="Liberation Serif"/>
    </style:style>
    <style:style style:name="T374" style:parent-style-name="SourceText" style:family="text">
      <style:text-properties style:font-name="Liberation Serif" fo:font-style="italic" style:font-style-asian="italic" style:font-style-complex="italic" fo:background-color="#FFFF00"/>
    </style:style>
    <style:style style:name="T375" style:parent-style-name="SourceText" style:family="text">
      <style:text-properties style:font-name="Liberation Serif"/>
    </style:style>
    <style:style style:name="T376" style:parent-style-name="SourceText" style:family="text">
      <style:text-properties style:font-name="Liberation Serif" fo:font-style="italic" style:font-style-asian="italic" style:font-style-complex="italic"/>
    </style:style>
    <style:style style:name="T377" style:parent-style-name="SourceText" style:family="text">
      <style:text-properties style:font-name="Liberation Serif"/>
    </style:style>
    <style:style style:name="T378" style:parent-style-name="SourceText" style:family="text">
      <style:text-properties style:font-name="Liberation Serif" fo:font-style="italic" style:font-style-asian="italic" style:font-style-complex="italic"/>
    </style:style>
    <style:style style:name="T379" style:parent-style-name="SourceText" style:family="text">
      <style:text-properties style:font-name="Liberation Serif"/>
    </style:style>
    <style:style style:name="P380" style:parent-style-name="Textbody" style:family="paragraph">
      <style:paragraph-properties fo:text-align="justify"/>
    </style:style>
    <style:style style:name="T381" style:parent-style-name="SourceText" style:family="text">
      <style:text-properties style:font-name="Liberation Serif"/>
    </style:style>
    <style:style style:name="T382" style:parent-style-name="SourceText" style:family="text">
      <style:text-properties style:font-name="Liberation Serif" fo:font-style="italic" style:font-style-asian="italic" style:font-style-complex="italic"/>
    </style:style>
    <style:style style:name="T383" style:parent-style-name="SourceText" style:family="text">
      <style:text-properties style:font-name="Liberation Serif"/>
    </style:style>
    <style:style style:name="T384" style:parent-style-name="SourceText" style:family="text">
      <style:text-properties style:font-name="Liberation Serif" fo:font-style="italic" style:font-style-asian="italic" style:font-style-complex="italic"/>
    </style:style>
    <style:style style:name="T385" style:parent-style-name="SourceText" style:family="text">
      <style:text-properties style:font-name="Liberation Serif"/>
    </style:style>
    <style:style style:name="T386" style:parent-style-name="SourceText" style:family="text">
      <style:text-properties style:font-name="Liberation Serif" fo:font-style="italic" style:font-style-asian="italic" style:font-style-complex="italic"/>
    </style:style>
    <style:style style:name="T387" style:parent-style-name="SourceText" style:family="text">
      <style:text-properties style:font-name="Liberation Serif"/>
    </style:style>
    <style:style style:name="T388" style:parent-style-name="SourceText" style:family="text">
      <style:text-properties style:font-name="Liberation Serif" fo:font-style="italic" style:font-style-asian="italic" style:font-style-complex="italic"/>
    </style:style>
    <style:style style:name="T389" style:parent-style-name="SourceText" style:family="text">
      <style:text-properties style:font-name="Liberation Serif"/>
    </style:style>
    <style:style style:name="P390" style:parent-style-name="Textbody" style:family="paragraph">
      <style:paragraph-properties fo:text-align="justify"/>
    </style:style>
    <style:style style:name="T391" style:parent-style-name="SourceText" style:family="text">
      <style:text-properties style:font-name="Liberation Serif"/>
    </style:style>
    <style:style style:name="T392" style:parent-style-name="SourceText" style:family="text">
      <style:text-properties style:font-name="Liberation Serif" fo:font-style="italic" style:font-style-asian="italic" style:font-style-complex="italic"/>
    </style:style>
    <style:style style:name="T393" style:parent-style-name="SourceText" style:family="text">
      <style:text-properties style:font-name="Liberation Serif"/>
    </style:style>
    <style:style style:name="T394" style:parent-style-name="SourceText" style:family="text">
      <style:text-properties style:font-name="Liberation Serif" fo:font-style="italic" style:font-style-asian="italic" style:font-style-complex="italic"/>
    </style:style>
    <style:style style:name="T395" style:parent-style-name="SourceText" style:family="text">
      <style:text-properties style:font-name="Liberation Serif"/>
    </style:style>
    <style:style style:name="T396" style:parent-style-name="SourceText" style:family="text">
      <style:text-properties style:font-name="Liberation Serif"/>
    </style:style>
    <style:style style:name="T397" style:parent-style-name="SourceText" style:family="text">
      <style:text-properties style:font-name="Liberation Serif" fo:font-style="italic" style:font-style-asian="italic" style:font-style-complex="italic"/>
    </style:style>
    <style:style style:name="T398" style:parent-style-name="SourceText" style:family="text">
      <style:text-properties style:font-name="Liberation Serif"/>
    </style:style>
    <style:style style:name="P399" style:parent-style-name="Textbody" style:family="paragraph">
      <style:paragraph-properties fo:text-align="justify"/>
    </style:style>
    <style:style style:name="T400" style:parent-style-name="SourceText" style:family="text">
      <style:text-properties style:font-name="Liberation Serif"/>
    </style:style>
    <style:style style:name="T401" style:parent-style-name="SourceText" style:family="text">
      <style:text-properties style:font-name="Liberation Serif" fo:font-style="italic" style:font-style-asian="italic" style:font-style-complex="italic"/>
    </style:style>
    <style:style style:name="T402" style:parent-style-name="SourceText" style:family="text">
      <style:text-properties style:font-name="Liberation Serif"/>
    </style:style>
    <style:style style:name="P403" style:parent-style-name="Textbody" style:family="paragraph">
      <style:paragraph-properties fo:text-align="justify"/>
    </style:style>
    <style:style style:name="T404" style:parent-style-name="SourceText" style:family="text">
      <style:text-properties style:font-name="Liberation Serif"/>
    </style:style>
    <style:style style:name="T405" style:parent-style-name="SourceText" style:family="text">
      <style:text-properties style:font-name="Liberation Serif" fo:font-style="italic" style:font-style-asian="italic"/>
    </style:style>
    <style:style style:name="T406" style:parent-style-name="SourceText" style:family="text">
      <style:text-properties style:font-name="Liberation Serif"/>
    </style:style>
    <style:style style:name="T407" style:parent-style-name="SourceText" style:family="text">
      <style:text-properties style:font-name="Liberation Serif" fo:font-style="italic" style:font-style-asian="italic" style:font-style-complex="italic" fo:background-color="#FFFF00"/>
    </style:style>
    <style:style style:name="T408" style:parent-style-name="SourceText" style:family="text">
      <style:text-properties style:font-name="Liberation Serif" fo:font-style="italic" style:font-style-asian="italic" style:font-style-complex="italic"/>
    </style:style>
    <style:style style:name="T409" style:parent-style-name="SourceText" style:family="text">
      <style:text-properties style:font-name="Liberation Serif"/>
    </style:style>
    <style:style style:name="T410" style:parent-style-name="SourceText" style:family="text">
      <style:text-properties style:font-name="Liberation Serif"/>
    </style:style>
    <style:style style:name="T411" style:parent-style-name="SourceText" style:family="text">
      <style:text-properties style:font-name="Liberation Serif" fo:font-style="italic" style:font-style-asian="italic" style:font-style-complex="italic"/>
    </style:style>
    <style:style style:name="T412" style:parent-style-name="SourceText" style:family="text">
      <style:text-properties style:font-name="Liberation Serif"/>
    </style:style>
    <style:style style:name="T413" style:parent-style-name="SourceText" style:family="text">
      <style:text-properties style:font-name="Liberation Serif" fo:font-style="italic" style:font-style-asian="italic" style:font-style-complex="italic"/>
    </style:style>
    <style:style style:name="T414" style:parent-style-name="SourceText" style:family="text">
      <style:text-properties style:font-name="Liberation Serif"/>
    </style:style>
    <style:style style:name="T415" style:parent-style-name="SourceText" style:family="text">
      <style:text-properties style:font-name="Liberation Serif" fo:font-style="italic" style:font-style-asian="italic" style:font-style-complex="italic"/>
    </style:style>
    <style:style style:name="T416" style:parent-style-name="SourceText" style:family="text">
      <style:text-properties style:font-name="Liberation Serif"/>
    </style:style>
    <style:style style:name="P417" style:parent-style-name="Textbody" style:family="paragraph">
      <style:paragraph-properties fo:text-align="justify"/>
    </style:style>
    <style:style style:name="T418" style:parent-style-name="SourceText" style:family="text">
      <style:text-properties style:font-name="Liberation Serif"/>
    </style:style>
    <style:style style:name="T419" style:parent-style-name="SourceText" style:family="text">
      <style:text-properties style:font-name="Liberation Serif" fo:font-style="italic" style:font-style-asian="italic" style:font-style-complex="italic"/>
    </style:style>
    <style:style style:name="T420" style:parent-style-name="SourceText" style:family="text">
      <style:text-properties style:font-name="Liberation Serif"/>
    </style:style>
    <style:style style:name="T421" style:parent-style-name="SourceText" style:family="text">
      <style:text-properties style:font-name="Liberation Serif" fo:font-style="italic" style:font-style-asian="italic" style:font-style-complex="italic" fo:background-color="#FFFF00"/>
    </style:style>
    <style:style style:name="T422" style:parent-style-name="SourceText" style:family="text">
      <style:text-properties style:font-name="Liberation Serif"/>
    </style:style>
    <style:style style:name="T423" style:parent-style-name="SourceText" style:family="text">
      <style:text-properties style:font-name="Liberation Serif" fo:font-style="italic" style:font-style-asian="italic" style:font-style-complex="italic" fo:background-color="#FFFF00"/>
    </style:style>
    <style:style style:name="T424" style:parent-style-name="SourceText" style:family="text">
      <style:text-properties style:font-name="Liberation Serif"/>
    </style:style>
    <style:style style:name="P425" style:parent-style-name="Textbody" style:family="paragraph">
      <style:paragraph-properties fo:text-align="justify"/>
    </style:style>
    <style:style style:name="T426" style:parent-style-name="SourceText" style:family="text">
      <style:text-properties style:font-name="Liberation Serif" fo:font-style="italic" style:font-style-asian="italic" style:font-style-complex="italic"/>
    </style:style>
    <style:style style:name="T427" style:parent-style-name="SourceText" style:family="text">
      <style:text-properties style:font-name="Liberation Serif"/>
    </style:style>
    <style:style style:name="P428" style:parent-style-name="Textbody" style:family="paragraph">
      <style:paragraph-properties fo:text-align="justify"/>
    </style:style>
    <style:style style:name="T429" style:parent-style-name="SourceText" style:family="text">
      <style:text-properties style:font-name="Liberation Serif"/>
    </style:style>
    <style:style style:name="P430" style:parent-style-name="Textbody" style:family="paragraph">
      <style:paragraph-properties fo:text-align="justify"/>
    </style:style>
    <style:style style:name="T431" style:parent-style-name="SourceText" style:family="text">
      <style:text-properties style:font-name="Liberation Serif"/>
    </style:style>
    <style:style style:name="P432" style:parent-style-name="Textbody" style:family="paragraph">
      <style:paragraph-properties fo:text-align="justify"/>
    </style:style>
    <style:style style:name="T433" style:parent-style-name="SourceText" style:family="text">
      <style:text-properties style:font-name="Liberation Serif"/>
    </style:style>
    <style:style style:name="T434" style:parent-style-name="SourceText" style:family="text">
      <style:text-properties style:font-name="Liberation Serif" fo:font-style="italic" style:font-style-asian="italic" style:font-style-complex="italic"/>
    </style:style>
    <style:style style:name="T435" style:parent-style-name="SourceText" style:family="text">
      <style:text-properties style:font-name="Liberation Serif"/>
    </style:style>
    <style:style style:name="P436" style:parent-style-name="Textbody" style:family="paragraph">
      <style:paragraph-properties fo:text-align="justify"/>
    </style:style>
    <style:style style:name="T437" style:parent-style-name="SourceText" style:family="text">
      <style:text-properties style:font-name="Liberation Serif"/>
    </style:style>
    <style:style style:name="T438" style:parent-style-name="SourceText" style:family="text">
      <style:text-properties style:font-name="Liberation Serif"/>
    </style:style>
    <style:style style:name="T439" style:parent-style-name="SourceText" style:family="text">
      <style:text-properties style:font-name="Liberation Serif" fo:font-weight="bold" style:font-weight-asian="bold" style:font-weight-complex="bold"/>
    </style:style>
    <style:style style:name="P440" style:parent-style-name="Textbody" style:family="paragraph">
      <style:paragraph-properties fo:text-align="justify"/>
    </style:style>
    <style:style style:name="T441" style:parent-style-name="SourceText" style:family="text">
      <style:text-properties style:font-name="Liberation Serif"/>
    </style:style>
    <style:style style:name="T442" style:parent-style-name="SourceText" style:family="text">
      <style:text-properties style:font-name="Liberation Serif" fo:font-style="italic" style:font-style-asian="italic" style:font-style-complex="italic"/>
    </style:style>
    <style:style style:name="T443" style:parent-style-name="SourceText" style:family="text">
      <style:text-properties style:font-name="Liberation Serif"/>
    </style:style>
    <style:style style:name="P444" style:parent-style-name="Textbody" style:family="paragraph">
      <style:paragraph-properties fo:text-align="justify"/>
    </style:style>
    <style:style style:name="T445" style:parent-style-name="SourceText" style:family="text">
      <style:text-properties style:font-name="Liberation Serif"/>
    </style:style>
    <style:style style:name="T446" style:parent-style-name="SourceText" style:family="text">
      <style:text-properties style:font-name="Liberation Serif" fo:font-style="italic" style:font-style-asian="italic" style:font-style-complex="italic"/>
    </style:style>
    <style:style style:name="T447" style:parent-style-name="SourceText" style:family="text">
      <style:text-properties style:font-name="Liberation Serif"/>
    </style:style>
    <style:style style:name="T448" style:parent-style-name="SourceText" style:family="text">
      <style:text-properties style:font-name="Liberation Serif" fo:font-style="italic" style:font-style-asian="italic" style:font-style-complex="italic" fo:background-color="#FFFF00"/>
    </style:style>
    <style:style style:name="T449" style:parent-style-name="SourceText" style:family="text">
      <style:text-properties style:font-name="Liberation Serif"/>
    </style:style>
    <style:style style:name="P450" style:parent-style-name="Textbody" style:family="paragraph">
      <style:paragraph-properties fo:text-align="justify"/>
    </style:style>
    <style:style style:name="T451" style:parent-style-name="SourceText" style:family="text">
      <style:text-properties style:font-name="Liberation Serif"/>
    </style:style>
    <style:style style:name="T452" style:parent-style-name="SourceText" style:family="text">
      <style:text-properties style:font-name="Liberation Serif" fo:font-style="italic" style:font-style-asian="italic" style:font-style-complex="italic"/>
    </style:style>
    <style:style style:name="T453" style:parent-style-name="SourceText" style:family="text">
      <style:text-properties style:font-name="Liberation Serif"/>
    </style:style>
    <style:style style:name="T454" style:parent-style-name="SourceText" style:family="text">
      <style:text-properties style:font-name="Liberation Serif" fo:font-style="italic" style:font-style-asian="italic" style:font-style-complex="italic"/>
    </style:style>
    <style:style style:name="T455" style:parent-style-name="SourceText" style:family="text">
      <style:text-properties style:font-name="Liberation Serif"/>
    </style:style>
    <style:style style:name="T456" style:parent-style-name="SourceText" style:family="text">
      <style:text-properties style:font-name="Liberation Serif"/>
    </style:style>
    <style:style style:name="T457" style:parent-style-name="SourceText" style:family="text">
      <style:text-properties style:font-name="Liberation Serif" fo:font-weight="bold" style:font-weight-asian="bold" style:font-weight-complex="bold"/>
    </style:style>
    <style:style style:name="P458" style:parent-style-name="Textbody" style:family="paragraph">
      <style:paragraph-properties fo:text-align="justify"/>
    </style:style>
    <style:style style:name="T459" style:parent-style-name="SourceText" style:family="text">
      <style:text-properties style:font-name="Liberation Serif"/>
    </style:style>
    <style:style style:name="T460" style:parent-style-name="SourceText" style:family="text">
      <style:text-properties style:font-name="Liberation Serif" fo:font-style="italic" style:font-style-asian="italic" style:font-style-complex="italic"/>
    </style:style>
    <style:style style:name="T461" style:parent-style-name="SourceText" style:family="text">
      <style:text-properties style:font-name="Liberation Serif"/>
    </style:style>
    <style:style style:name="T462" style:parent-style-name="SourceText" style:family="text">
      <style:text-properties style:font-name="Liberation Serif" fo:font-style="italic" style:font-style-asian="italic" style:font-style-complex="italic"/>
    </style:style>
    <style:style style:name="T463" style:parent-style-name="SourceText" style:family="text">
      <style:text-properties style:font-name="Liberation Serif"/>
    </style:style>
    <style:style style:name="T464" style:parent-style-name="SourceText" style:family="text">
      <style:text-properties style:font-name="Liberation Serif" fo:font-style="italic" style:font-style-asian="italic" style:font-style-complex="italic"/>
    </style:style>
    <style:style style:name="T465" style:parent-style-name="SourceText" style:family="text">
      <style:text-properties style:font-name="Liberation Serif"/>
    </style:style>
    <style:style style:name="T466" style:parent-style-name="SourceText" style:family="text">
      <style:text-properties style:font-name="Liberation Serif" fo:background-color="#FFFF00"/>
    </style:style>
    <style:style style:name="T467" style:parent-style-name="SourceText" style:family="text">
      <style:text-properties style:font-name="Liberation Serif" fo:font-style="italic" style:font-style-asian="italic" style:font-style-complex="italic" fo:background-color="#FFFF00"/>
    </style:style>
    <style:style style:name="T468" style:parent-style-name="SourceText" style:family="text">
      <style:text-properties style:font-name="Liberation Serif"/>
    </style:style>
    <style:style style:name="T469" style:parent-style-name="SourceText" style:family="text">
      <style:text-properties style:font-name="Liberation Serif"/>
    </style:style>
    <style:style style:name="P470" style:parent-style-name="Textbody" style:family="paragraph">
      <style:paragraph-properties fo:text-align="justify"/>
    </style:style>
    <style:style style:name="T471" style:parent-style-name="SourceText" style:family="text">
      <style:text-properties style:font-name="Liberation Serif"/>
    </style:style>
    <style:style style:name="T472" style:parent-style-name="SourceText" style:family="text">
      <style:text-properties fo:font-style="italic" style:font-style-asian="italic" style:font-style-complex="italic"/>
    </style:style>
    <style:style style:name="T473" style:parent-style-name="SourceText" style:family="text">
      <style:text-properties style:font-name="Liberation Serif" fo:font-style="italic" style:font-style-asian="italic" style:font-style-complex="italic"/>
    </style:style>
    <style:style style:name="T474" style:parent-style-name="SourceText" style:family="text">
      <style:text-properties style:font-name="Liberation Serif"/>
    </style:style>
    <style:style style:name="T475" style:parent-style-name="SourceText" style:family="text">
      <style:text-properties style:font-name="Liberation Serif" fo:font-style="italic" style:font-style-asian="italic" style:font-style-complex="italic"/>
    </style:style>
    <style:style style:name="T476" style:parent-style-name="SourceText" style:family="text">
      <style:text-properties fo:font-style="italic" style:font-style-asian="italic" style:font-style-complex="italic"/>
    </style:style>
    <style:style style:name="T477" style:parent-style-name="SourceText" style:family="text">
      <style:text-properties style:font-name="Liberation Serif"/>
    </style:style>
    <style:style style:name="T478" style:parent-style-name="SourceText" style:family="text">
      <style:text-properties fo:font-style="italic" style:font-style-asian="italic" style:font-style-complex="italic"/>
    </style:style>
    <style:style style:name="T479" style:parent-style-name="SourceText" style:family="text">
      <style:text-properties style:font-name="Liberation Serif" fo:font-style="italic" style:font-style-asian="italic" style:font-style-complex="italic"/>
    </style:style>
    <style:style style:name="T480" style:parent-style-name="SourceText" style:family="text">
      <style:text-properties fo:font-style="italic" style:font-style-asian="italic" style:font-style-complex="italic"/>
    </style:style>
    <style:style style:name="T481" style:parent-style-name="SourceText" style:family="text">
      <style:text-properties style:font-name="Liberation Serif"/>
    </style:style>
    <style:style style:name="T482" style:parent-style-name="SourceText" style:family="text">
      <style:text-properties style:font-name="Liberation Serif"/>
    </style:style>
    <style:style style:name="T483" style:parent-style-name="SourceText" style:family="text">
      <style:text-properties style:font-name="Liberation Serif" fo:font-weight="bold" style:font-weight-asian="bold" style:font-weight-complex="bold"/>
    </style:style>
    <style:style style:name="P484" style:parent-style-name="Textbody" style:family="paragraph">
      <style:paragraph-properties fo:text-align="justify"/>
    </style:style>
    <style:style style:name="T485" style:parent-style-name="SourceText" style:family="text">
      <style:text-properties style:font-name="Liberation Serif"/>
    </style:style>
    <style:style style:name="T486" style:parent-style-name="SourceText" style:family="text">
      <style:text-properties style:font-name="Liberation Serif" fo:font-style="italic" style:font-style-asian="italic" style:font-style-complex="italic"/>
    </style:style>
    <style:style style:name="T487" style:parent-style-name="SourceText" style:family="text">
      <style:text-properties style:font-name="Liberation Serif"/>
    </style:style>
    <style:style style:name="P488" style:parent-style-name="Textbody" style:family="paragraph">
      <style:paragraph-properties fo:text-align="justify"/>
    </style:style>
    <style:style style:name="T489" style:parent-style-name="SourceText" style:family="text">
      <style:text-properties style:font-name="Liberation Serif"/>
    </style:style>
    <style:style style:name="T490" style:parent-style-name="SourceText" style:family="text">
      <style:text-properties style:font-name="Liberation Serif"/>
    </style:style>
    <style:style style:name="P491" style:parent-style-name="Textbody" style:family="paragraph">
      <style:paragraph-properties fo:text-align="justify"/>
    </style:style>
    <style:style style:name="T492" style:parent-style-name="SourceText" style:family="text">
      <style:text-properties style:font-name="Liberation Serif"/>
    </style:style>
    <style:style style:name="T493" style:parent-style-name="SourceText" style:family="text">
      <style:text-properties style:font-name="Liberation Serif" fo:font-style="italic" style:font-style-asian="italic" style:font-style-complex="italic"/>
    </style:style>
    <style:style style:name="T494" style:parent-style-name="SourceText" style:family="text">
      <style:text-properties style:font-name="Liberation Serif"/>
    </style:style>
    <style:style style:name="T495" style:parent-style-name="SourceText" style:family="text">
      <style:text-properties style:font-name="Liberation Serif" fo:font-style="italic" style:font-style-asian="italic" style:font-style-complex="italic"/>
    </style:style>
    <style:style style:name="T496" style:parent-style-name="SourceText" style:family="text">
      <style:text-properties style:font-name="Liberation Serif"/>
    </style:style>
    <style:style style:name="T497" style:parent-style-name="SourceText" style:family="text">
      <style:text-properties style:font-name="Liberation Serif" fo:font-style="italic" style:font-style-asian="italic" style:font-style-complex="italic"/>
    </style:style>
    <style:style style:name="T498" style:parent-style-name="SourceText" style:family="text">
      <style:text-properties style:font-name="Liberation Serif"/>
    </style:style>
    <style:style style:name="T499" style:parent-style-name="SourceText" style:family="text">
      <style:text-properties style:font-name="Liberation Serif" fo:font-style="italic" style:font-style-asian="italic" style:font-style-complex="italic"/>
    </style:style>
    <style:style style:name="T500" style:parent-style-name="SourceText" style:family="text">
      <style:text-properties style:font-name="Liberation Serif"/>
    </style:style>
    <style:style style:name="P501" style:parent-style-name="Textbody" style:family="paragraph">
      <style:paragraph-properties fo:text-align="justify"/>
    </style:style>
    <style:style style:name="T502" style:parent-style-name="SourceText" style:family="text">
      <style:text-properties style:font-name="Liberation Serif" fo:font-style="italic" style:font-style-asian="italic" style:font-style-complex="italic"/>
    </style:style>
    <style:style style:name="T503" style:parent-style-name="SourceText" style:family="text">
      <style:text-properties style:font-name="Liberation Serif"/>
    </style:style>
    <style:style style:name="T504" style:parent-style-name="SourceText" style:family="text">
      <style:text-properties style:font-name="Liberation Serif" fo:font-style="italic" style:font-style-asian="italic" style:font-style-complex="italic"/>
    </style:style>
    <style:style style:name="T505" style:parent-style-name="SourceText" style:family="text">
      <style:text-properties style:font-name="Liberation Serif"/>
    </style:style>
    <style:style style:name="T506" style:parent-style-name="SourceText" style:family="text">
      <style:text-properties style:font-name="Liberation Serif" fo:font-style="italic" style:font-style-asian="italic" style:font-style-complex="italic"/>
    </style:style>
    <style:style style:name="T507" style:parent-style-name="SourceText" style:family="text">
      <style:text-properties style:font-name="Liberation Serif"/>
    </style:style>
    <style:style style:name="T508" style:parent-style-name="SourceText" style:family="text">
      <style:text-properties style:font-name="Liberation Serif" fo:font-style="italic" style:font-style-asian="italic" style:font-style-complex="italic"/>
    </style:style>
    <style:style style:name="T509" style:parent-style-name="SourceText" style:family="text">
      <style:text-properties style:font-name="Liberation Serif"/>
    </style:style>
    <style:style style:name="T510" style:parent-style-name="SourceText" style:family="text">
      <style:text-properties style:font-name="Liberation Serif" fo:font-style="italic" style:font-style-asian="italic" style:font-style-complex="italic"/>
    </style:style>
    <style:style style:name="T511" style:parent-style-name="SourceText" style:family="text">
      <style:text-properties style:font-name="Liberation Serif"/>
    </style:style>
    <style:style style:name="T512" style:parent-style-name="SourceText" style:family="text">
      <style:text-properties style:font-name="Liberation Serif" fo:font-style="italic" style:font-style-asian="italic" style:font-style-complex="italic"/>
    </style:style>
    <style:style style:name="T513" style:parent-style-name="SourceText" style:family="text">
      <style:text-properties style:font-name="Liberation Serif"/>
    </style:style>
    <style:style style:name="T514" style:parent-style-name="SourceText" style:family="text">
      <style:text-properties style:font-name="Liberation Serif" fo:font-style="italic" style:font-style-asian="italic" style:font-style-complex="italic"/>
    </style:style>
    <style:style style:name="T515" style:parent-style-name="SourceText" style:family="text">
      <style:text-properties style:font-name="Liberation Serif"/>
    </style:style>
    <style:style style:name="T516" style:parent-style-name="SourceText" style:family="text">
      <style:text-properties style:font-name="Liberation Serif" fo:font-style="italic" style:font-style-asian="italic" style:font-style-complex="italic"/>
    </style:style>
    <style:style style:name="T517" style:parent-style-name="SourceText" style:family="text">
      <style:text-properties style:font-name="Liberation Serif"/>
    </style:style>
    <style:style style:name="P518" style:parent-style-name="Textbody" style:family="paragraph">
      <style:paragraph-properties fo:text-align="justify"/>
    </style:style>
    <style:style style:name="T519" style:parent-style-name="SourceText" style:family="text">
      <style:text-properties style:font-name="Liberation Serif" fo:font-style="italic" style:font-style-asian="italic" style:font-style-complex="italic"/>
    </style:style>
    <style:style style:name="T520" style:parent-style-name="SourceText" style:family="text">
      <style:text-properties style:font-name="Liberation Serif"/>
    </style:style>
    <style:style style:name="P521" style:parent-style-name="Textbody" style:family="paragraph">
      <style:paragraph-properties fo:text-align="justify"/>
    </style:style>
    <style:style style:name="T522" style:parent-style-name="SourceText" style:family="text">
      <style:text-properties style:font-name="Liberation Serif"/>
    </style:style>
    <style:style style:name="T523" style:parent-style-name="SourceText" style:family="text">
      <style:text-properties style:font-name="Liberation Serif" fo:font-style="italic" style:font-style-asian="italic" style:font-style-complex="italic"/>
    </style:style>
    <style:style style:name="T524" style:parent-style-name="SourceText" style:family="text">
      <style:text-properties style:font-name="Liberation Serif"/>
    </style:style>
    <style:style style:name="P525" style:parent-style-name="Textbody" style:family="paragraph">
      <style:paragraph-properties fo:text-align="justify"/>
    </style:style>
    <style:style style:name="T526" style:parent-style-name="SourceText" style:family="text">
      <style:text-properties style:font-name="Liberation Serif"/>
    </style:style>
    <style:style style:name="T527" style:parent-style-name="SourceText" style:family="text">
      <style:text-properties style:font-name="Liberation Serif" fo:font-style="italic" style:font-style-asian="italic" style:font-style-complex="italic"/>
    </style:style>
    <style:style style:name="T528" style:parent-style-name="SourceText" style:family="text">
      <style:text-properties style:font-name="Liberation Serif"/>
    </style:style>
    <style:style style:name="P529" style:parent-style-name="Textbody" style:family="paragraph">
      <style:paragraph-properties fo:text-align="justify"/>
    </style:style>
    <style:style style:name="T530" style:parent-style-name="SourceText" style:family="text">
      <style:text-properties style:font-name="Liberation Serif"/>
    </style:style>
    <style:style style:name="T531" style:parent-style-name="SourceText" style:family="text">
      <style:text-properties style:font-name="Liberation Serif" fo:font-style="italic" style:font-style-asian="italic" style:font-style-complex="italic"/>
    </style:style>
    <style:style style:name="T532" style:parent-style-name="SourceText" style:family="text">
      <style:text-properties style:font-name="Liberation Serif"/>
    </style:style>
    <style:style style:name="T533" style:parent-style-name="SourceText" style:family="text">
      <style:text-properties style:font-name="Liberation Serif" fo:font-style="italic" style:font-style-asian="italic" style:font-style-complex="italic"/>
    </style:style>
    <style:style style:name="T534" style:parent-style-name="SourceText" style:family="text">
      <style:text-properties style:font-name="Liberation Serif"/>
    </style:style>
    <style:style style:name="P535" style:parent-style-name="Standard" style:family="paragraph">
      <style:paragraph-properties fo:text-align="justify"/>
    </style:style>
    <style:style style:name="T536" style:parent-style-name="SourceText" style:family="text">
      <style:text-properties style:font-name="Liberation Serif"/>
    </style:style>
    <style:style style:name="P537" style:parent-style-name="Textbody" style:family="paragraph">
      <style:paragraph-properties fo:text-align="justify" fo:margin-top="0.0395in" fo:margin-bottom="0.1368in"/>
    </style:style>
    <style:style style:name="T538" style:parent-style-name="SourceText" style:family="text">
      <style:text-properties style:font-name="Liberation Serif"/>
    </style:style>
    <style:style style:name="T539" style:parent-style-name="SourceText" style:family="text">
      <style:text-properties style:font-name="Liberation Serif" fo:font-style="italic" style:font-style-asian="italic" style:font-style-complex="italic"/>
    </style:style>
    <style:style style:name="T540" style:parent-style-name="SourceText" style:family="text">
      <style:text-properties style:font-name="Liberation Serif"/>
    </style:style>
    <style:style style:name="T541" style:parent-style-name="SourceText" style:family="text">
      <style:text-properties style:font-name="Liberation Serif" fo:font-style="italic" style:font-style-asian="italic" style:font-style-complex="italic"/>
    </style:style>
    <style:style style:name="T542" style:parent-style-name="SourceText" style:family="text">
      <style:text-properties style:font-name="Liberation Serif"/>
    </style:style>
    <style:style style:name="T543" style:parent-style-name="SourceText" style:family="text">
      <style:text-properties style:font-name="Liberation Serif" fo:font-style="italic" style:font-style-asian="italic" style:font-style-complex="italic"/>
    </style:style>
    <style:style style:name="T544" style:parent-style-name="SourceText" style:family="text">
      <style:text-properties style:font-name="Liberation Serif"/>
    </style:style>
    <style:style style:name="T545" style:parent-style-name="SourceText" style:family="text">
      <style:text-properties style:font-name="Liberation Serif" fo:font-weight="bold" style:font-weight-asian="bold" style:font-weight-complex="bold"/>
    </style:style>
    <style:style style:name="T546" style:parent-style-name="SourceText" style:family="text">
      <style:text-properties style:font-name="Liberation Serif"/>
    </style:style>
    <style:style style:name="T547" style:parent-style-name="SourceText" style:family="text">
      <style:text-properties style:font-name="Liberation Serif" fo:font-weight="bold" style:font-weight-asian="bold" style:font-weight-complex="bold"/>
    </style:style>
    <style:style style:name="T548" style:parent-style-name="SourceText" style:family="text">
      <style:text-properties style:font-name="Liberation Serif"/>
    </style:style>
    <style:style style:name="T549" style:parent-style-name="SourceText" style:family="text">
      <style:text-properties style:font-name="Liberation Serif"/>
    </style:style>
    <style:style style:name="P550" style:parent-style-name="Textbody" style:family="paragraph">
      <style:paragraph-properties fo:text-align="justify"/>
    </style:style>
    <style:style style:name="T551" style:parent-style-name="SourceText" style:family="text">
      <style:text-properties style:font-name="Liberation Serif" fo:color="#222222"/>
    </style:style>
    <style:style style:name="P552" style:parent-style-name="Textbody" style:family="paragraph">
      <style:paragraph-properties fo:text-align="justify"/>
    </style:style>
    <style:style style:name="T553" style:parent-style-name="SourceText" style:family="text">
      <style:text-properties style:font-name="Liberation Serif" fo:color="#222222"/>
    </style:style>
    <style:style style:name="T554" style:parent-style-name="SourceText" style:family="text">
      <style:text-properties style:font-name="Liberation Serif" fo:font-style="italic" style:font-style-asian="italic" style:font-style-complex="italic" fo:color="#222222"/>
    </style:style>
    <style:style style:name="T555" style:parent-style-name="SourceText" style:family="text">
      <style:text-properties style:font-name="Liberation Serif" fo:color="#222222"/>
    </style:style>
    <style:style style:name="T556" style:parent-style-name="SourceText" style:family="text">
      <style:text-properties style:font-name="Liberation Serif" fo:font-style="italic" style:font-style-asian="italic" style:font-style-complex="italic" fo:color="#222222"/>
    </style:style>
    <style:style style:name="T557" style:parent-style-name="SourceText" style:family="text">
      <style:text-properties style:font-name="Liberation Serif" fo:color="#222222"/>
    </style:style>
    <style:style style:name="T558" style:parent-style-name="SourceText" style:family="text">
      <style:text-properties style:font-name="Liberation Serif" fo:font-style="italic" style:font-style-asian="italic" style:font-style-complex="italic" fo:color="#222222"/>
    </style:style>
    <style:style style:name="T559" style:parent-style-name="SourceText" style:family="text">
      <style:text-properties style:font-name="Liberation Serif" fo:color="#222222"/>
    </style:style>
    <style:style style:name="P560" style:parent-style-name="Textbody" style:family="paragraph">
      <style:paragraph-properties fo:text-align="justify"/>
    </style:style>
    <style:style style:name="T561" style:parent-style-name="SourceText" style:family="text">
      <style:text-properties style:font-name="Liberation Serif" fo:color="#222222"/>
    </style:style>
    <style:style style:name="T562" style:parent-style-name="SourceText" style:family="text">
      <style:text-properties style:font-name="Liberation Serif" fo:font-style="italic" style:font-style-asian="italic" style:font-style-complex="italic" fo:color="#222222"/>
    </style:style>
    <style:style style:name="T563" style:parent-style-name="SourceText" style:family="text">
      <style:text-properties style:font-name="Liberation Serif" fo:color="#222222"/>
    </style:style>
    <style:style style:name="P564" style:parent-style-name="Textbody" style:family="paragraph">
      <style:paragraph-properties fo:text-align="justify"/>
    </style:style>
    <style:style style:name="T565" style:parent-style-name="SourceText" style:family="text">
      <style:text-properties style:font-name="Liberation Serif" fo:color="#222222"/>
    </style:style>
    <style:style style:name="T566" style:parent-style-name="SourceText" style:family="text">
      <style:text-properties style:font-name="Liberation Serif" fo:font-style="italic" style:font-style-asian="italic" style:font-style-complex="italic" fo:color="#222222"/>
    </style:style>
    <style:style style:name="T567" style:parent-style-name="SourceText" style:family="text">
      <style:text-properties style:font-name="Liberation Serif" fo:color="#222222"/>
    </style:style>
    <style:style style:name="T568" style:parent-style-name="SourceText" style:family="text">
      <style:text-properties style:font-name="Liberation Serif" fo:color="#222222"/>
    </style:style>
    <style:style style:name="P569" style:parent-style-name="Textbody" style:family="paragraph">
      <style:paragraph-properties fo:text-align="justify"/>
    </style:style>
    <style:style style:name="T570" style:parent-style-name="SourceText" style:family="text">
      <style:text-properties style:font-name="Liberation Serif" fo:color="#222222"/>
    </style:style>
    <style:style style:name="P571" style:parent-style-name="Textbody" style:family="paragraph">
      <style:paragraph-properties fo:text-align="justify"/>
    </style:style>
    <style:style style:name="T572" style:parent-style-name="SourceText" style:family="text">
      <style:text-properties style:font-name="Liberation Serif" fo:color="#222222"/>
    </style:style>
    <style:style style:name="P573" style:parent-style-name="Textbody" style:family="paragraph">
      <style:paragraph-properties fo:text-align="justify" fo:margin-top="0.0395in" fo:margin-bottom="0.1368in"/>
    </style:style>
    <style:style style:name="T574" style:parent-style-name="SourceText" style:family="text">
      <style:text-properties style:font-name="Liberation Serif" fo:color="#222222"/>
    </style:style>
    <style:style style:name="T575" style:parent-style-name="SourceText" style:family="text">
      <style:text-properties style:font-name="Liberation Serif" fo:font-style="italic" style:font-style-asian="italic" style:font-style-complex="italic" fo:color="#222222"/>
    </style:style>
    <style:style style:name="T576" style:parent-style-name="SourceText" style:family="text">
      <style:text-properties style:font-name="Liberation Serif" fo:color="#222222"/>
    </style:style>
    <style:style style:name="T577" style:parent-style-name="SourceText" style:family="text">
      <style:text-properties style:font-name="Liberation Serif" fo:font-style="italic" style:font-style-asian="italic" style:font-style-complex="italic" fo:color="#222222"/>
    </style:style>
    <style:style style:name="T578" style:parent-style-name="SourceText" style:family="text">
      <style:text-properties style:font-name="Liberation Serif" fo:color="#222222"/>
    </style:style>
    <style:style style:name="T579" style:parent-style-name="SourceText" style:family="text">
      <style:text-properties style:font-name="Liberation Serif" fo:font-style="italic" style:font-style-asian="italic" style:font-style-complex="italic" fo:color="#222222"/>
    </style:style>
    <style:style style:name="T580" style:parent-style-name="SourceText" style:family="text">
      <style:text-properties style:font-name="Liberation Serif" fo:color="#222222"/>
    </style:style>
    <style:style style:name="P581" style:parent-style-name="Heading" style:family="paragraph">
      <style:paragraph-properties fo:margin-top="0.127in" fo:margin-bottom="0.0437in"/>
    </style:style>
    <style:style style:name="T582" style:parent-style-name="SourceText" style:family="text">
      <style:text-properties style:font-name="Liberation Serif" fo:font-weight="bold" style:font-weight-asian="bold" style:font-weight-complex="bold"/>
    </style:style>
    <style:style style:name="P583" style:parent-style-name="Textbody" style:family="paragraph">
      <style:paragraph-properties fo:text-align="justify"/>
    </style:style>
    <style:style style:name="T584" style:parent-style-name="SourceText" style:family="text">
      <style:text-properties style:font-name="Liberation Serif" fo:font-style="italic" style:font-style-asian="italic" style:font-style-complex="italic"/>
    </style:style>
    <style:style style:name="T585" style:parent-style-name="SourceText" style:family="text">
      <style:text-properties style:font-name="Liberation Serif"/>
    </style:style>
    <style:style style:name="T586" style:parent-style-name="SourceText" style:family="text">
      <style:text-properties style:font-name="Liberation Serif"/>
    </style:style>
    <style:style style:name="T587" style:parent-style-name="SourceText" style:family="text">
      <style:text-properties style:font-name="Liberation Serif" fo:font-style="italic" style:font-style-asian="italic" style:font-style-complex="italic"/>
    </style:style>
    <style:style style:name="T588" style:parent-style-name="SourceText" style:family="text">
      <style:text-properties style:font-name="Liberation Serif"/>
    </style:style>
    <style:style style:name="T589" style:parent-style-name="SourceText" style:family="text">
      <style:text-properties style:font-name="Liberation Serif" fo:font-style="italic" style:font-style-asian="italic" style:font-style-complex="italic"/>
    </style:style>
    <style:style style:name="T590" style:parent-style-name="SourceText" style:family="text">
      <style:text-properties style:font-name="Liberation Serif"/>
    </style:style>
    <style:style style:name="T591" style:parent-style-name="SourceText" style:family="text">
      <style:text-properties style:font-name="Liberation Serif" fo:font-style="italic" style:font-style-asian="italic" style:font-style-complex="italic"/>
    </style:style>
    <style:style style:name="T592" style:parent-style-name="SourceText" style:family="text">
      <style:text-properties style:font-name="Liberation Serif"/>
    </style:style>
    <style:style style:name="P593" style:parent-style-name="Textbody" style:family="paragraph">
      <style:paragraph-properties fo:text-align="justify"/>
    </style:style>
    <style:style style:name="T594" style:parent-style-name="SourceText" style:family="text">
      <style:text-properties style:font-name="Liberation Serif"/>
    </style:style>
    <style:style style:name="T595" style:parent-style-name="SourceText" style:family="text">
      <style:text-properties style:font-name="Liberation Serif" fo:font-style="italic" style:font-style-asian="italic" style:font-style-complex="italic"/>
    </style:style>
    <style:style style:name="T596" style:parent-style-name="SourceText" style:family="text">
      <style:text-properties style:font-name="Liberation Serif"/>
    </style:style>
    <style:style style:name="T597" style:parent-style-name="SourceText" style:family="text">
      <style:text-properties style:font-name="Liberation Serif" fo:font-style="italic" style:font-style-asian="italic" style:font-style-complex="italic"/>
    </style:style>
    <style:style style:name="T598" style:parent-style-name="SourceText" style:family="text">
      <style:text-properties style:font-name="Liberation Serif"/>
    </style:style>
    <style:style style:name="T599" style:parent-style-name="SourceText" style:family="text">
      <style:text-properties style:font-name="Liberation Serif" fo:font-style="italic" style:font-style-asian="italic" style:font-style-complex="italic"/>
    </style:style>
    <style:style style:name="T600" style:parent-style-name="SourceText" style:family="text">
      <style:text-properties style:font-name="Liberation Serif"/>
    </style:style>
    <style:style style:name="T601" style:parent-style-name="SourceText" style:family="text">
      <style:text-properties style:font-name="Liberation Serif" fo:font-style="italic" style:font-style-asian="italic" style:font-style-complex="italic"/>
    </style:style>
    <style:style style:name="T602" style:parent-style-name="SourceText" style:family="text">
      <style:text-properties style:font-name="Liberation Serif"/>
    </style:style>
    <style:style style:name="T603" style:parent-style-name="SourceText" style:family="text">
      <style:text-properties style:font-name="Liberation Serif" fo:font-style="italic" style:font-style-asian="italic" style:font-style-complex="italic" fo:color="#000000" fo:background-color="#FFFF00"/>
    </style:style>
    <style:style style:name="T604" style:parent-style-name="SourceText" style:family="text">
      <style:text-properties style:font-name="Liberation Serif"/>
    </style:style>
    <style:style style:name="P605" style:parent-style-name="Textbody" style:family="paragraph">
      <style:paragraph-properties fo:text-align="justify"/>
    </style:style>
    <style:style style:name="T606" style:parent-style-name="SourceText" style:family="text">
      <style:text-properties style:font-name="Liberation Serif"/>
    </style:style>
    <style:style style:name="T607" style:parent-style-name="SourceText" style:family="text">
      <style:text-properties style:font-name="Liberation Serif" fo:font-style="italic" style:font-style-asian="italic" style:font-style-complex="italic"/>
    </style:style>
    <style:style style:name="T608" style:parent-style-name="SourceText" style:family="text">
      <style:text-properties style:font-name="Liberation Serif"/>
    </style:style>
    <style:style style:name="T609" style:parent-style-name="SourceText" style:family="text">
      <style:text-properties style:font-name="Liberation Serif" fo:font-style="italic" style:font-style-asian="italic" style:font-style-complex="italic"/>
    </style:style>
    <style:style style:name="T610" style:parent-style-name="SourceText" style:family="text">
      <style:text-properties style:font-name="Liberation Serif"/>
    </style:style>
    <style:style style:name="T611" style:parent-style-name="SourceText" style:family="text">
      <style:text-properties style:font-name="Liberation Serif" fo:font-style="italic" style:font-style-asian="italic" style:font-style-complex="italic"/>
    </style:style>
    <style:style style:name="T612" style:parent-style-name="SourceText" style:family="text">
      <style:text-properties style:font-name="Liberation Serif"/>
    </style:style>
    <style:style style:name="T613" style:parent-style-name="SourceText" style:family="text">
      <style:text-properties style:font-name="Liberation Serif" fo:font-style="italic" style:font-style-asian="italic" style:font-style-complex="italic"/>
    </style:style>
    <style:style style:name="T614" style:parent-style-name="SourceText" style:family="text">
      <style:text-properties style:font-name="Liberation Serif"/>
    </style:style>
    <style:style style:name="T615" style:parent-style-name="SourceText" style:family="text">
      <style:text-properties style:font-name="Liberation Serif" fo:font-style="italic" style:font-style-asian="italic" style:font-style-complex="italic"/>
    </style:style>
    <style:style style:name="T616" style:parent-style-name="SourceText" style:family="text">
      <style:text-properties style:font-name="Liberation Serif"/>
    </style:style>
    <style:style style:name="T617" style:parent-style-name="SourceText" style:family="text">
      <style:text-properties style:font-name="Liberation Serif"/>
    </style:style>
    <style:style style:name="P618" style:parent-style-name="Textbody" style:family="paragraph">
      <style:paragraph-properties fo:text-align="justify"/>
    </style:style>
    <style:style style:name="T619" style:parent-style-name="SourceText" style:family="text">
      <style:text-properties style:font-name="Liberation Serif"/>
    </style:style>
    <style:style style:name="P620" style:parent-style-name="Textbody" style:family="paragraph">
      <style:paragraph-properties fo:text-align="justify"/>
    </style:style>
    <style:style style:name="T621" style:parent-style-name="SourceText" style:family="text">
      <style:text-properties style:font-name="Liberation Serif"/>
    </style:style>
    <style:style style:name="T622" style:parent-style-name="SourceText" style:family="text">
      <style:text-properties style:font-name="Liberation Serif" fo:font-style="italic" style:font-style-asian="italic" style:font-style-complex="italic"/>
    </style:style>
    <style:style style:name="T623" style:parent-style-name="SourceText" style:family="text">
      <style:text-properties style:font-name="Liberation Serif"/>
    </style:style>
    <style:style style:name="T624" style:parent-style-name="SourceText" style:family="text">
      <style:text-properties style:font-name="Liberation Serif" fo:font-style="italic" style:font-style-asian="italic" style:font-style-complex="italic"/>
    </style:style>
    <style:style style:name="T625" style:parent-style-name="SourceText" style:family="text">
      <style:text-properties style:font-name="Liberation Serif"/>
    </style:style>
    <style:style style:name="P626" style:parent-style-name="Textbody" style:family="paragraph">
      <style:paragraph-properties fo:text-align="justify"/>
    </style:style>
    <style:style style:name="T627" style:parent-style-name="SourceText" style:family="text">
      <style:text-properties style:font-name="Liberation Serif"/>
    </style:style>
    <style:style style:name="T628" style:parent-style-name="SourceText" style:family="text">
      <style:text-properties style:font-name="Liberation Serif" fo:font-style="italic" style:font-style-asian="italic" style:font-style-complex="italic"/>
    </style:style>
    <style:style style:name="T629" style:parent-style-name="SourceText" style:family="text">
      <style:text-properties style:font-name="Liberation Serif"/>
    </style:style>
    <style:style style:name="T630" style:parent-style-name="SourceText" style:family="text">
      <style:text-properties style:font-name="Liberation Serif" fo:font-style="italic" style:font-style-asian="italic" style:font-style-complex="italic"/>
    </style:style>
    <style:style style:name="T631" style:parent-style-name="SourceText" style:family="text">
      <style:text-properties style:font-name="Liberation Serif"/>
    </style:style>
    <style:style style:name="T632" style:parent-style-name="SourceText" style:family="text">
      <style:text-properties style:font-name="Liberation Serif" fo:font-style="italic" style:font-style-asian="italic" style:font-style-complex="italic"/>
    </style:style>
    <style:style style:name="T633" style:parent-style-name="SourceText" style:family="text">
      <style:text-properties style:font-name="Liberation Serif"/>
    </style:style>
    <style:style style:name="T634" style:parent-style-name="SourceText" style:family="text">
      <style:text-properties style:font-name="Liberation Serif" fo:font-style="italic" style:font-style-asian="italic" style:font-style-complex="italic"/>
    </style:style>
    <style:style style:name="T635" style:parent-style-name="SourceText" style:family="text">
      <style:text-properties style:font-name="Liberation Serif"/>
    </style:style>
    <style:style style:name="T636" style:parent-style-name="SourceText" style:family="text">
      <style:text-properties style:font-name="Liberation Serif" fo:font-style="italic" style:font-style-asian="italic" style:font-style-complex="italic"/>
    </style:style>
    <style:style style:name="T637" style:parent-style-name="SourceText" style:family="text">
      <style:text-properties style:font-name="Liberation Serif"/>
    </style:style>
    <style:style style:name="T638" style:parent-style-name="SourceText" style:family="text">
      <style:text-properties style:font-name="Liberation Serif" fo:font-style="italic" style:font-style-asian="italic" style:font-style-complex="italic"/>
    </style:style>
    <style:style style:name="T639" style:parent-style-name="SourceText" style:family="text">
      <style:text-properties style:font-name="Liberation Serif"/>
    </style:style>
    <style:style style:name="T640" style:parent-style-name="SourceText" style:family="text">
      <style:text-properties style:font-name="Liberation Serif"/>
    </style:style>
    <style:style style:name="T641" style:parent-style-name="SourceText" style:family="text">
      <style:text-properties style:font-name="Liberation Serif" fo:font-weight="bold" style:font-weight-asian="bold" style:font-weight-complex="bold"/>
    </style:style>
    <style:style style:name="P642" style:parent-style-name="Textbody" style:family="paragraph">
      <style:paragraph-properties fo:text-align="justify"/>
    </style:style>
    <style:style style:name="T643" style:parent-style-name="SourceText" style:family="text">
      <style:text-properties style:font-name="Liberation Serif"/>
    </style:style>
    <style:style style:name="T644" style:parent-style-name="SourceText" style:family="text">
      <style:text-properties style:font-name="Liberation Serif"/>
    </style:style>
    <style:style style:name="T645" style:parent-style-name="SourceText" style:family="text">
      <style:text-properties fo:language="en" fo:country="US"/>
    </style:style>
    <style:style style:name="T646" style:parent-style-name="SourceText" style:family="text">
      <style:text-properties style:font-name="Liberation Serif" fo:language="en" fo:country="US"/>
    </style:style>
    <style:style style:name="T647" style:parent-style-name="SourceText" style:family="text">
      <style:text-properties style:font-name="Liberation Serif" fo:font-weight="bold" style:font-weight-asian="bold" style:font-weight-complex="bold" fo:language="en" fo:country="US"/>
    </style:style>
    <style:style style:name="T648" style:parent-style-name="SourceText" style:family="text">
      <style:text-properties style:font-name="Liberation Serif" fo:font-weight="bold" style:font-weight-asian="bold" style:font-weight-complex="bold"/>
    </style:style>
    <style:style style:name="T649" style:parent-style-name="SourceText" style:family="text">
      <style:text-properties style:font-name="Liberation Serif" fo:font-weight="bold" style:font-weight-asian="bold" style:font-weight-complex="bold" fo:language="en" fo:country="US"/>
    </style:style>
    <style:style style:name="P650" style:parent-style-name="Textbody" style:family="paragraph">
      <style:paragraph-properties fo:text-align="justify"/>
    </style:style>
    <style:style style:name="T651" style:parent-style-name="SourceText" style:family="text">
      <style:text-properties style:font-name="Liberation Serif"/>
    </style:style>
    <style:style style:name="T652" style:parent-style-name="SourceText" style:family="text">
      <style:text-properties style:font-name="Liberation Serif" fo:language="en" fo:country="US"/>
    </style:style>
    <style:style style:name="T653" style:parent-style-name="SourceText" style:family="text">
      <style:text-properties style:font-name="Liberation Serif"/>
    </style:style>
    <style:style style:name="T654" style:parent-style-name="SourceText" style:family="text">
      <style:text-properties style:font-name="Liberation Serif" fo:language="en" fo:country="US"/>
    </style:style>
    <style:style style:name="T655" style:parent-style-name="SourceText" style:family="text">
      <style:text-properties style:font-name="Liberation Serif"/>
    </style:style>
    <style:style style:name="T656" style:parent-style-name="SourceText" style:family="text">
      <style:text-properties style:font-name="Liberation Serif" fo:language="en" fo:country="US"/>
    </style:style>
    <style:style style:name="T657" style:parent-style-name="SourceText" style:family="text">
      <style:text-properties style:font-name="Liberation Serif" fo:font-style="italic" style:font-style-asian="italic" style:font-style-complex="italic" fo:language="en" fo:country="US"/>
    </style:style>
    <style:style style:name="T658" style:parent-style-name="SourceText" style:family="text">
      <style:text-properties style:font-name="Liberation Serif" fo:language="en" fo:country="US"/>
    </style:style>
    <style:style style:name="T659" style:parent-style-name="SourceText" style:family="text">
      <style:text-properties style:font-name="Liberation Serif"/>
    </style:style>
    <style:style style:name="P660" style:parent-style-name="Textbody" style:family="paragraph">
      <style:paragraph-properties fo:text-align="justify"/>
    </style:style>
    <style:style style:name="T661" style:parent-style-name="SourceText" style:family="text">
      <style:text-properties style:font-name="Liberation Serif"/>
    </style:style>
    <style:style style:name="T662" style:parent-style-name="SourceText" style:family="text">
      <style:text-properties style:font-name="Liberation Serif" fo:font-style="italic" style:font-style-asian="italic" style:font-style-complex="italic"/>
    </style:style>
    <style:style style:name="T663" style:parent-style-name="SourceText" style:family="text">
      <style:text-properties style:font-name="Liberation Serif"/>
    </style:style>
    <style:style style:name="T664" style:parent-style-name="SourceText" style:family="text">
      <style:text-properties style:font-name="Liberation Serif" fo:font-style="italic" style:font-style-asian="italic" style:font-style-complex="italic"/>
    </style:style>
    <style:style style:name="T665" style:parent-style-name="SourceText" style:family="text">
      <style:text-properties style:font-name="Liberation Serif"/>
    </style:style>
    <style:style style:name="P666" style:parent-style-name="Textbody" style:family="paragraph">
      <style:paragraph-properties fo:text-align="justify"/>
    </style:style>
    <style:style style:name="T667" style:parent-style-name="SourceText" style:family="text">
      <style:text-properties style:font-name="Liberation Serif"/>
    </style:style>
    <style:style style:name="T668" style:parent-style-name="SourceText" style:family="text">
      <style:text-properties style:font-name="Liberation Serif" fo:language="be" fo:country="BY"/>
    </style:style>
    <style:style style:name="T669" style:parent-style-name="SourceText" style:family="text">
      <style:text-properties style:font-name="Liberation Serif"/>
    </style:style>
    <style:style style:name="P670" style:parent-style-name="Textbody" style:family="paragraph">
      <style:paragraph-properties fo:text-align="justify"/>
    </style:style>
    <style:style style:name="T671" style:parent-style-name="SourceText" style:family="text">
      <style:text-properties style:font-name="Liberation Serif"/>
    </style:style>
    <style:style style:name="T672" style:parent-style-name="SourceText" style:family="text">
      <style:text-properties style:font-name="Liberation Serif" fo:font-style="italic" style:font-style-asian="italic" style:font-style-complex="italic"/>
    </style:style>
    <style:style style:name="T673" style:parent-style-name="SourceText" style:family="text">
      <style:text-properties style:font-name="Liberation Serif"/>
    </style:style>
    <style:style style:name="P674" style:parent-style-name="Textbody" style:family="paragraph">
      <style:paragraph-properties fo:text-align="justify"/>
    </style:style>
    <style:style style:name="T675" style:parent-style-name="SourceText" style:family="text">
      <style:text-properties style:font-name="Liberation Serif"/>
    </style:style>
    <style:style style:name="P676" style:parent-style-name="Textbody" style:family="paragraph">
      <style:paragraph-properties fo:text-align="justify"/>
    </style:style>
    <style:style style:name="T677" style:parent-style-name="SourceText" style:family="text">
      <style:text-properties style:font-name="Liberation Serif"/>
    </style:style>
    <style:style style:name="T678" style:parent-style-name="SourceText" style:family="text">
      <style:text-properties style:font-name="Liberation Serif" fo:font-style="italic" style:font-style-asian="italic" style:font-style-complex="italic"/>
    </style:style>
    <style:style style:name="T679" style:parent-style-name="SourceText" style:family="text">
      <style:text-properties style:font-name="Liberation Serif"/>
    </style:style>
    <style:style style:name="T680" style:parent-style-name="SourceText" style:family="text">
      <style:text-properties style:font-name="Liberation Serif" fo:font-style="italic" style:font-style-asian="italic" style:font-style-complex="italic"/>
    </style:style>
    <style:style style:name="T681" style:parent-style-name="SourceText" style:family="text">
      <style:text-properties style:font-name="Liberation Serif"/>
    </style:style>
    <style:style style:name="T682" style:parent-style-name="SourceText" style:family="text">
      <style:text-properties style:font-name="Liberation Serif" fo:font-style="italic" style:font-style-asian="italic" style:font-style-complex="italic"/>
    </style:style>
    <style:style style:name="T683" style:parent-style-name="SourceText" style:family="text">
      <style:text-properties style:font-name="Liberation Serif"/>
    </style:style>
    <style:style style:name="P684" style:parent-style-name="Textbody" style:family="paragraph">
      <style:paragraph-properties fo:text-align="justify"/>
    </style:style>
    <style:style style:name="T685" style:parent-style-name="SourceText" style:family="text">
      <style:text-properties style:font-name="Liberation Serif"/>
    </style:style>
    <style:style style:name="T686" style:parent-style-name="SourceText" style:family="text">
      <style:text-properties style:font-name="Liberation Serif" fo:font-style="italic" style:font-style-asian="italic" style:font-style-complex="italic"/>
    </style:style>
    <style:style style:name="T687" style:parent-style-name="SourceText" style:family="text">
      <style:text-properties style:font-name="Liberation Serif"/>
    </style:style>
    <style:style style:name="T688" style:parent-style-name="SourceText" style:family="text">
      <style:text-properties style:font-name="Liberation Serif" fo:language="be" fo:country="BY"/>
    </style:style>
    <style:style style:name="T689" style:parent-style-name="SourceText" style:family="text">
      <style:text-properties style:font-name="Liberation Serif" fo:font-style="italic" style:font-style-asian="italic" style:font-style-complex="italic"/>
    </style:style>
    <style:style style:name="T690" style:parent-style-name="SourceText" style:family="text">
      <style:text-properties style:font-name="Liberation Serif" fo:font-style="italic" style:font-style-asian="italic" style:font-style-complex="italic" fo:language="be" fo:country="BY"/>
    </style:style>
    <style:style style:name="T691" style:parent-style-name="SourceText" style:family="text">
      <style:text-properties style:font-name="Liberation Serif" fo:font-style="italic" style:font-style-asian="italic" style:font-style-complex="italic"/>
    </style:style>
    <style:style style:name="T692" style:parent-style-name="SourceText" style:family="text">
      <style:text-properties style:font-name="Liberation Serif" fo:font-style="italic" style:font-style-asian="italic" style:font-style-complex="italic" fo:language="be" fo:country="BY"/>
    </style:style>
    <style:style style:name="T693" style:parent-style-name="SourceText" style:family="text">
      <style:text-properties style:font-name="Liberation Serif" fo:font-style="italic" style:font-style-asian="italic" fo:language="be" fo:country="BY"/>
    </style:style>
    <style:style style:name="T694" style:parent-style-name="SourceText" style:family="text">
      <style:text-properties style:font-name="Liberation Serif" fo:font-style="italic" style:font-style-asian="italic" style:font-style-complex="italic"/>
    </style:style>
    <style:style style:name="T695" style:parent-style-name="SourceText" style:family="text">
      <style:text-properties style:font-name="Liberation Serif" fo:font-style="italic" style:font-style-asian="italic" style:font-style-complex="italic" fo:language="be" fo:country="BY"/>
    </style:style>
    <style:style style:name="T696" style:parent-style-name="SourceText" style:family="text">
      <style:text-properties style:font-name="Liberation Serif" fo:font-style="italic" style:font-style-asian="italic" style:font-style-complex="italic"/>
    </style:style>
    <style:style style:name="T697" style:parent-style-name="SourceText" style:family="text">
      <style:text-properties style:font-name="Liberation Serif" fo:language="be" fo:country="BY"/>
    </style:style>
    <style:style style:name="P698" style:parent-style-name="Textbody" style:family="paragraph">
      <style:paragraph-properties fo:text-align="justify"/>
    </style:style>
    <style:style style:name="T699" style:parent-style-name="SourceText" style:family="text">
      <style:text-properties style:font-name="Liberation Serif"/>
    </style:style>
    <style:style style:name="T700" style:parent-style-name="SourceText" style:family="text">
      <style:text-properties style:font-name="Liberation Serif" fo:language="be" fo:country="BY"/>
    </style:style>
    <style:style style:name="T701" style:parent-style-name="SourceText" style:family="text">
      <style:text-properties style:font-name="Liberation Serif"/>
    </style:style>
    <style:style style:name="T702" style:parent-style-name="SourceText" style:family="text">
      <style:text-properties style:font-name="Liberation Serif" fo:font-style="italic" style:font-style-asian="italic" style:font-style-complex="italic"/>
    </style:style>
    <style:style style:name="T703" style:parent-style-name="SourceText" style:family="text">
      <style:text-properties style:font-name="Liberation Serif"/>
    </style:style>
    <style:style style:name="P704" style:parent-style-name="Textbody" style:family="paragraph">
      <style:paragraph-properties fo:text-align="justify"/>
    </style:style>
    <style:style style:name="T705" style:parent-style-name="SourceText" style:family="text">
      <style:text-properties style:font-name="Liberation Serif"/>
    </style:style>
    <style:style style:name="T706" style:parent-style-name="SourceText" style:family="text">
      <style:text-properties style:font-name="Liberation Serif" fo:font-style="italic" style:font-style-asian="italic" style:font-style-complex="italic"/>
    </style:style>
    <style:style style:name="T707" style:parent-style-name="SourceText" style:family="text">
      <style:text-properties style:font-name="Liberation Serif"/>
    </style:style>
    <style:style style:name="P708" style:parent-style-name="Textbody" style:family="paragraph">
      <style:paragraph-properties fo:text-align="justify"/>
    </style:style>
    <style:style style:name="T709" style:parent-style-name="SourceText" style:family="text">
      <style:text-properties style:font-name="Liberation Serif"/>
    </style:style>
    <style:style style:name="T710" style:parent-style-name="SourceText" style:family="text">
      <style:text-properties style:font-name="Liberation Serif" fo:font-style="italic" style:font-style-asian="italic" style:font-style-complex="italic"/>
    </style:style>
    <style:style style:name="T711" style:parent-style-name="SourceText" style:family="text">
      <style:text-properties style:font-name="Liberation Serif"/>
    </style:style>
    <style:style style:name="P712" style:parent-style-name="Textbody" style:family="paragraph">
      <style:paragraph-properties fo:text-align="justify"/>
    </style:style>
    <style:style style:name="T713" style:parent-style-name="SourceText" style:family="text">
      <style:text-properties style:font-name="Liberation Serif"/>
    </style:style>
    <style:style style:name="P714" style:parent-style-name="PreformattedText" style:family="paragraph">
      <style:paragraph-properties fo:text-align="justify"/>
    </style:style>
    <style:style style:name="T715" style:parent-style-name="SourceText" style:family="text">
      <style:text-properties style:font-name="DejaVu Sans Mono" fo:font-weight="bold" style:font-weight-asian="bold" style:font-weight-complex="bold" fo:color="#21409A" fo:language="en" fo:country="US"/>
    </style:style>
    <style:style style:name="P716" style:parent-style-name="PreformattedText" style:family="paragraph">
      <style:text-properties style:font-name="DejaVu Sans Mono" fo:font-weight="bold" style:font-weight-asian="bold" style:font-weight-complex="bold" fo:color="#21409A" fo:language="en" fo:country="US"/>
    </style:style>
    <style:style style:name="P717"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718" style:parent-style-name="Textbody" style:family="paragraph">
      <style:paragraph-properties fo:text-align="justify"/>
    </style:style>
    <style:style style:name="T719" style:parent-style-name="SourceText" style:family="text">
      <style:text-properties style:font-name="Liberation Serif"/>
    </style:style>
    <style:style style:name="T720" style:parent-style-name="SourceText" style:family="text">
      <style:text-properties style:font-name="Liberation Serif" fo:font-style="italic" style:font-style-asian="italic" style:font-style-complex="italic"/>
    </style:style>
    <style:style style:name="T721" style:parent-style-name="SourceText" style:family="text">
      <style:text-properties style:font-name="Liberation Serif"/>
    </style:style>
    <style:style style:name="P722" style:parent-style-name="PreformattedText" style:family="paragraph">
      <style:paragraph-properties fo:text-align="justify" fo:margin-top="0.0395in" fo:margin-bottom="0.0395in"/>
    </style:style>
    <style:style style:name="T723" style:parent-style-name="SourceText" style:family="text">
      <style:text-properties style:font-name="DejaVu Sans Mono" fo:font-weight="bold" style:font-weight-asian="bold" style:font-weight-complex="bold" fo:color="#21409A"/>
    </style:style>
    <style:style style:name="T724" style:parent-style-name="SourceText" style:family="text">
      <style:text-properties style:font-name="DejaVu Sans Mono" fo:font-weight="bold" style:font-weight-asian="bold" style:font-weight-complex="bold" fo:color="#21409A" fo:language="en" fo:country="US"/>
    </style:style>
    <style:style style:name="P725" style:parent-style-name="PreformattedText" style:family="paragraph">
      <style:paragraph-properties fo:text-align="justify" fo:margin-top="0.0395in" fo:margin-bottom="0.0395in"/>
    </style:style>
    <style:style style:name="T726" style:parent-style-name="DefaultParagraphFont" style:family="text">
      <style:text-properties style:font-name="Liberation Serif" fo:font-size="12pt" style:font-size-asian="12pt" style:font-size-complex="12pt"/>
    </style:style>
    <style:style style:name="T727" style:parent-style-name="DefaultParagraphFont" style:family="text">
      <style:text-properties style:font-name="Liberation Serif" fo:font-size="12pt" style:font-size-asian="12pt" style:font-size-complex="12pt" fo:language="en" fo:country="US"/>
    </style:style>
    <style:style style:name="T728" style:parent-style-name="DefaultParagraphFont" style:family="text">
      <style:text-properties style:font-name="Liberation Serif" fo:font-size="12pt" style:font-size-asian="12pt" style:font-size-complex="12pt"/>
    </style:style>
    <style:style style:name="T729" style:parent-style-name="DefaultParagraphFont" style:family="text">
      <style:text-properties style:font-name="Liberation Serif" fo:font-size="12pt" style:font-size-asian="12pt" style:font-size-complex="12pt" fo:language="en" fo:country="US"/>
    </style:style>
    <style:style style:name="T730" style:parent-style-name="DefaultParagraphFont" style:family="text">
      <style:text-properties style:font-name="Liberation Serif" fo:font-size="12pt" style:font-size-asian="12pt" style:font-size-complex="12pt"/>
    </style:style>
    <style:style style:name="T731" style:parent-style-name="DefaultParagraphFont" style:family="text">
      <style:text-properties style:font-name="Liberation Serif" fo:font-size="12pt" style:font-size-asian="12pt" style:font-size-complex="12pt" fo:language="en" fo:country="US"/>
    </style:style>
    <style:style style:name="T732" style:parent-style-name="DefaultParagraphFont" style:family="text">
      <style:text-properties style:font-name="Liberation Serif" fo:font-size="12pt" style:font-size-asian="12pt" style:font-size-complex="12pt"/>
    </style:style>
    <style:style style:name="P733" style:parent-style-name="PreformattedText" style:family="paragraph">
      <style:paragraph-properties fo:text-align="justify" fo:margin-top="0.0395in" fo:margin-bottom="0.0395in"/>
      <style:text-properties style:font-name="DejaVu Sans Mono" fo:font-weight="bold" style:font-weight-asian="bold" fo:color="#4472C4" fo:language="en" fo:country="US"/>
    </style:style>
    <style:style style:name="P734" style:parent-style-name="PreformattedText" style:family="paragraph">
      <style:paragraph-properties fo:text-align="justify" fo:margin-top="0.0395in" fo:margin-bottom="0.0395in"/>
      <style:text-properties fo:language="en" fo:country="US"/>
    </style:style>
    <style:style style:name="P735" style:parent-style-name="Textbody" style:family="paragraph">
      <style:paragraph-properties fo:text-align="justify"/>
    </style:style>
    <style:style style:name="T736" style:parent-style-name="SourceText" style:family="text">
      <style:text-properties style:font-name="Liberation Serif"/>
    </style:style>
    <style:style style:name="T737" style:parent-style-name="SourceText" style:family="text">
      <style:text-properties style:font-name="Liberation Serif"/>
    </style:style>
    <style:style style:name="T738" style:parent-style-name="SourceText" style:family="text">
      <style:text-properties style:font-name="Liberation Serif"/>
    </style:style>
    <style:style style:name="T739" style:parent-style-name="SourceText" style:family="text">
      <style:text-properties style:font-name="Liberation Serif"/>
    </style:style>
    <style:style style:name="T740" style:parent-style-name="SourceText" style:family="text">
      <style:text-properties style:font-name="Liberation Serif"/>
    </style:style>
    <style:style style:name="T741" style:parent-style-name="SourceText" style:family="text">
      <style:text-properties style:font-name="Liberation Serif"/>
    </style:style>
    <style:style style:name="T742" style:parent-style-name="SourceText" style:family="text">
      <style:text-properties style:font-name="Liberation Serif" fo:font-style="italic" style:font-style-asian="italic" style:font-style-complex="italic"/>
    </style:style>
    <style:style style:name="T743" style:parent-style-name="SourceText" style:family="text">
      <style:text-properties style:font-name="Liberation Serif"/>
    </style:style>
    <style:style style:name="T744" style:parent-style-name="SourceText" style:family="text">
      <style:text-properties style:font-name="Liberation Serif"/>
    </style:style>
    <style:style style:name="T745" style:parent-style-name="SourceText" style:family="text">
      <style:text-properties style:font-name="Liberation Serif"/>
    </style:style>
    <style:style style:name="T746" style:parent-style-name="SourceText" style:family="text">
      <style:text-properties style:font-name="Liberation Serif"/>
    </style:style>
    <style:style style:name="T747" style:parent-style-name="SourceText" style:family="text">
      <style:text-properties style:font-name="Liberation Serif" fo:font-style="italic" style:font-style-asian="italic" style:font-style-complex="italic"/>
    </style:style>
    <style:style style:name="T748" style:parent-style-name="SourceText" style:family="text">
      <style:text-properties style:font-name="Liberation Serif"/>
    </style:style>
    <style:style style:name="P749" style:parent-style-name="Textbody" style:family="paragraph">
      <style:paragraph-properties fo:text-align="justify"/>
    </style:style>
    <style:style style:name="T750" style:parent-style-name="SourceText" style:family="text">
      <style:text-properties style:font-name="Liberation Serif"/>
    </style:style>
    <style:style style:name="T751" style:parent-style-name="SourceText" style:family="text">
      <style:text-properties style:font-name="Liberation Serif"/>
    </style:style>
    <style:style style:name="T752" style:parent-style-name="SourceText" style:family="text">
      <style:text-properties style:font-name="Liberation Serif"/>
    </style:style>
    <style:style style:name="T753" style:parent-style-name="SourceText" style:family="text">
      <style:text-properties style:font-name="Liberation Serif"/>
    </style:style>
    <style:style style:name="T754" style:parent-style-name="SourceText" style:family="text">
      <style:text-properties style:font-name="Liberation Serif"/>
    </style:style>
    <style:style style:name="T755" style:parent-style-name="SourceText" style:family="text">
      <style:text-properties style:font-name="Liberation Serif"/>
    </style:style>
    <style:style style:name="T756" style:parent-style-name="SourceText" style:family="text">
      <style:text-properties style:font-name="Liberation Serif"/>
    </style:style>
    <style:style style:name="T757" style:parent-style-name="SourceText" style:family="text">
      <style:text-properties style:font-name="Liberation Serif"/>
    </style:style>
    <style:style style:name="T758" style:parent-style-name="SourceText" style:family="text">
      <style:text-properties style:font-name="Liberation Serif"/>
    </style:style>
    <style:style style:name="P759" style:parent-style-name="Textbody" style:family="paragraph">
      <style:paragraph-properties fo:text-align="justify"/>
    </style:style>
    <style:style style:name="T760" style:parent-style-name="SourceText" style:family="text">
      <style:text-properties style:font-name="Liberation Serif"/>
    </style:style>
    <style:style style:name="T761" style:parent-style-name="SourceText" style:family="text">
      <style:text-properties style:font-name="Liberation Serif" fo:font-style="italic" style:font-style-asian="italic" style:font-style-complex="italic"/>
    </style:style>
    <style:style style:name="T762" style:parent-style-name="SourceText" style:family="text">
      <style:text-properties style:font-name="Liberation Serif"/>
    </style:style>
    <style:style style:name="T763" style:parent-style-name="SourceText" style:family="text">
      <style:text-properties style:font-name="Liberation Serif" fo:font-style="italic" style:font-style-asian="italic" style:font-style-complex="italic"/>
    </style:style>
    <style:style style:name="T764" style:parent-style-name="SourceText" style:family="text">
      <style:text-properties style:font-name="Liberation Serif"/>
    </style:style>
    <style:style style:name="T765" style:parent-style-name="SourceText" style:family="text">
      <style:text-properties style:font-name="Liberation Serif"/>
    </style:style>
    <style:style style:name="T766" style:parent-style-name="SourceText" style:family="text">
      <style:text-properties style:font-name="Liberation Serif"/>
    </style:style>
    <style:style style:name="P767" style:parent-style-name="Textbody" style:family="paragraph">
      <style:paragraph-properties fo:text-align="justify"/>
    </style:style>
    <style:style style:name="T768" style:parent-style-name="SourceText" style:family="text">
      <style:text-properties style:font-name="Liberation Serif"/>
    </style:style>
    <style:style style:name="T769" style:parent-style-name="SourceText" style:family="text">
      <style:text-properties style:font-name="Liberation Serif"/>
    </style:style>
    <style:style style:name="T770" style:parent-style-name="SourceText" style:family="text">
      <style:text-properties style:font-name="Liberation Serif"/>
    </style:style>
    <style:style style:name="T771" style:parent-style-name="SourceText" style:family="text">
      <style:text-properties style:font-name="Liberation Serif" fo:font-style="italic" style:font-style-asian="italic" style:font-style-complex="italic"/>
    </style:style>
    <style:style style:name="T772" style:parent-style-name="SourceText" style:family="text">
      <style:text-properties style:font-name="Liberation Serif"/>
    </style:style>
    <style:style style:name="T773" style:parent-style-name="SourceText" style:family="text">
      <style:text-properties style:font-name="Liberation Serif" fo:font-style="italic" style:font-style-asian="italic" style:font-style-complex="italic"/>
    </style:style>
    <style:style style:name="T774" style:parent-style-name="SourceText" style:family="text">
      <style:text-properties style:font-name="Liberation Serif"/>
    </style:style>
    <style:style style:name="P775" style:parent-style-name="Textbody" style:family="paragraph">
      <style:paragraph-properties fo:text-align="justify"/>
    </style:style>
    <style:style style:name="T776" style:parent-style-name="SourceText" style:family="text">
      <style:text-properties style:font-name="Liberation Serif"/>
    </style:style>
    <style:style style:name="T777" style:parent-style-name="SourceText" style:family="text">
      <style:text-properties style:font-name="Liberation Serif"/>
    </style:style>
    <style:style style:name="T778" style:parent-style-name="SourceText" style:family="text">
      <style:text-properties style:font-name="Liberation Serif" fo:font-style="italic" style:font-style-asian="italic" style:font-style-complex="italic"/>
    </style:style>
    <style:style style:name="T779" style:parent-style-name="SourceText" style:family="text">
      <style:text-properties style:font-name="Liberation Serif"/>
    </style:style>
    <style:style style:name="T780" style:parent-style-name="SourceText" style:family="text">
      <style:text-properties style:font-name="Liberation Serif"/>
    </style:style>
    <style:style style:name="T781" style:parent-style-name="SourceText" style:family="text">
      <style:text-properties style:font-name="Liberation Serif"/>
    </style:style>
    <style:style style:name="T782" style:parent-style-name="SourceText" style:family="text">
      <style:text-properties style:font-name="Liberation Serif"/>
    </style:style>
    <style:style style:name="T783" style:parent-style-name="SourceText" style:family="text">
      <style:text-properties style:font-name="Liberation Serif"/>
    </style:style>
    <style:style style:name="T784" style:parent-style-name="SourceText" style:family="text">
      <style:text-properties style:font-name="Liberation Serif"/>
    </style:style>
    <style:style style:name="T785" style:parent-style-name="SourceText" style:family="text">
      <style:text-properties style:font-name="Liberation Serif"/>
    </style:style>
    <style:style style:name="T786" style:parent-style-name="SourceText" style:family="text">
      <style:text-properties style:font-name="Liberation Serif"/>
    </style:style>
    <style:style style:name="T787" style:parent-style-name="SourceText" style:family="text">
      <style:text-properties style:font-name="Liberation Serif" fo:font-style="italic" style:font-style-asian="italic" style:font-style-complex="italic"/>
    </style:style>
    <style:style style:name="T788" style:parent-style-name="SourceText" style:family="text">
      <style:text-properties style:font-name="Liberation Serif"/>
    </style:style>
    <style:style style:name="T789" style:parent-style-name="SourceText" style:family="text">
      <style:text-properties style:font-name="Liberation Serif" fo:font-style="italic" style:font-style-asian="italic"/>
    </style:style>
    <style:style style:name="T790" style:parent-style-name="SourceText" style:family="text">
      <style:text-properties style:font-name="Liberation Serif"/>
    </style:style>
    <style:style style:name="T791" style:parent-style-name="SourceText" style:family="text">
      <style:text-properties style:font-name="Liberation Serif"/>
    </style:style>
    <style:style style:name="T792" style:parent-style-name="SourceText" style:family="text">
      <style:text-properties style:font-name="Liberation Serif" fo:font-style="italic" style:font-style-asian="italic"/>
    </style:style>
    <style:style style:name="T793" style:parent-style-name="SourceText" style:family="text">
      <style:text-properties style:font-name="Liberation Serif"/>
    </style:style>
    <style:style style:name="T794" style:parent-style-name="SourceText" style:family="text">
      <style:text-properties style:font-name="Liberation Serif"/>
    </style:style>
    <style:style style:name="T795" style:parent-style-name="SourceText" style:family="text">
      <style:text-properties style:font-name="Liberation Serif" fo:font-style="italic" style:font-style-asian="italic" style:font-style-complex="italic"/>
    </style:style>
    <style:style style:name="T796" style:parent-style-name="SourceText" style:family="text">
      <style:text-properties style:font-name="Liberation Serif"/>
    </style:style>
    <style:style style:name="T797" style:parent-style-name="SourceText" style:family="text">
      <style:text-properties style:font-name="Liberation Serif"/>
    </style:style>
    <style:style style:name="T798" style:parent-style-name="SourceText" style:family="text">
      <style:text-properties style:font-name="Liberation Serif"/>
    </style:style>
    <style:style style:name="T799" style:parent-style-name="SourceText" style:family="text">
      <style:text-properties style:font-name="Liberation Serif"/>
    </style:style>
    <style:style style:name="T800" style:parent-style-name="SourceText" style:family="text">
      <style:text-properties style:font-name="Liberation Serif"/>
    </style:style>
    <style:style style:name="T801" style:parent-style-name="SourceText" style:family="text">
      <style:text-properties style:font-name="Liberation Serif" fo:font-style="italic" style:font-style-asian="italic" style:font-style-complex="italic"/>
    </style:style>
    <style:style style:name="T802" style:parent-style-name="SourceText" style:family="text">
      <style:text-properties style:font-name="Liberation Serif"/>
    </style:style>
    <style:style style:name="P803" style:parent-style-name="Textbody" style:family="paragraph">
      <style:paragraph-properties fo:text-align="justify"/>
    </style:style>
    <style:style style:name="T804" style:parent-style-name="SourceText" style:family="text">
      <style:text-properties style:font-name="Liberation Serif"/>
    </style:style>
    <style:style style:name="T805" style:parent-style-name="SourceText" style:family="text">
      <style:text-properties style:font-name="Liberation Serif" fo:font-style="italic" style:font-style-asian="italic" style:font-style-complex="italic"/>
    </style:style>
    <style:style style:name="T806" style:parent-style-name="SourceText" style:family="text">
      <style:text-properties style:font-name="Liberation Serif"/>
    </style:style>
    <style:style style:name="T807" style:parent-style-name="SourceText" style:family="text">
      <style:text-properties style:font-name="Liberation Serif" fo:font-style="italic" style:font-style-asian="italic"/>
    </style:style>
    <style:style style:name="T808" style:parent-style-name="SourceText" style:family="text">
      <style:text-properties style:font-name="Liberation Serif"/>
    </style:style>
    <style:style style:name="T809" style:parent-style-name="SourceText" style:family="text">
      <style:text-properties style:font-name="Liberation Serif" fo:font-style="italic" style:font-style-asian="italic" style:font-style-complex="italic"/>
    </style:style>
    <style:style style:name="T810" style:parent-style-name="SourceText" style:family="text">
      <style:text-properties style:font-name="Liberation Serif"/>
    </style:style>
    <style:style style:name="P811" style:parent-style-name="Textbody" style:family="paragraph">
      <style:paragraph-properties fo:text-align="justify"/>
    </style:style>
    <style:style style:name="T812" style:parent-style-name="SourceText" style:family="text">
      <style:text-properties style:font-name="Liberation Serif"/>
    </style:style>
    <style:style style:name="T813" style:parent-style-name="SourceText" style:family="text">
      <style:text-properties style:font-name="Liberation Serif"/>
    </style:style>
    <style:style style:name="T814" style:parent-style-name="SourceText" style:family="text">
      <style:text-properties style:font-name="Liberation Serif"/>
    </style:style>
    <style:style style:name="T815" style:parent-style-name="SourceText" style:family="text">
      <style:text-properties style:font-name="Liberation Serif"/>
    </style:style>
    <style:style style:name="T816" style:parent-style-name="SourceText" style:family="text">
      <style:text-properties style:font-name="Liberation Serif"/>
    </style:style>
    <style:style style:name="T817" style:parent-style-name="SourceText" style:family="text">
      <style:text-properties style:font-name="Liberation Serif"/>
    </style:style>
    <style:style style:name="T818" style:parent-style-name="SourceText" style:family="text">
      <style:text-properties style:font-name="Liberation Serif" fo:font-style="italic" style:font-style-asian="italic"/>
    </style:style>
    <style:style style:name="T819" style:parent-style-name="SourceText" style:family="text">
      <style:text-properties style:font-name="Liberation Serif" fo:font-style="italic" style:font-style-asian="italic"/>
    </style:style>
    <style:style style:name="T820" style:parent-style-name="SourceText" style:family="text">
      <style:text-properties style:font-name="Liberation Serif" fo:font-style="italic" style:font-style-asian="italic"/>
    </style:style>
    <style:style style:name="T821" style:parent-style-name="SourceText" style:family="text">
      <style:text-properties style:font-name="Liberation Serif" fo:font-style="italic" style:font-style-asian="italic"/>
    </style:style>
    <style:style style:name="T822" style:parent-style-name="SourceText" style:family="text">
      <style:text-properties style:font-name="Liberation Serif"/>
    </style:style>
    <style:style style:name="T823" style:parent-style-name="SourceText" style:family="text">
      <style:text-properties style:font-name="Liberation Serif"/>
    </style:style>
    <style:style style:name="T824" style:parent-style-name="SourceText" style:family="text">
      <style:text-properties style:font-name="Liberation Serif"/>
    </style:style>
    <style:style style:name="T825" style:parent-style-name="SourceText" style:family="text">
      <style:text-properties style:font-name="Liberation Serif"/>
    </style:style>
    <style:style style:name="T826" style:parent-style-name="SourceText" style:family="text">
      <style:text-properties style:font-name="Liberation Serif"/>
    </style:style>
    <style:style style:name="P827" style:parent-style-name="Textbody" style:family="paragraph">
      <style:paragraph-properties fo:text-align="justify"/>
    </style:style>
    <style:style style:name="T828" style:parent-style-name="SourceText" style:family="text">
      <style:text-properties style:font-name="Liberation Serif"/>
    </style:style>
    <style:style style:name="T829" style:parent-style-name="SourceText" style:family="text">
      <style:text-properties style:font-name="Liberation Serif"/>
    </style:style>
    <style:style style:name="T830" style:parent-style-name="SourceText" style:family="text">
      <style:text-properties style:font-name="Liberation Serif"/>
    </style:style>
    <style:style style:name="T831" style:parent-style-name="SourceText" style:family="text">
      <style:text-properties style:font-name="Liberation Serif"/>
    </style:style>
    <style:style style:name="T832" style:parent-style-name="SourceText" style:family="text">
      <style:text-properties style:font-name="Liberation Serif"/>
    </style:style>
    <style:style style:name="T833" style:parent-style-name="SourceText" style:family="text">
      <style:text-properties style:font-name="Liberation Serif"/>
    </style:style>
    <style:style style:name="T834" style:parent-style-name="SourceText" style:family="text">
      <style:text-properties style:font-name="Liberation Serif"/>
    </style:style>
    <style:style style:name="T835" style:parent-style-name="SourceText" style:family="text">
      <style:text-properties style:font-name="Liberation Serif" fo:font-style="italic" style:font-style-asian="italic" style:font-style-complex="italic"/>
    </style:style>
    <style:style style:name="T836" style:parent-style-name="SourceText" style:family="text">
      <style:text-properties style:font-name="Liberation Serif"/>
    </style:style>
    <style:style style:name="T837" style:parent-style-name="SourceText" style:family="text">
      <style:text-properties style:font-name="Liberation Serif"/>
    </style:style>
    <style:style style:name="T838" style:parent-style-name="SourceText" style:family="text">
      <style:text-properties style:font-name="Liberation Serif"/>
    </style:style>
    <style:style style:name="T839" style:parent-style-name="SourceText" style:family="text">
      <style:text-properties style:font-name="Liberation Serif"/>
    </style:style>
    <style:style style:name="T840" style:parent-style-name="SourceText" style:family="text">
      <style:text-properties style:font-name="Liberation Serif"/>
    </style:style>
    <style:style style:name="P841" style:parent-style-name="Textbody" style:family="paragraph">
      <style:paragraph-properties fo:text-align="justify"/>
    </style:style>
    <style:style style:name="T842" style:parent-style-name="SourceText" style:family="text">
      <style:text-properties style:font-name="Liberation Serif"/>
    </style:style>
    <style:style style:name="P843" style:parent-style-name="Textbody" style:family="paragraph">
      <style:paragraph-properties fo:text-align="justify"/>
    </style:style>
    <style:style style:name="T844" style:parent-style-name="SourceText" style:family="text">
      <style:text-properties style:font-name="Liberation Serif"/>
    </style:style>
    <style:style style:name="T845" style:parent-style-name="SourceText" style:family="text">
      <style:text-properties style:font-name="Liberation Serif" fo:font-style="italic" style:font-style-asian="italic" style:font-style-complex="italic"/>
    </style:style>
    <style:style style:name="T846" style:parent-style-name="SourceText" style:family="text">
      <style:text-properties style:font-name="Liberation Serif"/>
    </style:style>
    <style:style style:name="T847" style:parent-style-name="SourceText" style:family="text">
      <style:text-properties style:font-name="Liberation Serif"/>
    </style:style>
    <style:style style:name="T848" style:parent-style-name="SourceText" style:family="text">
      <style:text-properties style:font-name="Liberation Serif"/>
    </style:style>
    <style:style style:name="P849" style:parent-style-name="PreformattedText" style:family="paragraph">
      <style:paragraph-properties fo:text-align="justify"/>
    </style:style>
    <style:style style:name="T850" style:parent-style-name="SourceText" style:family="text">
      <style:text-properties style:font-name="DejaVu Sans Mono" fo:font-weight="bold" style:font-weight-asian="bold" style:font-weight-complex="bold" fo:color="#21409A"/>
    </style:style>
    <style:style style:name="T851" style:parent-style-name="SourceText" style:family="text">
      <style:text-properties style:font-name="DejaVu Sans Mono" fo:font-weight="bold" style:font-weight-asian="bold" style:font-weight-complex="bold" fo:color="#21409A" fo:language="en" fo:country="US"/>
    </style:style>
    <style:style style:name="P852" style:parent-style-name="PreformattedText" style:family="paragraph">
      <style:text-properties style:font-name="DejaVu Sans Mono" fo:font-weight="bold" style:font-weight-asian="bold" style:font-weight-complex="bold" fo:color="#21409A" fo:language="en" fo:country="US"/>
    </style:style>
    <style:style style:name="P853" style:parent-style-name="PreformattedText" style:family="paragraph">
      <style:text-properties style:font-name="DejaVu Sans Mono" fo:font-weight="bold" style:font-weight-asian="bold" style:font-weight-complex="bold" fo:color="#21409A" fo:language="en" fo:country="US"/>
    </style:style>
    <style:style style:name="P854" style:parent-style-name="PreformattedText" style:family="paragraph">
      <style:text-properties style:font-name="DejaVu Sans Mono" fo:font-weight="bold" style:font-weight-asian="bold" style:font-weight-complex="bold" fo:color="#21409A" fo:language="en" fo:country="US"/>
    </style:style>
    <style:style style:name="P855" style:parent-style-name="PreformattedText" style:family="paragraph">
      <style:text-properties style:font-name="DejaVu Sans Mono" fo:font-weight="bold" style:font-weight-asian="bold" style:font-weight-complex="bold" fo:color="#21409A" fo:language="en" fo:country="US"/>
    </style:style>
    <style:style style:name="P856" style:parent-style-name="PreformattedText" style:family="paragraph">
      <style:text-properties style:font-name="DejaVu Sans Mono" fo:font-weight="bold" style:font-weight-asian="bold" style:font-weight-complex="bold" fo:color="#21409A" fo:language="en" fo:country="US"/>
    </style:style>
    <style:style style:name="P857" style:parent-style-name="PreformattedText" style:family="paragraph">
      <style:text-properties style:font-name="DejaVu Sans Mono" fo:font-weight="bold" style:font-weight-asian="bold" style:font-weight-complex="bold" fo:color="#21409A" fo:language="en" fo:country="US"/>
    </style:style>
    <style:style style:name="P858"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T859" style:parent-style-name="SourceText" style:family="text">
      <style:text-properties fo:language="en" fo:country="US"/>
    </style:style>
    <style:style style:name="P860" style:parent-style-name="Textbody" style:family="paragraph">
      <style:paragraph-properties fo:text-align="justify"/>
    </style:style>
    <style:style style:name="T861" style:parent-style-name="SourceText" style:family="text">
      <style:text-properties style:font-name="Liberation Serif"/>
    </style:style>
    <style:style style:name="T862" style:parent-style-name="SourceText" style:family="text">
      <style:text-properties style:font-name="Liberation Serif"/>
    </style:style>
    <style:style style:name="T863" style:parent-style-name="SourceText" style:family="text">
      <style:text-properties style:font-name="Liberation Serif"/>
    </style:style>
    <style:style style:name="T864" style:parent-style-name="SourceText" style:family="text">
      <style:text-properties fo:language="en" fo:country="US"/>
    </style:style>
    <style:style style:name="P865" style:parent-style-name="Textbody" style:family="paragraph">
      <style:paragraph-properties fo:text-align="justify"/>
    </style:style>
    <style:style style:name="T866" style:parent-style-name="SourceText" style:family="text">
      <style:text-properties style:font-name="Liberation Serif"/>
    </style:style>
    <style:style style:name="P867" style:parent-style-name="Textbody" style:family="paragraph">
      <style:paragraph-properties fo:text-align="justify"/>
    </style:style>
    <style:style style:name="T868" style:parent-style-name="SourceText" style:family="text">
      <style:text-properties style:font-name="Liberation Serif"/>
    </style:style>
    <style:style style:name="T869" style:parent-style-name="SourceText" style:family="text">
      <style:text-properties style:font-name="Liberation Serif"/>
    </style:style>
    <style:style style:name="T870" style:parent-style-name="SourceText" style:family="text">
      <style:text-properties style:font-name="Liberation Serif"/>
    </style:style>
    <style:style style:name="T871" style:parent-style-name="SourceText" style:family="text">
      <style:text-properties style:font-name="Liberation Serif"/>
    </style:style>
    <style:style style:name="T872" style:parent-style-name="SourceText" style:family="text">
      <style:text-properties style:font-name="Liberation Serif"/>
    </style:style>
    <style:style style:name="T873" style:parent-style-name="SourceText" style:family="text">
      <style:text-properties style:font-name="Liberation Serif"/>
    </style:style>
    <style:style style:name="T874" style:parent-style-name="SourceText" style:family="text">
      <style:text-properties style:font-name="Liberation Serif"/>
    </style:style>
    <style:style style:name="T875" style:parent-style-name="SourceText" style:family="text">
      <style:text-properties style:font-name="Liberation Serif" fo:font-style="italic" style:font-style-asian="italic" style:font-style-complex="italic"/>
    </style:style>
    <style:style style:name="T876" style:parent-style-name="SourceText" style:family="text">
      <style:text-properties style:font-name="Liberation Serif"/>
    </style:style>
    <style:style style:name="T877" style:parent-style-name="SourceText" style:family="text">
      <style:text-properties style:font-name="Liberation Serif" fo:font-style="italic" style:font-style-asian="italic" style:font-style-complex="italic"/>
    </style:style>
    <style:style style:name="T878" style:parent-style-name="SourceText" style:family="text">
      <style:text-properties style:font-name="Liberation Serif"/>
    </style:style>
    <style:style style:name="T879" style:parent-style-name="SourceText" style:family="text">
      <style:text-properties fo:language="en" fo:country="US"/>
    </style:style>
    <style:style style:name="P880" style:parent-style-name="Textbody" style:family="paragraph">
      <style:paragraph-properties fo:text-align="justify"/>
    </style:style>
    <style:style style:name="T881" style:parent-style-name="SourceText" style:family="text">
      <style:text-properties style:font-name="Liberation Serif"/>
    </style:style>
    <style:style style:name="T882" style:parent-style-name="SourceText" style:family="text">
      <style:text-properties style:font-name="Liberation Serif" fo:font-style="italic" style:font-style-asian="italic" style:font-style-complex="italic"/>
    </style:style>
    <style:style style:name="T883" style:parent-style-name="SourceText" style:family="text">
      <style:text-properties style:font-name="Liberation Serif"/>
    </style:style>
    <style:style style:name="T884" style:parent-style-name="SourceText" style:family="text">
      <style:text-properties style:font-name="Liberation Serif" fo:font-style="italic" style:font-style-asian="italic" style:font-style-complex="italic"/>
    </style:style>
    <style:style style:name="T885" style:parent-style-name="SourceText" style:family="text">
      <style:text-properties style:font-name="Liberation Serif"/>
    </style:style>
    <style:style style:name="P886" style:parent-style-name="Textbody" style:family="paragraph">
      <style:paragraph-properties fo:text-align="justify"/>
    </style:style>
    <style:style style:name="T887" style:parent-style-name="SourceText" style:family="text">
      <style:text-properties style:font-name="Liberation Serif"/>
    </style:style>
    <style:style style:name="T888" style:parent-style-name="SourceText" style:family="text">
      <style:text-properties style:font-name="Liberation Serif" fo:font-style="italic" style:font-style-asian="italic" style:font-style-complex="italic"/>
    </style:style>
    <style:style style:name="T889" style:parent-style-name="SourceText" style:family="text">
      <style:text-properties style:font-name="Liberation Serif"/>
    </style:style>
    <style:style style:name="T890" style:parent-style-name="SourceText" style:family="text">
      <style:text-properties style:font-name="Liberation Serif"/>
    </style:style>
    <style:style style:name="T891" style:parent-style-name="SourceText" style:family="text">
      <style:text-properties style:font-name="Liberation Serif"/>
    </style:style>
    <style:style style:name="T892" style:parent-style-name="SourceText" style:family="text">
      <style:text-properties style:font-name="Liberation Serif" fo:font-style="italic" style:font-style-asian="italic" style:font-style-complex="italic"/>
    </style:style>
    <style:style style:name="T893" style:parent-style-name="SourceText" style:family="text">
      <style:text-properties style:font-name="Liberation Serif"/>
    </style:style>
    <style:style style:name="T894" style:parent-style-name="SourceText" style:family="text">
      <style:text-properties style:font-name="Liberation Serif"/>
    </style:style>
    <style:style style:name="T895" style:parent-style-name="SourceText" style:family="text">
      <style:text-properties style:font-name="Liberation Serif"/>
    </style:style>
    <style:style style:name="P896" style:parent-style-name="Textbody" style:family="paragraph">
      <style:paragraph-properties fo:text-align="justify"/>
    </style:style>
    <style:style style:name="T897" style:parent-style-name="SourceText" style:family="text">
      <style:text-properties style:font-name="Liberation Serif"/>
    </style:style>
    <style:style style:name="T898" style:parent-style-name="SourceText" style:family="text">
      <style:text-properties style:font-name="Liberation Serif" fo:font-style="italic" style:font-style-asian="italic" style:font-style-complex="italic"/>
    </style:style>
    <style:style style:name="T899" style:parent-style-name="SourceText" style:family="text">
      <style:text-properties style:font-name="Liberation Serif"/>
    </style:style>
    <style:style style:name="T900" style:parent-style-name="SourceText" style:family="text">
      <style:text-properties style:font-name="Liberation Serif"/>
    </style:style>
    <style:style style:name="T901" style:parent-style-name="SourceText" style:family="text">
      <style:text-properties style:font-name="Liberation Serif"/>
    </style:style>
    <style:style style:name="T902" style:parent-style-name="SourceText" style:family="text">
      <style:text-properties style:font-name="Liberation Serif"/>
    </style:style>
    <style:style style:name="T903" style:parent-style-name="SourceText" style:family="text">
      <style:text-properties style:font-name="Liberation Serif"/>
    </style:style>
    <style:style style:name="T904" style:parent-style-name="SourceText" style:family="text">
      <style:text-properties style:font-name="Liberation Serif"/>
    </style:style>
    <style:style style:name="T905" style:parent-style-name="SourceText" style:family="text">
      <style:text-properties style:font-name="Liberation Serif"/>
    </style:style>
    <style:style style:name="T906" style:parent-style-name="SourceText" style:family="text">
      <style:text-properties style:font-name="Liberation Serif"/>
    </style:style>
    <style:style style:name="T907" style:parent-style-name="SourceText" style:family="text">
      <style:text-properties style:font-name="Liberation Serif"/>
    </style:style>
    <style:style style:name="T908" style:parent-style-name="SourceText" style:family="text">
      <style:text-properties style:font-name="Liberation Serif"/>
    </style:style>
    <style:style style:name="T909" style:parent-style-name="SourceText" style:family="text">
      <style:text-properties style:font-name="Liberation Serif"/>
    </style:style>
    <style:style style:name="T910" style:parent-style-name="SourceText" style:family="text">
      <style:text-properties style:font-name="Liberation Serif"/>
    </style:style>
    <style:style style:name="T911" style:parent-style-name="SourceText" style:family="text">
      <style:text-properties style:font-name="Liberation Serif"/>
    </style:style>
    <style:style style:name="T912" style:parent-style-name="SourceText" style:family="text">
      <style:text-properties style:font-name="Liberation Serif"/>
    </style:style>
    <style:style style:name="T913" style:parent-style-name="SourceText" style:family="text">
      <style:text-properties style:font-name="Liberation Serif"/>
    </style:style>
    <style:style style:name="T914" style:parent-style-name="SourceText" style:family="text">
      <style:text-properties fo:language="en" fo:country="US"/>
    </style:style>
    <style:style style:name="P915" style:parent-style-name="Textbody" style:family="paragraph">
      <style:paragraph-properties fo:text-align="justify"/>
    </style:style>
    <style:style style:name="T916" style:parent-style-name="SourceText" style:family="text">
      <style:text-properties style:font-name="Liberation Serif"/>
    </style:style>
    <style:style style:name="T917" style:parent-style-name="SourceText" style:family="text">
      <style:text-properties style:font-name="Liberation Serif" fo:font-style="italic" style:font-style-asian="italic" style:font-style-complex="italic"/>
    </style:style>
    <style:style style:name="T918" style:parent-style-name="SourceText" style:family="text">
      <style:text-properties style:font-name="Liberation Serif"/>
    </style:style>
    <style:style style:name="T919" style:parent-style-name="SourceText" style:family="text">
      <style:text-properties fo:language="en" fo:country="US"/>
    </style:style>
    <style:style style:name="P920" style:parent-style-name="Textbody" style:family="paragraph">
      <style:paragraph-properties fo:text-align="justify"/>
    </style:style>
    <style:style style:name="T921" style:parent-style-name="SourceText" style:family="text">
      <style:text-properties style:font-name="Liberation Serif"/>
    </style:style>
    <style:style style:name="T922" style:parent-style-name="SourceText" style:family="text">
      <style:text-properties style:font-name="Liberation Serif"/>
    </style:style>
    <style:style style:name="T923" style:parent-style-name="SourceText" style:family="text">
      <style:text-properties style:font-name="Liberation Serif"/>
    </style:style>
    <style:style style:name="T924" style:parent-style-name="SourceText" style:family="text">
      <style:text-properties style:font-name="Liberation Serif"/>
    </style:style>
    <style:style style:name="T925" style:parent-style-name="SourceText" style:family="text">
      <style:text-properties style:font-name="Liberation Serif"/>
    </style:style>
    <style:style style:name="P926" style:parent-style-name="Textbody" style:family="paragraph">
      <style:paragraph-properties fo:text-align="justify"/>
    </style:style>
    <style:style style:name="T927" style:parent-style-name="SourceText" style:family="text">
      <style:text-properties style:font-name="Liberation Serif"/>
    </style:style>
    <style:style style:name="T928" style:parent-style-name="SourceText" style:family="text">
      <style:text-properties style:font-name="Liberation Serif" fo:font-style="italic" style:font-style-asian="italic" style:font-style-complex="italic"/>
    </style:style>
    <style:style style:name="T929" style:parent-style-name="SourceText" style:family="text">
      <style:text-properties style:font-name="Liberation Serif"/>
    </style:style>
    <style:style style:name="T930" style:parent-style-name="SourceText" style:family="text">
      <style:text-properties style:font-name="Liberation Serif" fo:font-style="italic" style:font-style-asian="italic" style:font-style-complex="italic"/>
    </style:style>
    <style:style style:name="T931" style:parent-style-name="SourceText" style:family="text">
      <style:text-properties style:font-name="Liberation Serif"/>
    </style:style>
    <style:style style:name="T932" style:parent-style-name="SourceText" style:family="text">
      <style:text-properties style:font-name="Liberation Serif"/>
    </style:style>
    <style:style style:name="T933" style:parent-style-name="SourceText" style:family="text">
      <style:text-properties style:font-name="Liberation Serif"/>
    </style:style>
    <style:style style:name="T934" style:parent-style-name="SourceText" style:family="text">
      <style:text-properties style:font-name="Liberation Serif"/>
    </style:style>
    <style:style style:name="T935" style:parent-style-name="SourceText" style:family="text">
      <style:text-properties style:font-name="Liberation Serif"/>
    </style:style>
    <style:style style:name="T936" style:parent-style-name="SourceText" style:family="text">
      <style:text-properties style:font-name="Liberation Serif"/>
    </style:style>
    <style:style style:name="T937" style:parent-style-name="SourceText" style:family="text">
      <style:text-properties style:font-name="Liberation Serif"/>
    </style:style>
    <style:style style:name="T938" style:parent-style-name="SourceText" style:family="text">
      <style:text-properties style:font-name="Liberation Serif"/>
    </style:style>
    <style:style style:name="P939" style:parent-style-name="Textbody" style:family="paragraph">
      <style:paragraph-properties fo:text-align="justify"/>
    </style:style>
    <style:style style:name="T940" style:parent-style-name="SourceText" style:family="text">
      <style:text-properties style:font-name="Liberation Serif"/>
    </style:style>
    <style:style style:name="T941" style:parent-style-name="SourceText" style:family="text">
      <style:text-properties style:font-name="Liberation Serif" fo:background-color="#FFF200"/>
    </style:style>
    <style:style style:name="T942" style:parent-style-name="SourceText" style:family="text">
      <style:text-properties style:font-name="Liberation Serif"/>
    </style:style>
    <style:style style:name="T943" style:parent-style-name="SourceText" style:family="text">
      <style:text-properties style:font-name="Liberation Serif" fo:font-style="italic" style:font-style-asian="italic" style:font-style-complex="italic"/>
    </style:style>
    <style:style style:name="T944" style:parent-style-name="SourceText" style:family="text">
      <style:text-properties style:font-name="Liberation Serif"/>
    </style:style>
    <style:style style:name="T945" style:parent-style-name="SourceText" style:family="text">
      <style:text-properties fo:language="en" fo:country="US"/>
    </style:style>
    <style:style style:name="T946" style:parent-style-name="SourceText" style:family="text">
      <style:text-properties fo:language="en" fo:country="US"/>
    </style:style>
    <style:style style:name="P947" style:parent-style-name="Textbody" style:family="paragraph">
      <style:paragraph-properties fo:text-align="justify"/>
    </style:style>
    <style:style style:name="T948" style:parent-style-name="SourceText" style:family="text">
      <style:text-properties style:font-name="Liberation Serif"/>
    </style:style>
    <style:style style:name="T949" style:parent-style-name="SourceText" style:family="text">
      <style:text-properties style:font-name="Liberation Serif"/>
    </style:style>
    <style:style style:name="T950" style:parent-style-name="SourceText" style:family="text">
      <style:text-properties style:font-name="Liberation Serif"/>
    </style:style>
    <style:style style:name="T951" style:parent-style-name="SourceText" style:family="text">
      <style:text-properties style:font-name="Liberation Serif"/>
    </style:style>
    <style:style style:name="T952" style:parent-style-name="SourceText" style:family="text">
      <style:text-properties style:font-name="Liberation Serif"/>
    </style:style>
    <style:style style:name="T953" style:parent-style-name="SourceText" style:family="text">
      <style:text-properties style:font-name="Liberation Serif"/>
    </style:style>
    <style:style style:name="T954" style:parent-style-name="SourceText" style:family="text">
      <style:text-properties style:font-name="Liberation Serif"/>
    </style:style>
    <style:style style:name="T955" style:parent-style-name="SourceText" style:family="text">
      <style:text-properties style:font-name="Liberation Serif" fo:font-style="italic" style:font-style-asian="italic" style:font-style-complex="italic"/>
    </style:style>
    <style:style style:name="T956" style:parent-style-name="SourceText" style:family="text">
      <style:text-properties style:font-name="Liberation Serif"/>
    </style:style>
    <style:style style:name="T957" style:parent-style-name="SourceText" style:family="text">
      <style:text-properties style:font-name="Liberation Serif" fo:font-style="italic" style:font-style-asian="italic" style:font-style-complex="italic"/>
    </style:style>
    <style:style style:name="T958" style:parent-style-name="SourceText" style:family="text">
      <style:text-properties style:font-name="Liberation Serif"/>
    </style:style>
    <style:style style:name="T959" style:parent-style-name="SourceText" style:family="text">
      <style:text-properties style:font-name="Liberation Serif" fo:font-style="italic" style:font-style-asian="italic" style:font-style-complex="italic"/>
    </style:style>
    <style:style style:name="T960" style:parent-style-name="SourceText" style:family="text">
      <style:text-properties style:font-name="Liberation Serif"/>
    </style:style>
    <style:style style:name="T961" style:parent-style-name="SourceText" style:family="text">
      <style:text-properties style:font-name="Liberation Serif" fo:font-style="italic" style:font-style-asian="italic" style:font-style-complex="italic"/>
    </style:style>
    <style:style style:name="T962" style:parent-style-name="SourceText" style:family="text">
      <style:text-properties style:font-name="Liberation Serif"/>
    </style:style>
    <style:style style:name="T963" style:parent-style-name="SourceText" style:family="text">
      <style:text-properties style:font-name="Liberation Serif"/>
    </style:style>
    <style:style style:name="T964" style:parent-style-name="SourceText" style:family="text">
      <style:text-properties style:font-name="Liberation Serif"/>
    </style:style>
    <style:style style:name="P965" style:parent-style-name="Textbody" style:family="paragraph">
      <style:paragraph-properties fo:text-align="justify"/>
    </style:style>
    <style:style style:name="T966" style:parent-style-name="SourceText" style:family="text">
      <style:text-properties style:font-name="Liberation Serif"/>
    </style:style>
    <style:style style:name="T967" style:parent-style-name="SourceText" style:family="text">
      <style:text-properties style:font-name="Liberation Serif"/>
    </style:style>
    <style:style style:name="T968" style:parent-style-name="SourceText" style:family="text">
      <style:text-properties style:font-name="Liberation Serif"/>
    </style:style>
    <style:style style:name="T969" style:parent-style-name="SourceText" style:family="text">
      <style:text-properties style:font-name="Liberation Serif" fo:font-style="italic" style:font-style-asian="italic" style:font-style-complex="italic"/>
    </style:style>
    <style:style style:name="T970" style:parent-style-name="SourceText" style:family="text">
      <style:text-properties style:font-name="Liberation Serif"/>
    </style:style>
    <style:style style:name="T971" style:parent-style-name="SourceText" style:family="text">
      <style:text-properties style:font-name="Liberation Serif" fo:font-style="italic" style:font-style-asian="italic" style:font-style-complex="italic"/>
    </style:style>
    <style:style style:name="T972" style:parent-style-name="SourceText" style:family="text">
      <style:text-properties style:font-name="Liberation Serif"/>
    </style:style>
    <style:style style:name="T973" style:parent-style-name="SourceText" style:family="text">
      <style:text-properties style:font-name="Liberation Serif" fo:font-style="italic" style:font-style-asian="italic" style:font-style-complex="italic"/>
    </style:style>
    <style:style style:name="T974" style:parent-style-name="SourceText" style:family="text">
      <style:text-properties style:font-name="Liberation Serif"/>
    </style:style>
    <style:style style:name="T975" style:parent-style-name="SourceText" style:family="text">
      <style:text-properties style:font-name="Liberation Serif" fo:font-style="italic" style:font-style-asian="italic"/>
    </style:style>
    <style:style style:name="T976" style:parent-style-name="SourceText" style:family="text">
      <style:text-properties style:font-name="Liberation Serif"/>
    </style:style>
    <style:style style:name="T977" style:parent-style-name="SourceText" style:family="text">
      <style:text-properties style:font-name="Liberation Serif"/>
    </style:style>
    <style:style style:name="T978" style:parent-style-name="SourceText" style:family="text">
      <style:text-properties style:font-name="Liberation Serif"/>
    </style:style>
    <style:style style:name="T979" style:parent-style-name="SourceText" style:family="text">
      <style:text-properties style:font-name="Liberation Serif"/>
    </style:style>
    <style:style style:name="T980" style:parent-style-name="SourceText" style:family="text">
      <style:text-properties style:font-name="Liberation Serif"/>
    </style:style>
    <style:style style:name="T981" style:parent-style-name="SourceText" style:family="text">
      <style:text-properties style:font-name="Liberation Serif"/>
    </style:style>
    <style:style style:name="T982" style:parent-style-name="SourceText" style:family="text">
      <style:text-properties style:font-name="Liberation Serif"/>
    </style:style>
    <style:style style:name="T983" style:parent-style-name="SourceText" style:family="text">
      <style:text-properties style:font-name="Liberation Serif"/>
    </style:style>
    <style:style style:name="T984" style:parent-style-name="SourceText" style:family="text">
      <style:text-properties style:font-name="Liberation Serif"/>
    </style:style>
    <style:style style:name="P985" style:parent-style-name="Textbody" style:family="paragraph">
      <style:paragraph-properties fo:text-align="justify"/>
    </style:style>
    <style:style style:name="T986" style:parent-style-name="SourceText" style:family="text">
      <style:text-properties style:font-name="Liberation Serif"/>
    </style:style>
    <style:style style:name="T987" style:parent-style-name="SourceText" style:family="text">
      <style:text-properties style:font-name="Liberation Serif" fo:font-style="italic" style:font-style-asian="italic" style:font-style-complex="italic"/>
    </style:style>
    <style:style style:name="T988" style:parent-style-name="SourceText" style:family="text">
      <style:text-properties style:font-name="Liberation Serif"/>
    </style:style>
    <style:style style:name="T989" style:parent-style-name="SourceText" style:family="text">
      <style:text-properties style:font-name="Liberation Serif"/>
    </style:style>
    <style:style style:name="T990" style:parent-style-name="SourceText" style:family="text">
      <style:text-properties style:font-name="Liberation Serif"/>
    </style:style>
    <style:style style:name="T991" style:parent-style-name="SourceText" style:family="text">
      <style:text-properties style:font-name="Liberation Serif"/>
    </style:style>
    <style:style style:name="T992" style:parent-style-name="SourceText" style:family="text">
      <style:text-properties style:font-name="Liberation Serif"/>
    </style:style>
    <style:style style:name="T993" style:parent-style-name="SourceText" style:family="text">
      <style:text-properties style:font-name="Liberation Serif"/>
    </style:style>
    <style:style style:name="T994" style:parent-style-name="SourceText" style:family="text">
      <style:text-properties style:font-name="Liberation Serif"/>
    </style:style>
    <style:style style:name="T995" style:parent-style-name="SourceText" style:family="text">
      <style:text-properties style:font-name="Liberation Serif"/>
    </style:style>
    <style:style style:name="T996" style:parent-style-name="SourceText" style:family="text">
      <style:text-properties style:font-name="Liberation Serif" fo:font-style="italic" style:font-style-asian="italic" style:font-style-complex="italic"/>
    </style:style>
    <style:style style:name="T997" style:parent-style-name="SourceText" style:family="text">
      <style:text-properties style:font-name="Liberation Serif"/>
    </style:style>
    <style:style style:name="T998" style:parent-style-name="SourceText" style:family="text">
      <style:text-properties style:font-name="Liberation Serif" fo:font-style="italic" style:font-style-asian="italic" style:font-style-complex="italic"/>
    </style:style>
    <style:style style:name="T999" style:parent-style-name="SourceText" style:family="text">
      <style:text-properties style:font-name="Liberation Serif"/>
    </style:style>
    <style:style style:name="T1000" style:parent-style-name="SourceText" style:family="text">
      <style:text-properties style:font-name="Liberation Serif" fo:font-style="italic" style:font-style-asian="italic" style:font-style-complex="italic"/>
    </style:style>
    <style:style style:name="T1001" style:parent-style-name="SourceText" style:family="text">
      <style:text-properties style:font-name="Liberation Serif"/>
    </style:style>
    <style:style style:name="P1002" style:parent-style-name="Textbody" style:family="paragraph">
      <style:paragraph-properties fo:text-align="justify"/>
    </style:style>
    <style:style style:name="T1003" style:parent-style-name="SourceText" style:family="text">
      <style:text-properties style:font-name="Liberation Serif"/>
    </style:style>
    <style:style style:name="T1004" style:parent-style-name="SourceText" style:family="text">
      <style:text-properties style:font-name="Liberation Serif" fo:font-style="italic" style:font-style-asian="italic" style:font-style-complex="italic"/>
    </style:style>
    <style:style style:name="T1005" style:parent-style-name="SourceText" style:family="text">
      <style:text-properties style:font-name="Liberation Serif"/>
    </style:style>
    <style:style style:name="T1006" style:parent-style-name="SourceText" style:family="text">
      <style:text-properties style:font-name="Liberation Serif" fo:font-style="italic" style:font-style-asian="italic" style:font-style-complex="italic"/>
    </style:style>
    <style:style style:name="T1007" style:parent-style-name="SourceText" style:family="text">
      <style:text-properties style:font-name="Liberation Serif"/>
    </style:style>
    <style:style style:name="T1008" style:parent-style-name="SourceText" style:family="text">
      <style:text-properties style:font-name="Liberation Serif"/>
    </style:style>
    <style:style style:name="T1009" style:parent-style-name="SourceText" style:family="text">
      <style:text-properties style:font-name="Liberation Serif"/>
    </style:style>
    <style:style style:name="T1010" style:parent-style-name="SourceText" style:family="text">
      <style:text-properties style:font-name="Liberation Serif"/>
    </style:style>
    <style:style style:name="T1011" style:parent-style-name="SourceText" style:family="text">
      <style:text-properties style:font-name="Liberation Serif"/>
    </style:style>
    <style:style style:name="T1012" style:parent-style-name="SourceText" style:family="text">
      <style:text-properties style:font-name="Liberation Serif" fo:background-color="#FFF200"/>
    </style:style>
    <style:style style:name="T1013" style:parent-style-name="SourceText" style:family="text">
      <style:text-properties style:font-name="Liberation Serif" fo:font-style="italic" style:font-style-asian="italic" style:font-style-complex="italic" fo:background-color="#FFF200"/>
    </style:style>
    <style:style style:name="T1014" style:parent-style-name="SourceText" style:family="text">
      <style:text-properties style:font-name="Liberation Serif" fo:background-color="#FFF200"/>
    </style:style>
    <style:style style:name="T1015" style:parent-style-name="SourceText" style:family="text">
      <style:text-properties style:font-name="Liberation Serif"/>
    </style:style>
    <style:style style:name="T1016" style:parent-style-name="SourceText" style:family="text">
      <style:text-properties fo:language="en" fo:country="US"/>
    </style:style>
    <style:style style:name="P1017" style:parent-style-name="Textbody" style:family="paragraph">
      <style:paragraph-properties fo:text-align="justify"/>
    </style:style>
    <style:style style:name="T1018" style:parent-style-name="SourceText" style:family="text">
      <style:text-properties style:font-name="Liberation Serif"/>
    </style:style>
    <style:style style:name="T1019" style:parent-style-name="SourceText" style:family="text">
      <style:text-properties style:font-name="Liberation Serif"/>
    </style:style>
    <style:style style:name="T1020" style:parent-style-name="SourceText" style:family="text">
      <style:text-properties style:font-name="Liberation Serif"/>
    </style:style>
    <style:style style:name="T1021" style:parent-style-name="SourceText" style:family="text">
      <style:text-properties style:font-name="Liberation Serif"/>
    </style:style>
    <style:style style:name="T1022" style:parent-style-name="SourceText" style:family="text">
      <style:text-properties style:font-name="Liberation Serif"/>
    </style:style>
    <style:style style:name="T1023" style:parent-style-name="SourceText" style:family="text">
      <style:text-properties style:font-name="Liberation Serif"/>
    </style:style>
    <style:style style:name="T1024" style:parent-style-name="SourceText" style:family="text">
      <style:text-properties style:font-name="Liberation Serif"/>
    </style:style>
    <style:style style:name="P1025" style:parent-style-name="Textbody" style:family="paragraph">
      <style:paragraph-properties fo:text-align="justify"/>
    </style:style>
    <style:style style:name="T1026" style:parent-style-name="SourceText" style:family="text">
      <style:text-properties style:font-name="Liberation Serif"/>
    </style:style>
    <style:style style:name="T1027" style:parent-style-name="SourceText" style:family="text">
      <style:text-properties style:font-name="Liberation Serif"/>
    </style:style>
    <style:style style:name="T1028" style:parent-style-name="SourceText" style:family="text">
      <style:text-properties style:font-name="Liberation Serif"/>
    </style:style>
    <style:style style:name="T1029" style:parent-style-name="SourceText" style:family="text">
      <style:text-properties style:font-name="Liberation Serif" fo:font-style="italic" style:font-style-asian="italic" style:font-style-complex="italic"/>
    </style:style>
    <style:style style:name="T1030" style:parent-style-name="SourceText" style:family="text">
      <style:text-properties style:font-name="Liberation Serif"/>
    </style:style>
    <style:style style:name="P1031" style:parent-style-name="Textbody" style:family="paragraph">
      <style:paragraph-properties fo:text-align="justify"/>
    </style:style>
    <style:style style:name="T1032" style:parent-style-name="SourceText" style:family="text">
      <style:text-properties style:font-name="Liberation Serif"/>
    </style:style>
    <style:style style:name="T1033" style:parent-style-name="SourceText" style:family="text">
      <style:text-properties style:font-name="Liberation Serif"/>
    </style:style>
    <style:style style:name="T1034" style:parent-style-name="SourceText" style:family="text">
      <style:text-properties style:font-name="Liberation Serif"/>
    </style:style>
    <style:style style:name="T1035" style:parent-style-name="SourceText" style:family="text">
      <style:text-properties style:font-name="Liberation Serif"/>
    </style:style>
    <style:style style:name="T1036" style:parent-style-name="SourceText" style:family="text">
      <style:text-properties style:font-name="Liberation Serif" fo:font-style="italic" style:font-style-asian="italic" style:font-style-complex="italic"/>
    </style:style>
    <style:style style:name="T1037" style:parent-style-name="SourceText" style:family="text">
      <style:text-properties style:font-name="Liberation Serif"/>
    </style:style>
    <style:style style:name="P1038" style:parent-style-name="Textbody" style:family="paragraph">
      <style:paragraph-properties fo:text-align="justify"/>
    </style:style>
    <style:style style:name="T1039" style:parent-style-name="SourceText" style:family="text">
      <style:text-properties style:font-name="Liberation Serif"/>
    </style:style>
    <style:style style:name="T1040" style:parent-style-name="SourceText" style:family="text">
      <style:text-properties style:font-name="Liberation Serif" fo:font-style="italic" style:font-style-asian="italic" style:font-style-complex="italic"/>
    </style:style>
    <style:style style:name="T1041" style:parent-style-name="SourceText" style:family="text">
      <style:text-properties style:font-name="Liberation Serif"/>
    </style:style>
    <style:style style:name="T1042" style:parent-style-name="SourceText" style:family="text">
      <style:text-properties style:font-name="Liberation Serif"/>
    </style:style>
    <style:style style:name="T1043" style:parent-style-name="SourceText" style:family="text">
      <style:text-properties style:font-name="Liberation Serif"/>
    </style:style>
    <style:style style:name="T1044" style:parent-style-name="SourceText" style:family="text">
      <style:text-properties style:font-name="Liberation Serif"/>
    </style:style>
    <style:style style:name="T1045" style:parent-style-name="SourceText" style:family="text">
      <style:text-properties style:font-name="Liberation Serif"/>
    </style:style>
    <style:style style:name="T1046" style:parent-style-name="SourceText" style:family="text">
      <style:text-properties style:font-name="Liberation Serif"/>
    </style:style>
    <style:style style:name="T1047" style:parent-style-name="SourceText" style:family="text">
      <style:text-properties style:font-name="Liberation Serif"/>
    </style:style>
    <style:style style:name="T1048" style:parent-style-name="SourceText" style:family="text">
      <style:text-properties style:font-name="Liberation Serif"/>
    </style:style>
    <style:style style:name="T1049" style:parent-style-name="SourceText" style:family="text">
      <style:text-properties style:font-name="Liberation Serif"/>
    </style:style>
    <style:style style:name="T1050" style:parent-style-name="SourceText" style:family="text">
      <style:text-properties style:font-name="Liberation Serif"/>
    </style:style>
    <style:style style:name="T1051" style:parent-style-name="SourceText" style:family="text">
      <style:text-properties style:font-name="Liberation Serif"/>
    </style:style>
    <style:style style:name="P1052" style:parent-style-name="Textbody" style:family="paragraph">
      <style:paragraph-properties fo:text-align="justify"/>
    </style:style>
    <style:style style:name="T1053" style:parent-style-name="SourceText" style:family="text">
      <style:text-properties style:font-name="Liberation Serif"/>
    </style:style>
    <style:style style:name="T1054" style:parent-style-name="SourceText" style:family="text">
      <style:text-properties style:font-name="Liberation Serif" fo:font-style="italic" style:font-style-asian="italic"/>
    </style:style>
    <style:style style:name="T1055" style:parent-style-name="SourceText" style:family="text">
      <style:text-properties style:font-name="Liberation Serif"/>
    </style:style>
    <style:style style:name="T1056" style:parent-style-name="SourceText" style:family="text">
      <style:text-properties style:font-name="Liberation Serif" fo:font-style="italic" style:font-style-asian="italic" style:font-style-complex="italic"/>
    </style:style>
    <style:style style:name="T1057" style:parent-style-name="SourceText" style:family="text">
      <style:text-properties style:font-name="Liberation Serif"/>
    </style:style>
    <style:style style:name="T1058" style:parent-style-name="SourceText" style:family="text">
      <style:text-properties style:font-name="Liberation Serif"/>
    </style:style>
    <style:style style:name="T1059" style:parent-style-name="SourceText" style:family="text">
      <style:text-properties style:font-name="Liberation Serif"/>
    </style:style>
    <style:style style:name="T1060" style:parent-style-name="SourceText" style:family="text">
      <style:text-properties style:font-name="Liberation Serif"/>
    </style:style>
    <style:style style:name="T1061" style:parent-style-name="SourceText" style:family="text">
      <style:text-properties style:font-name="Liberation Serif"/>
    </style:style>
    <style:style style:name="T1062" style:parent-style-name="SourceText" style:family="text">
      <style:text-properties style:font-name="Liberation Serif"/>
    </style:style>
    <style:style style:name="T1063" style:parent-style-name="SourceText" style:family="text">
      <style:text-properties style:font-name="Liberation Serif"/>
    </style:style>
    <style:style style:name="T1064" style:parent-style-name="SourceText" style:family="text">
      <style:text-properties style:font-name="Liberation Serif" fo:font-style="italic" style:font-style-asian="italic" style:font-style-complex="italic"/>
    </style:style>
    <style:style style:name="T1065" style:parent-style-name="SourceText" style:family="text">
      <style:text-properties style:font-name="Liberation Serif"/>
    </style:style>
    <style:style style:name="T1066" style:parent-style-name="SourceText" style:family="text">
      <style:text-properties style:font-name="Liberation Serif" fo:font-style="italic" style:font-style-asian="italic" style:font-style-complex="italic"/>
    </style:style>
    <style:style style:name="T1067" style:parent-style-name="SourceText" style:family="text">
      <style:text-properties style:font-name="Liberation Serif"/>
    </style:style>
    <style:style style:name="P1068" style:parent-style-name="Textbody" style:family="paragraph">
      <style:paragraph-properties fo:text-align="justify"/>
    </style:style>
    <style:style style:name="T1069" style:parent-style-name="SourceText" style:family="text">
      <style:text-properties style:font-name="Liberation Serif"/>
    </style:style>
    <style:style style:name="T1070" style:parent-style-name="SourceText" style:family="text">
      <style:text-properties style:font-name="Liberation Serif"/>
    </style:style>
    <style:style style:name="T1071" style:parent-style-name="SourceText" style:family="text">
      <style:text-properties style:font-name="Liberation Serif" fo:font-style="italic" style:font-style-asian="italic" style:font-style-complex="italic"/>
    </style:style>
    <style:style style:name="T1072" style:parent-style-name="SourceText" style:family="text">
      <style:text-properties style:font-name="Liberation Serif"/>
    </style:style>
    <style:style style:name="T1073" style:parent-style-name="SourceText" style:family="text">
      <style:text-properties style:font-name="Liberation Serif" fo:font-style="italic" style:font-style-asian="italic" fo:language="en" fo:country="US"/>
    </style:style>
    <style:style style:name="T1074" style:parent-style-name="SourceText" style:family="text">
      <style:text-properties style:font-name="Liberation Serif" fo:font-style="italic" style:font-style-asian="italic"/>
    </style:style>
    <style:style style:name="T1075" style:parent-style-name="SourceText" style:family="text">
      <style:text-properties style:font-name="Liberation Serif" fo:font-style="italic" style:font-style-asian="italic" fo:language="en" fo:country="US"/>
    </style:style>
    <style:style style:name="T1076" style:parent-style-name="SourceText" style:family="text">
      <style:text-properties style:font-name="Liberation Serif"/>
    </style:style>
    <style:style style:name="T1077" style:parent-style-name="SourceText" style:family="text">
      <style:text-properties style:font-name="Liberation Serif"/>
    </style:style>
    <style:style style:name="T1078" style:parent-style-name="SourceText" style:family="text">
      <style:text-properties style:font-name="Liberation Serif"/>
    </style:style>
    <style:style style:name="T1079" style:parent-style-name="SourceText" style:family="text">
      <style:text-properties style:font-name="Liberation Serif"/>
    </style:style>
    <style:style style:name="T1080" style:parent-style-name="SourceText" style:family="text">
      <style:text-properties style:font-name="Liberation Serif"/>
    </style:style>
    <style:style style:name="T1081" style:parent-style-name="SourceText" style:family="text">
      <style:text-properties style:font-name="Liberation Serif"/>
    </style:style>
    <style:style style:name="T1082" style:parent-style-name="SourceText" style:family="text">
      <style:text-properties style:font-name="Liberation Serif"/>
    </style:style>
    <style:style style:name="P1083" style:parent-style-name="Textbody" style:family="paragraph">
      <style:paragraph-properties fo:text-align="justify"/>
    </style:style>
    <style:style style:name="T1084" style:parent-style-name="SourceText" style:family="text">
      <style:text-properties style:font-name="Liberation Serif"/>
    </style:style>
    <style:style style:name="T1085" style:parent-style-name="SourceText" style:family="text">
      <style:text-properties style:font-name="Liberation Serif" fo:font-style="italic" style:font-style-asian="italic" style:font-style-complex="italic"/>
    </style:style>
    <style:style style:name="T1086" style:parent-style-name="SourceText" style:family="text">
      <style:text-properties style:font-name="Liberation Serif"/>
    </style:style>
    <style:style style:name="T1087" style:parent-style-name="SourceText" style:family="text">
      <style:text-properties style:font-name="Liberation Serif"/>
    </style:style>
    <style:style style:name="T1088" style:parent-style-name="SourceText" style:family="text">
      <style:text-properties style:font-name="Liberation Serif"/>
    </style:style>
    <style:style style:name="T1089" style:parent-style-name="SourceText" style:family="text">
      <style:text-properties style:font-name="Liberation Serif"/>
    </style:style>
    <style:style style:name="T1090" style:parent-style-name="SourceText" style:family="text">
      <style:text-properties style:font-name="Liberation Serif"/>
    </style:style>
    <style:style style:name="P1091" style:parent-style-name="Textbody" style:family="paragraph">
      <style:paragraph-properties fo:text-align="justify"/>
    </style:style>
    <style:style style:name="T1092" style:parent-style-name="SourceText" style:family="text">
      <style:text-properties style:font-name="Liberation Serif"/>
    </style:style>
    <style:style style:name="T1093" style:parent-style-name="SourceText" style:family="text">
      <style:text-properties style:font-name="Liberation Serif"/>
    </style:style>
    <style:style style:name="T1094" style:parent-style-name="SourceText" style:family="text">
      <style:text-properties style:font-name="Liberation Serif"/>
    </style:style>
    <style:style style:name="T1095" style:parent-style-name="SourceText" style:family="text">
      <style:text-properties style:font-name="Liberation Serif"/>
    </style:style>
    <style:style style:name="T1096" style:parent-style-name="SourceText" style:family="text">
      <style:text-properties style:font-name="Liberation Serif"/>
    </style:style>
    <style:style style:name="T1097" style:parent-style-name="SourceText" style:family="text">
      <style:text-properties style:font-name="Liberation Serif"/>
    </style:style>
    <style:style style:name="T1098" style:parent-style-name="SourceText" style:family="text">
      <style:text-properties style:font-name="Liberation Serif" fo:font-style="italic" style:font-style-asian="italic" style:font-style-complex="italic"/>
    </style:style>
    <style:style style:name="T1099" style:parent-style-name="SourceText" style:family="text">
      <style:text-properties style:font-name="Liberation Serif"/>
    </style:style>
    <style:style style:name="T1100" style:parent-style-name="SourceText" style:family="text">
      <style:text-properties style:font-name="Liberation Serif"/>
    </style:style>
    <style:style style:name="T1101" style:parent-style-name="SourceText" style:family="text">
      <style:text-properties style:font-name="Liberation Serif"/>
    </style:style>
    <style:style style:name="T1102" style:parent-style-name="SourceText" style:family="text">
      <style:text-properties style:font-name="Liberation Serif"/>
    </style:style>
    <style:style style:name="T1103" style:parent-style-name="SourceText" style:family="text">
      <style:text-properties style:font-name="Liberation Serif"/>
    </style:style>
    <style:style style:name="P1104" style:parent-style-name="Textbody" style:family="paragraph">
      <style:paragraph-properties fo:text-align="justify"/>
    </style:style>
    <style:style style:name="T1105" style:parent-style-name="SourceText" style:family="text">
      <style:text-properties style:font-name="Liberation Serif"/>
    </style:style>
    <style:style style:name="T1106" style:parent-style-name="SourceText" style:family="text">
      <style:text-properties style:font-name="Liberation Serif" fo:font-style="italic" style:font-style-asian="italic" style:font-style-complex="italic"/>
    </style:style>
    <style:style style:name="T1107" style:parent-style-name="SourceText" style:family="text">
      <style:text-properties style:font-name="Liberation Serif"/>
    </style:style>
    <style:style style:name="T1108" style:parent-style-name="SourceText" style:family="text">
      <style:text-properties style:font-name="Liberation Serif"/>
    </style:style>
    <style:style style:name="T1109" style:parent-style-name="SourceText" style:family="text">
      <style:text-properties style:font-name="Liberation Serif"/>
    </style:style>
    <style:style style:name="P1110" style:parent-style-name="Textbody" style:family="paragraph">
      <style:paragraph-properties fo:text-align="justify" fo:line-height="100%"/>
      <style:text-properties fo:font-size="10pt" style:font-size-asian="10pt" style:font-size-complex="10pt" fo:language="en" fo:country="US"/>
    </style:style>
    <style:style style:name="P1111" style:parent-style-name="Textbody" style:family="paragraph">
      <style:paragraph-properties fo:text-align="justify" fo:line-height="100%"/>
      <style:text-properties fo:font-size="10pt" style:font-size-asian="10pt" style:font-size-complex="10pt" fo:language="en" fo:country="US"/>
    </style:style>
    <style:style style:name="P1112" style:parent-style-name="Textbody" style:family="paragraph">
      <style:paragraph-properties fo:text-align="justify" fo:line-height="100%"/>
      <style:text-properties fo:font-size="10pt" style:font-size-asian="10pt" style:font-size-complex="10pt" fo:language="en" fo:country="US"/>
    </style:style>
    <style:style style:name="P1113" style:parent-style-name="Textbody" style:family="paragraph">
      <style:paragraph-properties fo:text-align="justify" fo:line-height="100%"/>
      <style:text-properties fo:font-size="10pt" style:font-size-asian="10pt" style:font-size-complex="10pt" fo:language="en" fo:country="US"/>
    </style:style>
    <style:style style:name="P1114" style:parent-style-name="Textbody" style:family="paragraph">
      <style:paragraph-properties fo:text-align="justify" fo:line-height="100%"/>
      <style:text-properties fo:font-size="10pt" style:font-size-asian="10pt" style:font-size-complex="10pt" fo:language="en" fo:country="US"/>
    </style:style>
    <style:style style:name="P1115" style:parent-style-name="Textbody" style:family="paragraph">
      <style:paragraph-properties fo:text-align="justify" fo:line-height="100%"/>
      <style:text-properties fo:font-size="10pt" style:font-size-asian="10pt" style:font-size-complex="10pt" fo:language="en" fo:country="US"/>
    </style:style>
    <style:style style:name="P1116" style:parent-style-name="Textbody" style:family="paragraph">
      <style:paragraph-properties fo:text-align="justify" fo:line-height="100%"/>
      <style:text-properties fo:font-size="10pt" style:font-size-asian="10pt" style:font-size-complex="10pt" fo:language="en" fo:country="US"/>
    </style:style>
    <style:style style:name="P1117" style:parent-style-name="Textbody" style:family="paragraph">
      <style:paragraph-properties fo:text-align="justify" fo:line-height="100%"/>
      <style:text-properties fo:font-size="10pt" style:font-size-asian="10pt" style:font-size-complex="10pt" fo:language="en" fo:country="US"/>
    </style:style>
    <style:style style:name="P1118" style:parent-style-name="Textbody" style:family="paragraph">
      <style:paragraph-properties fo:text-align="justify" fo:line-height="100%"/>
      <style:text-properties fo:font-size="10pt" style:font-size-asian="10pt" style:font-size-complex="10pt" fo:language="en" fo:country="US"/>
    </style:style>
    <style:style style:name="P1119" style:parent-style-name="Textbody" style:family="paragraph">
      <style:paragraph-properties fo:text-align="justify" fo:line-height="100%"/>
      <style:text-properties fo:font-size="10pt" style:font-size-asian="10pt" style:font-size-complex="10pt" fo:language="en" fo:country="US"/>
    </style:style>
    <style:style style:name="P1120" style:parent-style-name="Textbody" style:family="paragraph">
      <style:paragraph-properties fo:text-align="justify" fo:line-height="100%"/>
      <style:text-properties fo:font-size="10pt" style:font-size-asian="10pt" style:font-size-complex="10pt" fo:language="en" fo:country="US"/>
    </style:style>
    <style:style style:name="P1121" style:parent-style-name="Textbody" style:family="paragraph">
      <style:paragraph-properties fo:text-align="justify" fo:line-height="100%"/>
      <style:text-properties fo:font-size="10pt" style:font-size-asian="10pt" style:font-size-complex="10pt" fo:language="en" fo:country="US"/>
    </style:style>
    <style:style style:name="P1122" style:parent-style-name="Textbody" style:family="paragraph">
      <style:paragraph-properties fo:text-align="justify" fo:line-height="100%"/>
      <style:text-properties fo:font-size="10pt" style:font-size-asian="10pt" style:font-size-complex="10pt" fo:language="en" fo:country="US"/>
    </style:style>
    <style:style style:name="P1123" style:parent-style-name="Textbody" style:family="paragraph">
      <style:paragraph-properties fo:text-align="justify" fo:line-height="100%"/>
      <style:text-properties fo:font-size="10pt" style:font-size-asian="10pt" style:font-size-complex="10pt" fo:language="en" fo:country="US"/>
    </style:style>
    <style:style style:name="P1124" style:parent-style-name="Textbody" style:family="paragraph">
      <style:paragraph-properties fo:text-align="justify" fo:line-height="100%"/>
      <style:text-properties fo:font-size="10pt" style:font-size-asian="10pt" style:font-size-complex="10pt" fo:language="en" fo:country="US"/>
    </style:style>
    <style:style style:name="P1125" style:parent-style-name="Textbody" style:family="paragraph">
      <style:paragraph-properties fo:text-align="justify" fo:line-height="100%"/>
      <style:text-properties fo:font-size="10pt" style:font-size-asian="10pt" style:font-size-complex="10pt" fo:language="en" fo:country="US"/>
    </style:style>
    <style:style style:name="P1126" style:parent-style-name="Textbody" style:family="paragraph">
      <style:paragraph-properties fo:text-align="justify" fo:line-height="100%"/>
      <style:text-properties fo:font-size="10pt" style:font-size-asian="10pt" style:font-size-complex="10pt" fo:language="en" fo:country="US"/>
    </style:style>
    <style:style style:name="P1127" style:parent-style-name="Textbody" style:family="paragraph">
      <style:paragraph-properties fo:text-align="justify" fo:line-height="100%"/>
      <style:text-properties fo:font-size="10pt" style:font-size-asian="10pt" style:font-size-complex="10pt" fo:language="en" fo:country="US"/>
    </style:style>
    <style:style style:name="P1128" style:parent-style-name="Textbody" style:family="paragraph">
      <style:paragraph-properties fo:text-align="justify" fo:line-height="100%"/>
      <style:text-properties fo:font-size="10pt" style:font-size-asian="10pt" style:font-size-complex="10pt" fo:language="en" fo:country="US"/>
    </style:style>
    <style:style style:name="P1129" style:parent-style-name="Textbody" style:family="paragraph">
      <style:paragraph-properties fo:text-align="justify" fo:line-height="100%"/>
      <style:text-properties fo:font-size="10pt" style:font-size-asian="10pt" style:font-size-complex="10pt" fo:language="en" fo:country="US"/>
    </style:style>
    <style:style style:name="P1130" style:parent-style-name="Textbody" style:family="paragraph">
      <style:paragraph-properties fo:text-align="justify" fo:line-height="100%"/>
      <style:text-properties fo:font-size="10pt" style:font-size-asian="10pt" style:font-size-complex="10pt" fo:language="en" fo:country="US"/>
    </style:style>
    <style:style style:name="P1131" style:parent-style-name="Textbody" style:family="paragraph">
      <style:paragraph-properties fo:text-align="justify" fo:line-height="100%"/>
      <style:text-properties fo:font-size="10pt" style:font-size-asian="10pt" style:font-size-complex="10pt" fo:language="en" fo:country="US"/>
    </style:style>
    <style:style style:name="P1132" style:parent-style-name="Textbody" style:family="paragraph">
      <style:paragraph-properties fo:text-align="justify" fo:line-height="100%"/>
      <style:text-properties fo:font-size="10pt" style:font-size-asian="10pt" style:font-size-complex="10pt" fo:language="en" fo:country="US"/>
    </style:style>
    <style:style style:name="P1133" style:parent-style-name="Textbody" style:family="paragraph">
      <style:paragraph-properties fo:text-align="justify" fo:line-height="100%"/>
      <style:text-properties fo:font-size="10pt" style:font-size-asian="10pt" style:font-size-complex="10pt" fo:language="en" fo:country="US"/>
    </style:style>
    <style:style style:name="P1134" style:parent-style-name="Textbody" style:family="paragraph">
      <style:paragraph-properties fo:text-align="justify" fo:line-height="100%"/>
      <style:text-properties fo:font-size="10pt" style:font-size-asian="10pt" style:font-size-complex="10pt" fo:language="en" fo:country="US"/>
    </style:style>
    <style:style style:name="P1135" style:parent-style-name="Textbody" style:family="paragraph">
      <style:paragraph-properties fo:text-align="justify" fo:line-height="100%"/>
      <style:text-properties fo:font-size="10pt" style:font-size-asian="10pt" style:font-size-complex="10pt" fo:language="en" fo:country="US"/>
    </style:style>
    <style:style style:name="P1136" style:parent-style-name="Textbody" style:family="paragraph">
      <style:paragraph-properties fo:text-align="justify" fo:line-height="100%"/>
    </style:style>
    <style:style style:name="T1137" style:parent-style-name="DefaultParagraphFont" style:family="text">
      <style:text-properties fo:font-size="10pt" style:font-size-asian="10pt" style:font-size-complex="10pt" fo:language="en" fo:country="U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3485041" office:target-frame-name="_top" xlink:show="replace"><text:span text:style-name="Hyperlink">Заглавие</text:span><text:tab/>2</text:a></text:p>
          <text:p text:style-name="P2"><text:a xlink:href="#_Toc13485042" office:target-frame-name="_top" xlink:show="replace"><text:span text:style-name="Hyperlink">Синтаксис</text:span><text:tab/>2</text:a></text:p>
          <text:p text:style-name="P3"><text:a xlink:href="#_Toc13485043" office:target-frame-name="_top" xlink:show="replace"><text:span text:style-name="Hyperlink">Пример программы</text:span><text:tab/>2</text:a></text:p>
          <text:p text:style-name="P4"><text:a xlink:href="#_Toc13485044" office:target-frame-name="_top" xlink:show="replace"><text:span text:style-name="Hyperlink">О этом документе</text:span><text:tab/>3</text:a></text:p>
          <text:p text:style-name="P5"><text:a xlink:href="#_Toc13485045" office:target-frame-name="_top" xlink:show="replace"><text:span text:style-name="Hyperlink">Что прочесть в спешке</text:span><text:tab/>3</text:a></text:p>
          <text:p text:style-name="P6"><text:a xlink:href="#_Toc13485046" office:target-frame-name="_top" xlink:show="replace"><text:span text:style-name="T7">О libev</text:span><text:tab/>3</text:a></text:p>
          <text:p text:style-name="P8"><text:a xlink:href="#_Toc13485047" office:target-frame-name="_top" xlink:show="replace"><text:span text:style-name="T9">Функциональность</text:span><text:tab/>3</text:a></text:p>
          <text:p text:style-name="P10"><text:a xlink:href="#_Toc13485048" office:target-frame-name="_top" xlink:show="replace"><text:span text:style-name="T11">Соглашения</text:span><text:tab/>4</text:a></text:p>
          <text:p text:style-name="P12"><text:a xlink:href="#_Toc13485049" office:target-frame-name="_top" xlink:show="replace"><text:span text:style-name="Hyperlink">Представление времени</text:span><text:tab/>4</text:a></text:p>
          <text:p text:style-name="P13"><text:a xlink:href="#_Toc13485050" office:target-frame-name="_top" xlink:show="replace"><text:span text:style-name="Hyperlink">Обработка ошибок</text:span><text:tab/>4</text:a></text:p>
          <text:p text:style-name="P14"><text:a xlink:href="#_Toc13485051" office:target-frame-name="_top" xlink:show="replace"><text:span text:style-name="Hyperlink">Глобальные функции</text:span><text:tab/>4</text:a></text:p>
          <text:p text:style-name="P15"><text:a xlink:href="#_Toc13485052" office:target-frame-name="_top" xlink:show="replace"><text:span text:style-name="Hyperlink">ev_tstamp ev_time ()</text:span><text:tab/>4</text:a></text:p>
          <text:p text:style-name="P16"><text:a xlink:href="#_Toc13485053" office:target-frame-name="_top" xlink:show="replace"><text:span text:style-name="Hyperlink">ev_sleep(ev_tstamp interval)</text:span><text:tab/>5</text:a></text:p>
          <text:p text:style-name="P17"><text:a xlink:href="#_Toc13485054" office:target-frame-name="_top" xlink:show="replace"><text:span text:style-name="T18">int ev_version_major ()</text:span><text:tab/>5</text:a></text:p>
          <text:p text:style-name="P19"><text:a xlink:href="#_Toc13485055" office:target-frame-name="_top" xlink:show="replace"><text:span text:style-name="T20">int ev_version_minor ()</text:span><text:tab/>5</text:a></text:p>
          <text:p text:style-name="P21"><text:a xlink:href="#_Toc13485056" office:target-frame-name="_top" xlink:show="replace"><text:span text:style-name="T22">unsigned int ev_supported_backends ()</text:span><text:tab/>5</text:a></text:p>
          <text:p text:style-name="P23"><text:a xlink:href="#_Toc13485057" office:target-frame-name="_top" xlink:show="replace"><text:span text:style-name="T24">unsigned int ev_recommended_backends ()</text:span><text:tab/>5</text:a></text:p>
          <text:p text:style-name="P25"><text:a xlink:href="#_Toc13485058" office:target-frame-name="_top" xlink:show="replace"><text:span text:style-name="T26">unsigned int ev_embeddable_backends ()</text:span><text:tab/>6</text:a></text:p>
          <text:p text:style-name="P27"><text:a xlink:href="#_Toc13485059" office:target-frame-name="_top" xlink:show="replace"><text:span text:style-name="T28">ev_set_allocator (void *(*cb)(void *ptr, long size) throw ())</text:span><text:tab/>6</text:a></text:p>
          <text:p text:style-name="P29"><text:a xlink:href="#_Toc13485060" office:target-frame-name="_top" xlink:show="replace"><text:span text:style-name="T30">ev_set_syserr_cb (void (*cb)(const char *msg) throw ())</text:span><text:tab/>7</text:a></text:p>
          <text:p text:style-name="P31"><text:a xlink:href="#_Toc13485061" office:target-frame-name="_top" xlink:show="replace"><text:span text:style-name="T32">ev_feed_signal (int signum)</text:span><text:tab/>7</text:a></text:p>
          <text:p text:style-name="P33"><text:a xlink:href="#_Toc13485062" office:target-frame-name="_top" xlink:show="replace"><text:span text:style-name="Hyperlink">Функции контролирующие цикл обработки событий</text:span><text:tab/>7</text:a></text:p>
          <text:p text:style-name="P34"><text:a xlink:href="#_Toc13485063" office:target-frame-name="_top" xlink:show="replace"><text:span text:style-name="T35">struct ev_loop *ev_default_loop (unsigned int flags)</text:span><text:tab/>8</text:a></text:p>
          <text:p text:style-name="P36"><text:a xlink:href="#_Toc13485064" office:target-frame-name="_top" xlink:show="replace"><text:span text:style-name="T37">struct ev_loop *ev_loop_new (unsigned int flags)</text:span><text:tab/>8</text:a></text:p>
          <text:p text:style-name="P38"><text:a xlink:href="#_Toc13485065" office:target-frame-name="_top" xlink:show="replace"><text:span text:style-name="T39">ev_loop_destroy (loop)</text:span><text:tab/>14</text:a></text:p>
          <text:p text:style-name="P40"><text:a xlink:href="#_Toc13485066" office:target-frame-name="_top" xlink:show="replace"><text:span text:style-name="T41">ev_loop_fork (loop)</text:span><text:tab/>15</text:a></text:p>
          <text:p text:style-name="P42"><text:a xlink:href="#_Toc13485067" office:target-frame-name="_top" xlink:show="replace"><text:span text:style-name="T43">int ev_is_default_loop (loop)</text:span><text:tab/>15</text:a></text:p>
          <text:p text:style-name="P44"><text:a xlink:href="#_Toc13485068" office:target-frame-name="_top" xlink:show="replace"><text:span text:style-name="T45">unsigned int ev_iteration (loop)</text:span><text:tab/>15</text:a></text:p>
          <text:p text:style-name="P46"><text:a xlink:href="#_Toc13485069" office:target-frame-name="_top" xlink:show="replace"><text:span text:style-name="T47">unsigned int ev_depth (loop)</text:span><text:tab/>16</text:a></text:p>
          <text:p text:style-name="P48"><text:a xlink:href="#_Toc13485070" office:target-frame-name="_top" xlink:show="replace"><text:span text:style-name="T49">unsigned int ev_backend (loop)</text:span><text:tab/>16</text:a></text:p>
          <text:p text:style-name="P50"><text:a xlink:href="#_Toc13485071" office:target-frame-name="_top" xlink:show="replace"><text:span text:style-name="T51">ev_tstamp ev_now (loop)</text:span><text:tab/>16</text:a></text:p>
          <text:p text:style-name="P52"><text:a xlink:href="#_Toc13485072" office:target-frame-name="_top" xlink:show="replace"><text:span text:style-name="T53">ev_now_update (loop)</text:span><text:tab/>16</text:a></text:p>
          <text:p text:style-name="P54"><text:a xlink:href="#_Toc13485073" office:target-frame-name="_top" xlink:show="replace"><text:span text:style-name="T55">ev_suspend (loop)</text:span><text:tab/>16</text:a></text:p>
          <text:p text:style-name="P56"><text:a xlink:href="#_Toc13485074" office:target-frame-name="_top" xlink:show="replace"><text:span text:style-name="T57">ev_resume (loop)</text:span><text:tab/>16</text:a></text:p>
          <text:p text:style-name="P58"><text:a xlink:href="#_Toc13485075" office:target-frame-name="_top" xlink:show="replace"><text:span text:style-name="T59">bool ev_run (loop, int flags)</text:span><text:tab/>17</text:a></text:p>
        </text:index-body>
      </text:table-of-content>
      <text:h text:style-name="Heading1" text:outline-level="1"/>
      <text:h text:style-name="P60" text:outline-level="1"><text:bookmark-start text:name="__RefHeading___Toc114_1213527551"/><text:bookmark-start text:name="_Toc13485041"/><text:soft-page-break/>Заглавие<text:bookmark-end text:name="__RefHeading___Toc114_1213527551"/><text:bookmark-end text:name="_Toc13485041"/></text:h>
      <text:p text:style-name="P61">libev – высокопроизводительный полнофункциональный цикл обработки событий, написанный на языке C.</text:p>
      <text:h text:style-name="Heading1" text:outline-level="1"><text:bookmark-start text:name="__RefHeading___Toc116_1213527551"/><text:bookmark-start text:name="_Toc13485042"/>Синтаксис<text:bookmark-end text:name="__RefHeading___Toc116_1213527551"/><text:bookmark-end text:name="_Toc13485042"/></text:h>
      <text:p text:style-name="PreformattedText">#include &lt;ev.h&gt;</text:p>
      <text:h text:style-name="Heading2" text:outline-level="2"><text:bookmark-start text:name="__RefHeading___Toc118_1213527551"/><text:bookmark-start text:name="_Toc13485043"/>Пример программы<text:bookmark-end text:name="__RefHeading___Toc118_1213527551"/><text:bookmark-end text:name="_Toc13485043"/></text:h>
      <text:section text:name="Sect1" text:style-name="S1">
        <text:p text:style-name="PreformattedText"><text:s text:c="3"/>// требуется включение одного заголовочного файла</text:p>
        <text:p text:style-name="PreformattedText"><text:s text:c="3"/>#include &lt;ev.h&gt;</text:p>
        <text:p text:style-name="PreformattedText"><text:s text:c="3"/>#include &lt;stdio.h&gt; // для вывода</text:p>
        <text:p text:style-name="PreformattedText"/>
        <text:p text:style-name="PreformattedText"><text:s text:c="3"/>// каждый тип watcher`а описывается своей typedef'd struct</text:p>
        <text:p text:style-name="PreformattedText"><text:s text:c="3"/>// с именем ev_TYPE (где TYPE – тип watcher`а)</text:p>
        <text:p text:style-name="PreformattedText"><text:s text:c="3"/><text:span text:style-name="T62">ev_io stdin_watcher;</text:span></text:p>
        <text:p text:style-name="P63"><text:s text:c="3"/>ev_timer timeout_watcher;</text:p>
        <text:p text:style-name="P64"/>
        <text:p text:style-name="PreformattedText"><text:span text:style-name="T65"><text:s text:c="3"/></text:span>// все callback`и (обратные вызовы) watcher`ов описаны одним прототипом</text:p>
        <text:p text:style-name="PreformattedText"><text:s text:c="3"/>// этот callback будет вызван, когда данные поступят на stdin</text:p>
        <text:p text:style-name="PreformattedText"><text:s text:c="3"/><text:span text:style-name="T66">static void</text:span></text:p>
        <text:p text:style-name="P67"><text:s text:c="3"/>stdin_cb (EV_P_ ev_io *w, int revents)</text:p>
        <text:p text:style-name="PreformattedText"><text:span text:style-name="T68"><text:s text:c="3"/></text:span>{</text:p>
        <text:p text:style-name="PreformattedText"><text:s text:c="5"/>puts ("stdin ready");</text:p>
        <text:p text:style-name="PreformattedText"><text:s text:c="5"/>// для однократного события, watcher должен быть остановлен вручную</text:p>
        <text:p text:style-name="PreformattedText"><text:s text:c="5"/>// с помощью соответствующей функции остановки.</text:p>
        <text:p text:style-name="PreformattedText"><text:s text:c="5"/><text:span text:style-name="T69">ev_io_stop (EV_A_ w);</text:span></text:p>
        <text:p text:style-name="P70"/>
        <text:p text:style-name="PreformattedText"><text:span text:style-name="T71"><text:s text:c="5"/></text:span>// это приведёт все вложенные ev_run к приращению итераций</text:p>
        <text:p text:style-name="PreformattedText"><text:s text:c="5"/><text:span text:style-name="T72">ev_break (EV_A_ EVBREAK_ALL);</text:span></text:p>
        <text:p text:style-name="PreformattedText"><text:span text:style-name="T73"><text:s text:c="3"/></text:span>}</text:p>
        <text:p text:style-name="PreformattedText"/>
        <text:p text:style-name="PreformattedText"><text:s text:c="3"/>// другой callback, на этот раз для time-out</text:p>
        <text:p text:style-name="PreformattedText"><text:s text:c="3"/><text:span text:style-name="T74">static void</text:span></text:p>
        <text:p text:style-name="P75"><text:s text:c="3"/>timeout_cb (EV_P_ ev_timer *w, int revents)</text:p>
        <text:p text:style-name="PreformattedText"><text:span text:style-name="T76"><text:s text:c="3"/></text:span>{</text:p>
        <text:p text:style-name="PreformattedText"><text:s text:c="5"/>puts ("timeout");</text:p>
        <text:p text:style-name="PreformattedText"><text:s text:c="5"/>// это приведёт наиболее вложенный ev_run к приращению итераций</text:p>
        <text:p text:style-name="PreformattedText"><text:tab/><text:span text:style-name="T77">ev_break (EV_A_ EVBREAK_ONE);</text:span></text:p>
        <text:p text:style-name="PreformattedText"><text:span text:style-name="T78"><text:s text:c="3"/></text:span>}</text:p>
        <text:p text:style-name="PreformattedText"/>
        <text:p text:style-name="PreformattedText"><text:s text:c="3"/>int</text:p>
        <text:p text:style-name="PreformattedText"><text:s text:c="3"/>main (void)</text:p>
        <text:p text:style-name="PreformattedText"><text:s text:c="3"/>{</text:p>
        <text:p text:style-name="PreformattedText"><text:tab/>// используется цикл обработки событий по умолчанию</text:p>
        <text:p text:style-name="PreformattedText"><text:tab/>// пока вами не будет установлен нужный явным образом</text:p>
        <text:p text:style-name="PreformattedText"><text:s text:c="5"/><text:span text:style-name="T79">struct ev_loop *loop = EV_DEFAULT;</text:span></text:p>
        <text:p text:style-name="P80"/>
        <text:p text:style-name="PreformattedText"><text:span text:style-name="T81"><text:s text:c="5"/></text:span>// инициализация watcher`а io (ввода/вывода), и затем запуск его</text:p>
        <text:p text:style-name="PreformattedText"><text:s text:c="5"/>// этот будет наблюдать за тем когда stdin станет читаемым</text:p>
        <text:p text:style-name="PreformattedText"><text:s text:c="5"/><text:span text:style-name="T82">ev_io_init (&amp;stdin_watcher, stdin_cb, /*STDIN_FILENO*/ 0, EV_READ);</text:span></text:p>
        <text:p text:style-name="P83"><text:s text:c="5"/>ev_io_start (loop, &amp;stdin_watcher);</text:p>
        <text:p text:style-name="P84"/>
        <text:p text:style-name="PreformattedText"><text:span text:style-name="T85"><text:s text:c="5"/></text:span>// инициализация watcher`а для timer`а, и затем запуск его</text:p>
        <text:p text:style-name="PreformattedText"><text:s text:c="5"/><text:span text:style-name="T86">//<text:s/></text:span>простой<text:span text:style-name="T87"><text:s/></text:span>не<text:span text:style-name="T88"><text:s/></text:span>повторяющийся<text:span text:style-name="T89"><text:s/>5.5<text:s/></text:span>секундный<text:span text:style-name="T90"><text:s text:c="2"/>timer</text:span></text:p>
        <text:p text:style-name="P91"><text:s text:c="5"/>ev_timer_init (&amp;timeout_watcher, timeout_cb, 5.5, 0.);</text:p>
        <text:p text:style-name="P92"><text:s text:c="5"/>ev_timer_start (loop, &amp;timeout_watcher);</text:p>
        <text:p text:style-name="P93"/>
        <text:p text:style-name="PreformattedText"><text:span text:style-name="T94"><text:s text:c="5"/></text:span>// теперь ждём когда события наступят</text:p>
        <text:p text:style-name="PreformattedText"><text:s text:c="5"/>ev_run (loop, 0);</text:p>
        <text:p text:style-name="PreformattedText"/>
        <text:soft-page-break/>
        <text:p text:style-name="PreformattedText"><text:s text:c="5"/>// прерывание было вызвано, выходим</text:p>
        <text:p text:style-name="PreformattedText"><text:s text:c="5"/>return 0;</text:p>
        <text:p text:style-name="PreformattedText"><text:s text:c="3"/>}</text:p>
        <text:p text:style-name="P95"/>
      </text:section>
      <text:section text:name="Sect2" text:style-name="S2">
        <text:h text:style-name="Heading1" text:outline-level="1"><text:bookmark-start text:name="__RefHeading___Toc133_1213527551"/><text:bookmark-start text:name="_Toc13485044"/>О этом документе<text:bookmark-end text:name="__RefHeading___Toc133_1213527551"/><text:bookmark-end text:name="_Toc13485044"/></text:h>
        <text:p text:style-name="P96">Этот документ содержит описание библиотеки libev.</text:p>
        <text:p text:style-name="P97">Свежайшая версия этого документа в виде web страницы, которую вы вероятно сочтёте более простой для навигации при беглом чтении:<text:s/><text:a xlink:href="http://pod.tst.eu/http:/cvs.schmorp.de/libev/ev.pod" office:target-frame-name="_top" xlink:show="replace">http://pod.tst.eu/http://cvs.schmorp.de/libev/ev.pod</text:a><text:span text:style-name="T98">.</text:span></text:p>
        <text:p text:style-name="P99"><text:bookmark-start text:name="result_box"/><text:bookmark-end text:name="result_box"/>Несмотря на то, что данное руководство ставит задачу быть максимально полным пособием по библиотеке libev, её использованию и внутреннему устройству, это не учебник по событийно-ориентированному программированию (далее<text:s/><text:span text:style-name="T100">СОП</text:span>), и не введение в СОП на libev.</text:p>
        <text:p text:style-name="P101">Это руководство также предполагает знакомство читателя с СОП в целом.</text:p>
        <text:h text:style-name="Heading1" text:outline-level="1"><text:bookmark-start text:name="__RefHeading___Toc138_1213527551"/><text:bookmark-start text:name="_Toc13485045"/>Что прочесть в спешке<text:bookmark-end text:name="__RefHeading___Toc138_1213527551"/><text:bookmark-end text:name="_Toc13485045"/></text:h>
        <text:p text:style-name="P102">Это очень подробное руководство, но к сожалению, из-за этого оно очень длинное. Если вам нужно только базовое представление о libev, я советую прочесть<text:s/><text:span text:style-name="T103">анатомия стража</text:span>, затем<text:s/><text:a xlink:href="#3.1.Пример программы|outline" office:target-frame-name="_top" xlink:show="replace">Пример программы</text:a>, что выше, и просмотреть функции в<text:s/><text:a xlink:href="#8.Глобальные функции|outline" office:target-frame-name="_top" xlink:show="replace">Г</text:a><text:a xlink:href="#8.Глобальные функции|outline" office:target-frame-name="_top" xlink:show="replace">лобальные функции</text:a><text:s/>также параграфы о<text:s/><text:span text:style-name="T104">ev_io</text:span><text:s/>и<text:s/><text:span text:style-name="T105">ev_timer</text:span><text:span text:style-name="T106"><text:s/>в<text:s/></text:span><text:span text:style-name="T107">типы стражей</text:span><text:span text:style-name="T108">.</text:span></text:p>
        <text:h text:style-name="Heading1" text:outline-level="1"><text:bookmark-start text:name="__RefHeading___Toc140_1213527551"/><text:bookmark-start text:name="_Toc13485046"/><text:span text:style-name="T109">О libev</text:span><text:bookmark-end text:name="__RefHeading___Toc140_1213527551"/><text:bookmark-end text:name="_Toc13485046"/></text:h>
        <text:p text:style-name="P110"><text:span text:style-name="T111">libev – цикл обработки событий: вы регистрируете интерес к определённым событиям (таким как файловый дескриптор стал готов для чтения или сработал таймер), и libev будет следить за этими событиями, передавая их вашей программе.</text:span></text:p>
        <text:p text:style-name="P112"><text:span text:style-name="T113">Для этого, libev должна более или мене полностью контролировать ваш процесс (или поток) выполняя обработку<text:s/></text:span><text:span text:style-name="T114">цикла событий<text:s/></text:span><text:span text:style-name="T115">(далее<text:s/></text:span><text:span text:style-name="T116">ЦС</text:span><text:span text:style-name="T117">), передавая события через механизм обратных вызовов (далее<text:s/></text:span><text:span text:style-name="T118">ОВ</text:span><text:span text:style-name="T119">).</text:span></text:p>
        <text:p text:style-name="P120"><text:span text:style-name="T121">Вы регистрируете интерес к конкретным событиям назначая так называемые<text:s/></text:span><text:span text:style-name="T122">событийные стражи</text:span><text:span text:style-name="T123">, представляющие из себя относительно небольшие Си-структуры содержащие описание интересующего события, и переданные в libev<text:s/></text:span><text:span text:style-name="T124">запуском</text:span><text:span text:style-name="T125"><text:s/>стража.</text:span></text:p>
        <text:h text:style-name="Heading2" text:outline-level="2"><text:bookmark-start text:name="__RefHeading___Toc144_1213527551"/><text:bookmark-start text:name="_Toc13485047"/><text:span text:style-name="T126">Функциональность</text:span><text:bookmark-end text:name="__RefHeading___Toc144_1213527551"/><text:bookmark-end text:name="_Toc13485047"/></text:h>
        <text:p text:style-name="P127"><text:span text:style-name="T128">libev поддерживает<text:s/></text:span><text:span text:style-name="T129">select</text:span><text:span text:style-name="T130">,<text:s/></text:span><text:span text:style-name="T131">poll</text:span><text:span text:style-name="T132">, Linux<text:s/></text:span><text:span text:style-name="T133">epoll</text:span><text:span text:style-name="T134">, BSD<text:s/></text:span><text:span text:style-name="T135">kqueue</text:span><text:span text:style-name="T136"><text:s/>и Solaris<text:s/></text:span><text:span text:style-name="T137">event port</text:span><text:span text:style-name="T138"><text:s/>для событий файловых дескрипторов (</text:span><text:span text:style-name="T139">ev_io</text:span><text:span text:style-name="T140">), Linux<text:s/></text:span><text:span text:style-name="T141">inotify</text:span><text:span text:style-name="T142"><text:s/>интерфейс (для<text:s/></text:span><text:span text:style-name="T143">ev_stat</text:span><text:span text:style-name="T144">), Linux<text:s/></text:span><text:span text:style-name="T145">eventfd/signalfd<text:s/></text:span><text:span text:style-name="T146">(для быстрого и понятного межпоточного пробуждения (</text:span><text:span text:style-name="T147">ev_async</text:span><text:span text:style-name="T148">) / обработка сигналов (</text:span><text:span text:style-name="T149">ev_signal</text:span><text:span text:style-name="T150">)) относительные таймеры (</text:span><text:span text:style-name="T151">ev_timer</text:span><text:span text:style-name="T152">), абсолютные таймеры с изменяемым расписанием (</text:span><text:span text:style-name="T153">ev_periodic</text:span><text:span text:style-name="T154">), синхронные сигналы (</text:span><text:span text:style-name="T155">ev_signal</text:span><text:span text:style-name="T156">), события изменения статуса процесса (</text:span><text:span text:style-name="T157">ev_child</text:span><text:span text:style-name="T158">), и стражи взаимодействующие с самим ЦС (</text:span><text:span text:style-name="T159">ev_idle</text:span><text:span text:style-name="T160">,<text:s/></text:span><text:span text:style-name="T161">ev_embed</text:span><text:span text:style-name="T162">,<text:s/></text:span><text:span text:style-name="T163">ev_prepare</text:span><text:span text:style-name="T164"><text:s/>и<text:s/></text:span><text:span text:style-name="T165">ev_check</text:span><text:span text:style-name="T166">), а также файловые стражи (</text:span><text:span text:style-name="T167">ev_stat</text:span><text:span text:style-name="T168">) и даже ограничено<text:s/></text:span><text:span text:style-name="T169">fork</text:span><text:span text:style-name="T170"><text:s/>события (</text:span><text:span text:style-name="T171">ev_fork</text:span><text:span text:style-name="T172">).</text:span></text:p>
        <text:p text:style-name="P173"><text:span text:style-name="T174">libev очень быстра (см.<text:s/></text:span><text:span text:style-name="T175">этот<text:s/></text:span><text:a xlink:href="http://libev.schmorp.de/bench.html" office:target-frame-name="_top" xlink:show="replace"><text:span text:style-name="T176">бенч</text:span></text:a><text:span text:style-name="T177"><text:s/>сравнивающий libev c libevent).</text:span></text:p>
        <text:h text:style-name="Heading2" text:outline-level="2"><text:bookmark-start text:name="__RefHeading___Toc148_1213527551"/><text:bookmark-start text:name="_Toc13485048"/><text:soft-page-break/><text:span text:style-name="T178">Соглашения</text:span><text:bookmark-end text:name="__RefHeading___Toc148_1213527551"/><text:bookmark-end text:name="_Toc13485048"/></text:h>
        <text:p text:style-name="P179">libev очень гибко настраиваемая. В этой инструкции описывается (наиболее общая) конфигурация по умолчанию, поддерживающая множественные ЦС. Подробнее о различных конфигурационных опциях см. раздел<text:s/><text:span text:style-name="T180">EMBED</text:span><text:s/>в этом руководстве. Если libev была сконфигурирована без поддержки множественных ЦС, то все функции принимающие первым аргументом имя<text:s/><text:span text:style-name="T181">цикла<text:s/></text:span>(тип которого всегда<text:s/><text:span text:style-name="T182">struct ev_loop *</text:span>) лишаются этого аргумента.</text:p>
        <text:h text:style-name="Heading2" text:outline-level="2"><text:bookmark-start text:name="__RefHeading___Toc150_1213527551"/><text:bookmark-start text:name="_Toc13485049"/>Представление времени<text:bookmark-end text:name="__RefHeading___Toc150_1213527551"/><text:bookmark-end text:name="_Toc13485049"/></text:h>
        <text:p text:style-name="P183">libev представляет время как число с плавающей точкой, представляющее собой дробное число секунд с начала эпохи POSIX (на практике это где-то около начала 1970, подробности сложны, не спрашивайте). Это тип называемый<text:s/><text:span text:style-name="T184">ev_tstamp</text:span>, который вы должны использовать. Он обычно представлен typedef double в С. Когда вам понадобится произвести любое вычисление над ним, вы должны представлять его как некое число с плавающей точкой.</text:p>
        <text:p text:style-name="P185">Не соответствуя своему названию, компонент<text:s/><text:span text:style-name="T186">stamp</text:span><text:s/>может использоваться для вычисления разницы во времени (например задержек) в libev.</text:p>
        <text:h text:style-name="Heading1" text:outline-level="1"><text:bookmark-start text:name="__RefHeading___Toc152_1213527551"/><text:bookmark-start text:name="_Toc13485050"/>Обработка ошибок<text:bookmark-end text:name="__RefHeading___Toc152_1213527551"/><text:bookmark-end text:name="_Toc13485050"/></text:h>
        <text:p text:style-name="P187">libev генерирует три класса ошибок: ошибки операционной системы, ошибки использования и внутренние ошибки (баги).</text:p>
        <text:p text:style-name="P188">Когда libev отлавливает ошибки операционной системы которые она не может обработать (например системный вызов приводит libev в состояние с которым она не может справиться), вызывается callback установленный при помощи<text:s/><text:span text:style-name="T189">ev_set_syserr_cb,</text:span><text:s/>который как предполагается решит проблему или завершит выполнение. По умолчанию выводится диагностическое сообщение и вызывается<text:s/><text:span text:style-name="T190">abort()</text:span>.</text:p>
        <text:p text:style-name="P191">Когда libev определяет ошибочное использование как например отрицательное значение интервала таймера, то будет выведено диагностическое сообщение и вызван<text:s/><text:span text:style-name="T192">abort()<text:s/></text:span>(средствами<text:s/><text:span text:style-name="T193">assert,<text:s/></text:span>так что NDEBUG отключит эту проверку): это программная ошибка при вызове функций libev и она должна быть исправлена.</text:p>
        <text:p text:style-name="P194">В libev также имеется несколько внутренних<text:s/><text:span text:style-name="T195">assert</text:span><text:s/>проверок на ошибки, и расширенный код проверки согласованности. Эти проверки не делаются при нормальном состоянии т. к. они указывает на проблеммы в самой libev, либо хуже того.</text:p>
        <text:h text:style-name="Heading1" text:outline-level="1"><text:bookmark-start text:name="__RefHeading___Toc154_1213527551"/><text:bookmark-start text:name="_Toc13485051"/>Глобальные функции<text:bookmark-end text:name="__RefHeading___Toc154_1213527551"/><text:bookmark-end text:name="_Toc13485051"/></text:h>
        <text:p text:style-name="P196">Эти функции могут быть вызваны в любой момент, даже до инициализации библиотеки.</text:p>
        <text:h text:style-name="Heading3" text:outline-level="3"><text:bookmark-start text:name="__RefHeading___Toc156_1213527551"/><text:bookmark-start text:name="_Toc13485052"/>ev_tstamp ev_time ()<text:bookmark-end text:name="__RefHeading___Toc156_1213527551"/><text:bookmark-end text:name="_Toc13485052"/></text:h>
        <text:p text:style-name="P197">Возвращает текущее время, которое используется в libev. Пожалуйста, имейте в виду, что<text:s/><text:span text:style-name="T198">функция<text:s/></text:span><text:span text:style-name="T199">ev_now</text:span><text:s/>обычно быстрее и возвращает именно нужное вам время. Также интересна комбинация<text:s/><text:span text:style-name="T200">ev_now_update</text:span><text:s/>и<text:s/><text:span text:style-name="T201">ev_now</text:span>.</text:p>
        <text:h text:style-name="Heading3" text:outline-level="3"><text:bookmark-start text:name="__RefHeading___Toc158_1213527551"/><text:bookmark-start text:name="_Toc13485053"/><text:soft-page-break/>ev_sleep(ev_tstamp interval)<text:bookmark-end text:name="__RefHeading___Toc158_1213527551"/><text:bookmark-end text:name="_Toc13485053"/></text:h>
        <text:p text:style-name="P202">Засыпает на заданный интервал: текущий поток будет блокирован пока не произойдёт прерывание или не истечёт заданный интервал (приблизительно: может разблокировать немного раньше, даже если не возникнет прерывания). Вернёт управление мгновенно если<text:s/><text:span text:style-name="T203">interval &lt;= 0</text:span>.</text:p>
        <text:p text:style-name="Textbody">По сути это аналог<text:s/><text:span text:style-name="T204">sleep()</text:span>.</text:p>
        <text:p text:style-name="P205">Диапазон<text:s/><text:span text:style-name="T206">interval</text:span><text:s/>ограничен – libev гарантированно работает c интервалами до одних суток (<text:span text:style-name="T207">interval &lt;= 86400</text:span>).</text:p>
        <text:h text:style-name="P208" text:outline-level="3"><text:bookmark-start text:name="__RefHeading___Toc160_1213527551"/><text:bookmark-start text:name="_Toc13485054"/>int ev_version_major ()<text:bookmark-end text:name="__RefHeading___Toc160_1213527551"/><text:bookmark-end text:name="_Toc13485054"/></text:h>
        <text:h text:style-name="P209" text:outline-level="3"><text:bookmark-start text:name="__RefHeading___Toc162_1213527551"/><text:bookmark-start text:name="_Toc13485055"/>int ev_version_minor ()<text:bookmark-end text:name="__RefHeading___Toc162_1213527551"/><text:bookmark-end text:name="_Toc13485055"/></text:h>
        <text:p text:style-name="P210">Вы можете узнать основной и младший номера версии библиотеки, с помощью вызова функций<text:s/><text:span text:style-name="T211">ev_version_major<text:s/></text:span>и<text:s/><text:span text:style-name="T212">ev_version_minor</text:span>. Если вы хотите, вы можете сопоставить их с глобальными значениями<text:s/><text:span text:style-name="T213">EV_VERSION_MAJOR</text:span><text:s/>и<text:s/><text:span text:style-name="T214">EV_VERSION_MINOR</text:span>, которые определяют версию библиотеки с которой была скомпилирована ваша программа.</text:p>
        <text:p text:style-name="P215">Эти номера версий ссылаются на ABI версии библиотеки, а не на релиз.</text:p>
        <text:p text:style-name="P216">Обычно, хорошая идея прекратить выполнение, если основная версия не совпадает, т. к. это указывает на несовместимые изменения. Большее значение младшей версии не является проблемой.</text:p>
        <text:p text:style-name="P217">Пример: убедиться, что мы случайно не слинкованы с неверной версией<text:s/><text:bookmark-start text:name="result_box2"/><text:bookmark-end text:name="result_box2"/>(обратите внимание, однако, что это не обнаружит других несоответствий ABI, таких как LFS или повторное размещение).</text:p>
        <text:p text:style-name="P218"><text:span text:style-name="T219"><text:s text:c="3"/></text:span><text:span text:style-name="T220">assert (("libev version mismatch",</text:span></text:p>
        <text:p text:style-name="P221"><text:s text:c="12"/>ev_version_major () == EV_VERSION_MAJOR</text:p>
        <text:p text:style-name="P222"><text:s text:c="12"/>&amp;&amp; ev_version_minor () &gt;= EV_VERSION_MINOR));</text:p>
        <text:h text:style-name="P223" text:outline-level="3"><text:bookmark-start text:name="__RefHeading___Toc215_1213527551"/><text:bookmark-start text:name="_Toc13485056"/>unsigned int ev_supported_backends ()<text:bookmark-end text:name="__RefHeading___Toc215_1213527551"/><text:bookmark-end text:name="_Toc13485056"/></text:h>
        <text:p text:style-name="P224">Возвращает набор всех бэкэндов (т.е. им соответствующее<text:s/><text:span text:style-name="T225">EV_BACKEND_*</text:span><text:s/>значения) скомпилированное в этот бинарник libev (независимо от их поддержки системой на которой вы запущены). См.<text:s/><text:span text:style-name="T226">ev_default_loop</text:span><text:s/>для описания набора значений.</text:p>
        <text:p text:style-name="P227">Пример: убедимся, что нам доступен метод epoll, потому что это здорово и должно у нас быть и дайте нам на него торрент, пожалуйста!!!11</text:p>
        <text:p text:style-name="PreformattedText"><text:span text:style-name="T228"><text:s text:c="2"/></text:span><text:span text:style-name="T229"><text:s/></text:span><text:span text:style-name="T230">assert (("sorry, no epoll, no sex",</text:span></text:p>
        <text:p text:style-name="P231"><text:s text:c="12"/>ev_supported_backends () &amp; EVBACKEND_EPOLL));</text:p>
        <text:h text:style-name="P232" text:outline-level="3"><text:bookmark-start text:name="__RefHeading___Toc217_1213527551"/><text:bookmark-start text:name="_Toc13485057"/>unsigned int ev_recommended_backends ()<text:bookmark-end text:name="__RefHeading___Toc217_1213527551"/><text:bookmark-end text:name="_Toc13485057"/></text:h>
        <text:p text:style-name="P233">Возвращает набор всех бэкэндов скомпилированных в этот бинарник libev и также рекомендованных для этой платформы, что значит, она будет работать для большинства файловых дескрипторов. Этот набор часто меньше того который возвращается<text:s/><text:span text:style-name="T234">ev_supported_backends()</text:span>, например kqueue будет пропущен на большинстве BSD и не будет<text:s/><text:soft-page-break/>авто определён до тех пор пока вы явно не запросите его (предполагается вы знаете что делаете).<text:s/><text:bookmark-start text:name="result_box3"/><text:bookmark-end text:name="result_box3"/>Это набор бэкэндов, будет рассматриваться libev, если вы не укажите бэкенды явно.</text:p>
        <text:h text:style-name="P235" text:outline-level="3"><text:bookmark-start text:name="__RefHeading___Toc221_1213527551"/><text:bookmark-start text:name="_Toc13485058"/>unsigned int ev_embeddable_backends ()<text:bookmark-end text:name="__RefHeading___Toc221_1213527551"/><text:bookmark-end text:name="_Toc13485058"/></text:h>
        <text:p text:style-name="P236">Возвращает набор бэкэндов, встраиваемых в другие циклы обработки событий. Это значение <text:s/>платформозависимо но может включать бэкэнды недоступные на данной системе. Чтобы найти какие встраиваемые бэкэнды поддерживаются на текущей системе, вам следует взглянуть на (ev_embeddable_backends() &amp; ev_supported_backends()),<text:s/><text:bookmark-start text:name="result_box4"/><text:bookmark-end text:name="result_box4"/>аналогично рекомендуемым.</text:p>
        <text:p text:style-name="P237">Взгляните на<text:s/><text:span text:style-name="T238">ev_embed</text:span><text:s/>стражи для большей информации.</text:p>
        <text:h text:style-name="P239" text:outline-level="3"><text:bookmark-start text:name="__RefHeading___Toc223_1213527551"/><text:bookmark-start text:name="_Toc13485059"/>ev_set_allocator (void *(*cb)(void *ptr, long size) throw ())<text:bookmark-end text:name="__RefHeading___Toc223_1213527551"/><text:bookmark-end text:name="_Toc13485059"/></text:h>
        <text:p text:style-name="P240">Устанавливает используемую функцию выделения памяти (прототип аналогичен — семантически идентичен функции<text:s/><text:span text:style-name="T241">realloc</text:span><text:s/>c89/SuS/POSIX). Она используется для выделения и освобождения памяти (ничего удивительного). Если она возвращает нулевое значение когда память запрошена (<text:span text:style-name="T242">size != 0</text:span>), библиотека может выполнить<text:s/><text:span text:style-name="T243">abort()</text:span><text:s/>или предпринять другие деструктивные действия.</text:p>
        <text:p text:style-name="P244">С тех пор как некоторые системы (как минимум OpenBSD и Darwin) не реализуют корректно работающий<text:s/><text:span text:style-name="T245">realloc</text:span>, libev использует обёртку для<text:s/><text:span text:style-name="T246">realloc</text:span><text:s/>и<text:s/><text:span text:style-name="T247">free</text:span><text:s/>функций по умолчанию.</text:p>
        <text:p text:style-name="P248">Вы можете переопределить эту функцию в приложениях с высокой доступностью, скажем для освобождения небольшого количества памяти если не удаётся выполнить выделение памяти, для использования специального аллокатора, или даже заснуть на время и пробовать пока немного памяти не освободится.</text:p>
        <text:p text:style-name="P249">Пример: код<text:s/><text:span text:style-name="T250">realloc</text:span><text:s/>в libev по умолчанию, что может быть полезным в качестве основы вашей собственной реализации.</text:p>
        <text:p text:style-name="P251"><text:span text:style-name="T252"><text:s text:c="3"/></text:span><text:span text:style-name="T253">static void *</text:span></text:p>
        <text:p text:style-name="P254"><text:s text:c="3"/>ev_realloc_emul (void *ptr, long size) EV_NOEXCEPT</text:p>
        <text:p text:style-name="P255"><text:s text:c="3"/>{</text:p>
        <text:p text:style-name="P256"><text:s text:c="5"/>if (size)</text:p>
        <text:p text:style-name="P257"><text:s text:c="7"/>return realloc (ptr, size);</text:p>
        <text:p text:style-name="P258"/>
        <text:p text:style-name="PreformattedText"><text:span text:style-name="T259"><text:s text:c="5"/></text:span><text:span text:style-name="T260">free (ptr);</text:span></text:p>
        <text:p text:style-name="P261"><text:s text:c="5"/>return 0;</text:p>
        <text:p text:style-name="P262"><text:s text:c="3"/>}</text:p>
        <text:p text:style-name="P263">Пример: замена libev аллокатора тем, который подождёт немного и потом попробует повторить попытку (пример требует realloc со стандартным поведением).</text:p>
        <text:p text:style-name="P264"><text:span text:style-name="T265"><text:s text:c="3"/></text:span><text:span text:style-name="T266">static void *</text:span></text:p>
        <text:p text:style-name="PreformattedText"><text:span text:style-name="T267"><text:s text:c="3"/>persistent_realloc (void<text:s/></text:span><text:span text:style-name="T268">*ptr</text:span><text:span text:style-name="T269">, size_t size) EV_NOEXCEPT</text:span></text:p>
        <text:p text:style-name="P270"><text:s text:c="3"/>{</text:p>
        <text:p text:style-name="P271"><text:s text:c="5"/>if(!size) {</text:p>
        <text:p text:style-name="P272"><text:s text:c="7"/>free (ptr);</text:p>
        <text:p text:style-name="P273"><text:s text:c="7"/>return 0;</text:p>
        <text:p text:style-name="P274"><text:s text:c="5"/>}</text:p>
        <text:p text:style-name="P275"/>
        <text:soft-page-break/>
        <text:p text:style-name="P276"><text:s text:c="5"/>for (;;) {</text:p>
        <text:p text:style-name="PreformattedText"><text:span text:style-name="T277"><text:s text:c="9"/>void<text:s/></text:span><text:span text:style-name="T278">*newptr</text:span><text:span text:style-name="T279"><text:s/>= realloc (ptr, size);</text:span></text:p>
        <text:p text:style-name="P280"><text:s text:c="9"/>if (newptr)</text:p>
        <text:p text:style-name="P281"><text:s text:c="11"/>return newptr;</text:p>
        <text:p text:style-name="P282"/>
        <text:p text:style-name="PreformattedText"><text:span text:style-name="T283"><text:s text:c="9"/></text:span><text:span text:style-name="T284">sleep</text:span><text:span text:style-name="T285"><text:s/>(60);</text:span></text:p>
        <text:p text:style-name="P286"><text:s text:c="7"/>}</text:p>
        <text:p text:style-name="P287"><text:s text:c="3"/>}</text:p>
        <text:p text:style-name="P288"/>
        <text:p text:style-name="P289"><text:s text:c="3"/>...</text:p>
        <text:p text:style-name="P290"><text:s text:c="3"/>ev_set_allocator (persistent_realloc);</text:p>
        <text:h text:style-name="P291" text:outline-level="3"><text:bookmark-start text:name="__RefHeading___Toc225_1213527551"/><text:bookmark-start text:name="_Toc13485060"/>ev_set_syserr_cb (void (*cb)(const char *msg) throw ())<text:bookmark-end text:name="__RefHeading___Toc225_1213527551"/><text:bookmark-end text:name="_Toc13485060"/></text:h>
        <text:p text:style-name="P292">Устанавливает ОВ для случая возникновении ошибок в повторных системных вызовах (таких как неудачный вызов<text:s/><text:span text:style-name="T293">select</text:span>,<text:s/><text:span text:style-name="T294">poll</text:span>,<text:s/><text:span text:style-name="T295">epoll_wait</text:span>).<text:s/><text:bookmark-start text:name="result_box5"/><text:bookmark-end text:name="result_box5"/>Сообщение представляет собой печатную строку, указывающую системный вызов или подсистему, вызвавшую проблему. Если этот ОВ установлен, то libev ожидает, что он исправит ситуацию, независимо от того, что к ней привело. То есть, libev, как правило, повторяет запрошенную операцию, и если ситуация не изменится, выполнит плохие вещи (например,<text:s/><text:span text:style-name="T296">abort()</text:span>).</text:p>
        <text:p text:style-name="P297">Пример. Это в целом то же самое, что делает libev.</text:p>
        <text:p text:style-name="P298"><text:span text:style-name="T299"><text:s text:c="3"/></text:span><text:span text:style-name="T300">static void</text:span></text:p>
        <text:p text:style-name="PreformattedText"><text:span text:style-name="T301"><text:s text:c="3"/>fatal_error (const char<text:s/></text:span><text:span text:style-name="T302">*msg</text:span><text:span text:style-name="T303">) EV_NOEXCEPT</text:span></text:p>
        <text:p text:style-name="P304"><text:s text:c="3"/>{</text:p>
        <text:p text:style-name="P305"><text:s text:c="5"/>perror (msg);</text:p>
        <text:p text:style-name="P306"><text:s text:c="5"/>abort ();</text:p>
        <text:p text:style-name="P307"><text:s text:c="3"/>}</text:p>
        <text:p text:style-name="P308"/>
        <text:p text:style-name="P309"><text:s text:c="3"/>...</text:p>
        <text:p text:style-name="P310"><text:s text:c="3"/>ev_set_syserr_cb (fatal_error);</text:p>
        <text:h text:style-name="P311" text:outline-level="3"><text:bookmark-start text:name="__RefHeading___Toc228_1213527551"/><text:bookmark-start text:name="_Toc13485061"/>ev_feed_signal (int signum)<text:bookmark-end text:name="__RefHeading___Toc228_1213527551"/><text:bookmark-end text:name="_Toc13485061"/></text:h>
        <text:p text:style-name="P312">Функция может быть использована для «симуляции» получения сигнала. Абсолютно безопасно вызвать эту функцию в любой момент из любого контекста, включая обработчики сигналов и произвольные потоки.</text:p>
        <text:p text:style-name="P313">Её основное назначение — управление обработчиками сигналов в вашем процессе, особенно в условиях многопоточности. Например вы можете блокировать сигналы по умолчанию во всех потоках (и указать<text:s/><text:span text:style-name="T314">EVFLAG_NOSIGMASK</text:span><text:s/>при создании всех циклов), а в одном потоке, использовать<text:s/><text:span text:style-name="T315">sigwait<text:s/></text:span>или любой другой механизм ожидания сигналов, с последующей <text:s/>«передачей» в libev вызовом<text:s/><text:span text:style-name="T316">ev_feed_signal</text:span><text:span text:style-name="T317">.</text:span></text:p>
        <text:h text:style-name="Heading1" text:outline-level="1"><text:bookmark-start text:name="__RefHeading___Toc230_1213527551"/><text:bookmark-start text:name="_Toc13485062"/>Функции контролирующие цикл обработки событий<text:bookmark-end text:name="__RefHeading___Toc230_1213527551"/><text:bookmark-end text:name="_Toc13485062"/></text:h>
        <text:p text:style-name="P318">ЦС описывается<text:s/><text:span text:style-name="T319">struct ev_loop *</text:span><text:s/>(где<text:s/><text:span text:style-name="T320">struct — не</text:span><text:s/>опция в данном случае, если только совместимость с libev 3 не была отключена, так как libev 3 имела функцию с таким же именем как эта структура).</text:p>
        <text:soft-page-break/>
        <text:p text:style-name="P321">Библиотека оперирует двумя типами таких циклов, цикл<text:s/><text:span text:style-name="T322">по умолчанию</text:span>, который поддерживает обработку событий дочерних процессов, и<text:s/><text:span text:style-name="T323">динамически</text:span><text:s/>создаваемые циклы, которые не поддерживают этого.</text:p>
        <text:h text:style-name="P324" text:outline-level="3"><text:bookmark-start text:name="__RefHeading___Toc233_1213527551"/><text:bookmark-start text:name="_Toc13485063"/>struct ev_loop *ev_default_loop (unsigned int flags)<text:bookmark-end text:name="__RefHeading___Toc233_1213527551"/><text:bookmark-end text:name="_Toc13485063"/></text:h>
        <text:p text:style-name="P325">Эта функция возвращает объект ЦС по «умолчанию», которым вы преимущественно будите пользоваться когда вам просто нужен «цикл событий». Объект цикла событий и параметр<text:s/><text:span text:style-name="T326">flags<text:s/></text:span>описываются более подробно в заметке о<text:s/><text:span text:style-name="T327">ev_loop_new</text:span>.</text:p>
        <text:p text:style-name="P328">Если цикл по умолчанию уже инициализирован то эта функция просто вернёт его (игнорируя флаги. Если такое поведение вызывает сомнения, проверьте<text:s/><text:span text:style-name="T329">ev_backend()</text:span><text:span text:style-name="T330"><text:s/></text:span>после). В противном случае, она создаст новый цикл в соответствии с переданными флагами, которые почти всегда должны быть<text:s/><text:span text:style-name="T331">0</text:span>, за исключением когда сам вызывающий вызван из<text:s/><text:span text:style-name="T332">ev_run</text:span><text:span text:style-name="T333">,<text:s/></text:span>или иным образом считается «основной программой».</text:p>
        <text:p text:style-name="P334">Если вы не знаете какой цикл событий использовать, используйте тот который возвращает эта функция (или воспользуйтесь макросом<text:s/><text:span text:style-name="T335">EV_DEFAULT</text:span>).</text:p>
        <text:p text:style-name="P336">Имейте в виду, что эта функция<text:s/><text:span text:style-name="T337">не</text:span><text:s/>потокобезопасна, так если вы хотите использовать её из нескольких потоков, вам предстоит реализовать какой нибудь мьютекс (обратите внимание, что этот случай маловероятен, поскольку циклы не могут быть просто разделены между потоками).</text:p>
        <text:p text:style-name="P338">Только цикл по умолчанию может обрабатывать стражей<text:s/><text:span text:style-name="T339">ev_child</text:span><text:span text:style-name="T340">.</text:span><text:s/>Для этого, он всегда регистрирует обработчик для<text:s/><text:span text:style-name="T341">SIGCHLD</text:span>. Если это проблема для вашего приложения, вы можете создать динамический цикл с<text:s/><text:span text:style-name="T342">ev_loop_new,<text:s/></text:span>который не делает этого, или вы можете просто переопределить обработчик сигнала<text:s/><text:span text:style-name="T343">SIGCHLD</text:span><text:s/><text:span text:style-name="T344">после</text:span><text:s/>вызова<text:s/><text:span text:style-name="T345">ev_default_init.</text:span></text:p>
        <text:p text:style-name="P346">Пример: это наиболее типичное использование.</text:p>
        <text:p text:style-name="P347"><text:span text:style-name="T348"><text:s text:c="3"/></text:span><text:span text:style-name="T349">if (!ev_default_loop (0))</text:span></text:p>
        <text:p text:style-name="P350"><text:s text:c="5"/><text:tab/>fatal ("could not initialise libev, bad $LIBEV_FLAGS in environment?");</text:p>
        <text:p text:style-name="P351">Пример: ограничивает libev в выборе select или poll <text:s/>в качестве бэкэнда, и игнорирует настройки окружения:</text:p>
        <text:p text:style-name="P352"><text:span text:style-name="T353"><text:s text:c="3"/></text:span><text:span text:style-name="T354">ev_default_loop (EVBACKEND_POLL | EVBACKEND_SELECT | EVFLAG_NOENV);</text:span></text:p>
        <text:h text:style-name="P355" text:outline-level="3"><text:bookmark-start text:name="__RefHeading___Toc235_1213527551"/><text:bookmark-start text:name="_Toc13485064"/>struct ev_loop *ev_loop_new (unsigned int flags)<text:bookmark-end text:name="__RefHeading___Toc235_1213527551"/><text:bookmark-end text:name="_Toc13485064"/></text:h>
        <text:p text:style-name="P356">Функция создаёт и инициализирует новый объект ЦС. Если не удаётся инициализировать цикл, возвращает<text:s/><text:span text:style-name="T357">false</text:span>.</text:p>
        <text:p text:style-name="P358">Эта функция потокобезопасна, и является типичным примером использования libev в многопоточном приложении является создание одного цикла обработки на поток, и использование цикла по умолчанию в «main» или «родительском» потоке.</text:p>
        <text:p text:style-name="P359">Аргумент<text:s/><text:span text:style-name="T360">flags<text:s/></text:span>может быть использован для указания особого поведения или выбора бэкендов, но обычно это<text:s/><text:span text:style-name="T361">0</text:span><text:s/>(или<text:s/><text:span text:style-name="T362">EVFLAG_AUTO</text:span>).</text:p>
        <text:p text:style-name="P363">Доступны следующие флаги:</text:p>
        <text:soft-page-break/>
        <text:p text:style-name="Heading"><text:span text:style-name="SourceText">EVFLAG_AUTO</text:span></text:p>
        <text:p text:style-name="P364"><text:span text:style-name="T365">Значение flags по умолчанию. Используйте его, если у вас нет подсказки (это правильный выбор, поверьте мне).</text:span></text:p>
        <text:p text:style-name="Heading"><text:span text:style-name="SourceText">EVFLAG_NOENV</text:span></text:p>
        <text:p text:style-name="P366"><text:span text:style-name="T367">Если бит этого флага присутствует в значении (или программа выполняет setupid или setgid) то libev<text:s/></text:span><text:span text:style-name="T368">не будет</text:span><text:span text:style-name="T369"><text:s/>просматривать переменную окружения<text:s/></text:span><text:span text:style-name="T370">LIBEV_FLAGS</text:span><text:span text:style-name="T371">. В противном случае (по умолчанию), эта переменная окружения переопределит флаги целиком, если будет найдена в окружении. Это применяется для тестирования производительности бэкэндов и работы над багами, или для того чтобы сделать libev потокобезопасной (обращение к переменным окружения не может быть произведено потокобезопастным образом, но обычно такой подход работает, если другой процесс не модифицирует их).</text:span></text:p>
        <text:p text:style-name="Heading"><text:span text:style-name="SourceText">EVFLAG_FORKCHECK</text:span></text:p>
        <text:p text:style-name="P372"><text:span text:style-name="T373">Вместо ручного вызова<text:s/></text:span><text:span text:style-name="T374">ev_loop_fork</text:span><text:span text:style-name="T375"><text:s/>после<text:s/></text:span><text:span text:style-name="T376">fork</text:span><text:span text:style-name="T377">, вы можете заставить libev делать проверку на<text:s/></text:span><text:span text:style-name="T378">fork</text:span><text:span text:style-name="T379"><text:s/>в каждой итерации по средствам включения этого флага.</text:span></text:p>
        <text:p text:style-name="P380"><text:span text:style-name="T381">Это достигается вызовом<text:s/></text:span><text:span text:style-name="T382">getpid()</text:span><text:span text:style-name="T383"><text:s/>на каждой итерации цикла, и по правде это сильно замедляет ваш цикл обработки событий, если вы делаете множество итераций и мало реальной работы, однако это обычно незаметно (на моём GNU/Linux например,<text:s/></text:span><text:span text:style-name="T384">getpid()</text:span><text:span text:style-name="T385"><text:s/>на самом деле простая 5-и шаговая последовательность без системных вызовов и она очень быстра, но мой GNU/Linux также поддерживает<text:s/></text:span><text:span text:style-name="T386">pthread_atfork</text:span><text:span text:style-name="T387"><text:s/>который ещё быстрее). (Обновление: в glibc версии 2.25 оптимизация<text:s/></text:span><text:span text:style-name="T388">getpid()<text:s/></text:span><text:span text:style-name="T389">снова удалена).</text:span></text:p>
        <text:p text:style-name="P390"><text:span text:style-name="T391">Большое преимущество этого флага — то, что вы можете забыть о<text:s/></text:span><text:span text:style-name="T392">fork<text:s/></text:span><text:span text:style-name="T393">(и вы забыли о том, что забыли сообщить libev о<text:s/></text:span><text:span text:style-name="T394">fork</text:span><text:span text:style-name="T395">инге,<text:s/></text:span><text:bookmark-start text:name="result_box6"/><text:bookmark-end text:name="result_box6"/><text:span text:style-name="T396">хотя вам все равно придется игнорировать<text:s/></text:span><text:span text:style-name="T397">SIGPIPE</text:span><text:span text:style-name="T398">) когда используете этот флаг.</text:span></text:p>
        <text:p text:style-name="P399"><text:span text:style-name="T400">Этот флаг не может быть переопределён или установлен в переменной окружения<text:s/></text:span><text:span text:style-name="T401">LIBEV_FLAGS</text:span><text:span text:style-name="T402">.</text:span></text:p>
        <text:p text:style-name="Heading"><text:span text:style-name="SourceText">EVFLAG_NOINOTIFY</text:span></text:p>
        <text:p text:style-name="P403"><text:span text:style-name="T404">Когда этот флаг установлен, libev не будет пытаться использовать<text:s/></text:span><text:span text:style-name="T405">inotify</text:span><text:span text:style-name="T406"><text:s/>API для<text:s/></text:span><text:span text:style-name="T407">ev_stat</text:span><text:span text:style-name="T408"><text:s/></text:span><text:span text:style-name="T409">стражей.<text:s/></text:span><text:bookmark-start text:name="result_box7"/><text:bookmark-end text:name="result_box7"/><text:span text:style-name="T410">Помимо отладки и тестирования, этот флаг может быть полезен для экономии<text:s/></text:span><text:span text:style-name="T411">inotify</text:span><text:span text:style-name="T412"><text:s/>файловых дескрипторов, поскольку в противном случае каждый цикл, использующий<text:s/></text:span><text:span text:style-name="T413">ev_stat</text:span><text:span text:style-name="T414"><text:s/>наблюдатели, потребляет один<text:s/></text:span><text:span text:style-name="T415">inotify</text:span><text:span text:style-name="T416"><text:s/>дескриптор.</text:span></text:p>
        <text:p text:style-name="Heading"><text:span text:style-name="SourceText">EVFLAG_SIGNALFD</text:span></text:p>
        <text:p text:style-name="P417"><text:bookmark-start text:name="result_box8"/><text:bookmark-end text:name="result_box8"/><text:span text:style-name="T418">Когда этот флаг установлен, libev будет пытаться использовать<text:s/></text:span><text:span text:style-name="T419">signalfd</text:span><text:span text:style-name="T420"><text:s/>API для своих стражей<text:s/></text:span><text:span text:style-name="T421">ev_signal</text:span><text:span text:style-name="T422"><text:s/>(и<text:s/></text:span><text:span text:style-name="T423">ev_child</text:span><text:span text:style-name="T424">). Этот API доставляет сигналы синхронно, что делает его как быстрее, так и позволяет получать данные в виде очереди. Он также может упростить обработку сигналов потоками, если вы правильно блокируете сигналы в своих потоках, которые не заинтересованы в их обработке.</text:span></text:p>
        <text:soft-page-break/>
        <text:p text:style-name="P425"><text:span text:style-name="T426">Signalfd</text:span><text:span text:style-name="T427"><text:s/>не будет использоваться по умолчанию, так как это изменит вашу маску сигналов, и есть много дрянных библиотек и программ (например, threadpool из glib), которые не могут правильно инициализировать свои маски сигналов.</text:span></text:p>
        <text:p text:style-name="Heading"><text:span text:style-name="SourceText">EVFLAG_NOSIGMASK</text:span></text:p>
        <text:p text:style-name="P428"><text:bookmark-start text:name="result_box9"/><text:bookmark-end text:name="result_box9"/><text:span text:style-name="T429">Когда этот флаг установлен, libev будет избегать изменения маски сигнала. В частности, это означает, что вы должны убедиться, что сигналы разблокированы, когда вы хотите их получить.</text:span></text:p>
        <text:p text:style-name="P430"><text:span text:style-name="T431">Такое поведение полезно, когда вы хотите выполнять собственную обработку сигналов или хотите обрабатывать сигналы только в определенных потоках и хотите избежать разблокировки сигналов libev.</text:span></text:p>
        <text:p text:style-name="P432"><text:span text:style-name="T433">Также требуется для POSIX в потоковой программе, так как libev вызывает<text:s/></text:span><text:span text:style-name="T434">sigprocmask</text:span><text:span text:style-name="T435">, поведение которого официально не определено.</text:span></text:p>
        <text:p text:style-name="P436"><text:span text:style-name="T437">Поведение этого флага станет умолчанием в будущих версиях libev.</text:span></text:p>
        <text:p text:style-name="Heading"><text:span text:style-name="SourceText">EVBACKEND_SELECT</text:span><text:span text:style-name="T438"><text:s/></text:span><text:span text:style-name="T439">(значение 1, портируемый бэкенд select)</text:span></text:p>
        <text:p text:style-name="P440"><text:span text:style-name="T441">Это стандартный бэкэнд<text:s/></text:span><text:span text:style-name="T442">select(2). Не полностью</text:span><text:span text:style-name="T443"><text:s/>стандартный, так как libev пытается использовать свой собственный fd_set без ограничений количества fd, при использовании этого бэкенда. Он не очень хорошо масштабируется (O(N_fd)), но обычно это быстрейший бэкенд для небольшого количества fd.</text:span></text:p>
        <text:p text:style-name="P444"><text:span text:style-name="T445">Для получения хорошей производительности от этого бэкенда вам потребуется большое количество параллелизма (большинство дискрипторов должны быть заняты). Если вы пишите сервер, вам надо выполнять<text:s/></text:span><text:span text:style-name="T446">accept()<text:s/></text:span><text:span text:style-name="T447">в цикле на как можно большем количестве соединений за одну итерацию. Вы могли бы также обратить внимание на<text:s/></text:span><text:span text:style-name="T448">ev_set_io_collect_interval()</text:span><text:span text:style-name="T449"><text:s/>для увеличения количества готовых к чтению дескрипторов за одну итерацию.</text:span></text:p>
        <text:p text:style-name="P450"><text:span text:style-name="T451">Этот бэкэнд сопоставляет<text:s/></text:span><text:span text:style-name="T452">EV_READ</text:span><text:span text:style-name="T453"><text:s/>c множеством readfd и<text:s/></text:span><text:span text:style-name="T454">EV_WRITE</text:span><text:span text:style-name="T455"><text:s/>с множеством writefd (и для обхода ошибок на Microsoft Windows, также на exceptfds для этой платформы).</text:span></text:p>
        <text:p text:style-name="Heading"><text:span text:style-name="SourceText">EVBACKEND_POLL</text:span><text:span text:style-name="T456"><text:s/></text:span><text:span text:style-name="T457">(значение 2, poll бэкенд, доступен везде, кроме windows)</text:span></text:p>
        <text:p text:style-name="P458"><text:span text:style-name="T459">Это стандартный бэкенд<text:s/></text:span><text:span text:style-name="T460">poll</text:span><text:span text:style-name="T461">(2). Он более сложен чем<text:s/></text:span><text:span text:style-name="T462">select</text:span><text:span text:style-name="T463">, но обрабатывает разбросанные fds лучше и не имеет искусственного ограничения количества fd которые вы можете использовать (за исключением падения производительности с большим количеством неактивных fd). Он масштабируется аналогично с<text:s/></text:span><text:span text:style-name="T464">select</text:span><text:span text:style-name="T465">, то есть O(N_fds).<text:s/></text:span><text:span text:style-name="T466">Смотреть заметку о<text:s/></text:span><text:span text:style-name="T467">EVBACKEND_SELECT</text:span><text:span text:style-name="T468">, выше,<text:s/></text:span><text:bookmark-start text:name="result_box10"/><text:bookmark-end text:name="result_box10"/><text:span text:style-name="T469">для рекомендаций по производительности.</text:span></text:p>
        <text:p text:style-name="P470"><text:span text:style-name="T471">Бэкенды соотносятся<text:s/></text:span><text:span text:style-name="T472">EV_READ</text:span><text:span text:style-name="T473"><text:s/></text:span><text:span text:style-name="T474">с</text:span><text:span text:style-name="T475"><text:s/></text:span><text:span text:style-name="T476">POLLIN | POLLERR | POLLHUP</text:span><text:span text:style-name="T477">, и<text:s/></text:span><text:span text:style-name="T478">EV_WRITE</text:span><text:span text:style-name="T479"><text:s/>к<text:s/></text:span><text:span text:style-name="T480">POLLOUT | POLLERR | POLLHUP</text:span><text:span text:style-name="T481">.</text:span></text:p>
        <text:p text:style-name="Heading"><text:span text:style-name="SourceText">EVBACKEND_EPOLL</text:span><text:span text:style-name="T482"><text:s/></text:span><text:span text:style-name="T483">(значение 4, Linux)</text:span></text:p>
        <text:p text:style-name="P484"><text:span text:style-name="T485">Использование Linux- специфичного<text:s/></text:span><text:span text:style-name="T486">epoll(7)</text:span><text:span text:style-name="T487"><text:s/>интерфейса (для обоих до- и после- 2.6.9 kernel).</text:span></text:p>
        <text:p text:style-name="P488"><text:span text:style-name="T489">Для небольшого количества fd, этот бэкэнд немного медленнее чем poll и select, но он феноменально хорошо масштабируется. В то время как poll и select обычно масштабируются<text:s/></text:span><text:soft-page-break/><text:span text:style-name="T490">как O(N_fd), где N_fd является количеством fd (или наибольшим fd), epoll масштабируется как O(1) или как O(active_fd).</text:span></text:p>
        <text:p text:style-name="P491"><text:span text:style-name="T492">Механизм<text:s/></text:span><text:span text:style-name="T493">epoll</text:span><text:span text:style-name="T494"><text:s/>заслуживает отдельного упоминания как наиболее кривой из продвинутых механизмов обработки событий: откровенную досаду вызывает незаметный сброс файловых дескрипторов, требование системного вызова при каждом изменении каждого файлового дескриптора (и ненужное угадывание параметров), проблемы с дублированием, возвращением раньше таймаута, что приводит к дополнительным итерациям (и только 5мс точность, когда<text:s/></text:span><text:span text:style-name="T495">select</text:span><text:span text:style-name="T496"><text:s/>на той же самой платформе даёт 0.1 мс точность) и так далее. Наибольшие претензии вызывает fork race, — если программа вызывает fork тогда<text:s/></text:span><text:span text:style-name="T497">оба</text:span><text:span text:style-name="T498">, родительский и дочерний процессы, должны пересоздать<text:s/></text:span><text:span text:style-name="T499">epoll</text:span><text:span text:style-name="T500"><text:s/>набор, что может занять определённое время (один системный вызов на каждый файловый дескриптор) и это конечно сложно отследить.</text:span></text:p>
        <text:p text:style-name="P501"><text:span text:style-name="T502">Epoll</text:span><text:span text:style-name="T503"><text:s/>также общеизвестно глюченный — встраивание fd<text:s/></text:span><text:span text:style-name="T504">epoll</text:span><text:span text:style-name="T505"><text:s/></text:span><text:span text:style-name="T506">должно</text:span><text:span text:style-name="T507"><text:s/>работать, но конечно же<text:s/></text:span><text:span text:style-name="T508">не работает</text:span><text:span text:style-name="T509">, и<text:s/></text:span><text:span text:style-name="T510">epoll</text:span><text:span text:style-name="T511"><text:s/>любит сообщать о событиях для полностью несоответствующих файловых дескрипторов (даже для уже закрытых, поэтому их даже не получается удалить из набора) от зарегистрированных в наборе (особенно на SMP системах). libev пытается сосчитать такие ложные уведомления по средствам внедрения дополнительного счётчика и сопоставления его с событиями для фильтрации ложных, когда это необходимо.<text:s/></text:span><text:bookmark-start text:name="result_box11"/><text:bookmark-end text:name="result_box11"/><text:span text:style-name="T512">Epoll</text:span><text:span text:style-name="T513"><text:s/>также ошибочно округляет тайм ауты, но не сообщает, когда и на сколько, поэтому иногда вам приходится получать задержки, потому что<text:s/></text:span><text:span text:style-name="T514">epoll</text:span><text:span text:style-name="T515"><text:s/>возвращается сразу, несмотря на ненулевой тайм-аут. И, наконец, но не последнее, он также отказывается работать с некоторыми файловыми дескрипторами, с которыми отлично работает<text:s/></text:span><text:span text:style-name="T516">select</text:span><text:span text:style-name="T517"><text:s/>(файлы, многие символьные устройства ...).</text:span></text:p>
        <text:p text:style-name="P518"><text:span text:style-name="T519">Epoll —<text:s/></text:span><text:span text:style-name="T520">катастрофа среди ЦС, франкенполл, собранный в спешке, с не продуманным дизайном и интерфейсом. О, боль, когда же это закончится …</text:span></text:p>
        <text:p text:style-name="P521"><text:span text:style-name="T522">Во время остановки, настройки и запуска стражей I/O в одной итерации приведёт к некоторому кешированию, тем не менее существует системный вызов на такой случай (т. к. тот же файловый дескриптор может указывать на другие файловые дескрипторы), поэтому лучше избегать этого. Также,<text:s/></text:span><text:span text:style-name="T523">dup()<text:s/></text:span><text:span text:style-name="T524">файловый дескриптор может не работать правильно если вы зарегистрировали событие на оба файловых дескриптора.</text:span></text:p>
        <text:p text:style-name="P525"><text:span text:style-name="T526">Лучшая производительность от этого бэкенда достигается путём удаления всех стражей для файлового дескриптора до того, как он будет закрыт, если это возможно, т. е. использование как минимум одного активного стража на файловый дескриптор всё время. Остановка и запуск стража (без переназначения) также обычно не вызывает дополнительные накладные расходы. Fork может привести к ложным срабатываниям, а также заставляет libev удалить и пересоздать объект<text:s/></text:span><text:span text:style-name="T527">epoll,<text:s/></text:span><text:span text:style-name="T528">что займёт продолжительное время и, следовательно этого надо избегать.</text:span></text:p>
        <text:p text:style-name="P529"><text:span text:style-name="T530">Это значит, что на практике,<text:s/></text:span><text:span text:style-name="T531">EVBACKEND_SELECT</text:span><text:span text:style-name="T532"><text:s/>может оказаться быстрее чем<text:s/></text:span><text:span text:style-name="T533">epoll</text:span><text:span text:style-name="T534"><text:s/>для возможно сотен файловых дескрипторов, в зависимости от использования. Как печально.</text:span></text:p>
        <text:p text:style-name="P535"><text:span text:style-name="T536">Номинально встраивается в другие ЦС, эта возможность не работает во многих проверенных версиях ядра, но возможно в текущей всё исправлено.</text:span></text:p>
        <text:p text:style-name="P537"><text:span text:style-name="T538">Это бэкэнд сопоставляет<text:s/></text:span><text:span text:style-name="T539">EV_READ</text:span><text:span text:style-name="T540"><text:s/>и<text:s/></text:span><text:span text:style-name="T541">EV_WRITE</text:span><text:span text:style-name="T542"><text:s/>одинаковым образом как<text:s/></text:span><text:span text:style-name="T543">EVBACKEND_POLL</text:span><text:span text:style-name="T544">.</text:span></text:p>
        <text:soft-page-break/>
        <text:p text:style-name="Heading"><text:span text:style-name="SourceText">EVBACKEND_LINUXAIO<text:s/></text:span><text:span text:style-name="T545">(значение 64, Linux)</text:span></text:p>
        <text:p text:style-name="Textbody"><text:span text:style-name="T546">Использование Linux-специфичного Linux AIO (</text:span><text:span text:style-name="T547">не<text:s/></text:span><text:span text:style-name="T548">aio(7), а io_submit(2)) доступено в ядрах после 4.18 (но libev пытается его использовать c версии 4.19+).</text:span></text:p>
        <text:p text:style-name="Textbody"><text:span text:style-name="T549">Это еще один провальный Linux-специфичный ЦС.</text:span></text:p>
        <text:p text:style-name="P550"><text:span text:style-name="T551">Если этот бэкэнд работает у вас (на момент написания статьи он был очень экспериментальным), это лучший интерфейс событий, доступный в Linux, и, возможно, его стоит включить — если он не доступен на вашем ядре, это будет обнаружено, и это бэкэнд будет пропущен.</text:span></text:p>
        <text:p text:style-name="P552"><text:span text:style-name="T553">Этот бэкенд может выполнять пакетные запросы и поддерживает кольцевой буфер в пользовательском адресном пространстве для доставки событий. Он также не страдает от большинства недостатков в дизайне характерных для<text:s/></text:span><text:span text:style-name="T554">epoll<text:s/></text:span><text:span text:style-name="T555">(таких как не возможность удаления источника сообщений из набора<text:s/></text:span><text:span text:style-name="T556">epoll</text:span><text:span text:style-name="T557">), это звучит слишком хорошо, чтобы быть правдой. Но этот бэкенд страдает от целого ряда новых ограничений, заставляя вас вернуться к<text:s/></text:span><text:span text:style-name="T558">epoll</text:span><text:span text:style-name="T559">, несмотря на все его проблемы с дизайном.</text:span></text:p>
        <text:p text:style-name="P560"><text:span text:style-name="T561">Во-первых, он непросто встраивается (но это может быть сделано с дополнительными издержками). На него также распространяются ограничения системы, которые можно настроить в /proc/sys/fs/aio-max-nr. Если ни одного AIO запроса не осталось, этот бэкенд будет пропущен во время инициализации, и будет заменён на<text:s/></text:span><text:span text:style-name="T562">epoll</text:span><text:span text:style-name="T563">, когда ЦС активен.</text:span></text:p>
        <text:p text:style-name="P564"><text:span text:style-name="T565">Однако на практике наиболее проблематичным является то, что не все типы файловых дескрипторы работают с ним. Например Linux 5.1 поддерживает TCP сокеты, пайпы, событийные дескрипторы, файлы,<text:s/></text:span><text:span text:style-name="T566">dev/null,</text:span><text:span text:style-name="T567">и многое другое, но tty не работает правильно (известный<text:s/></text:span><text:a xlink:href="https://lore.kernel.org/patchwork/patch/1047453/" office:target-frame-name="_top" xlink:show="replace"><text:span text:style-name="SourceText">баг</text:span></text:a><text:span text:style-name="T568"><text:s/>который совсем не заботит разработчиков), так что это не (пока?) ЦС общего назначения.</text:span></text:p>
        <text:p text:style-name="P569"><text:span text:style-name="T570">В целом, похоже, разработчики Linux просто не хотят, чтобы существовал портируемый ЦС, кроме select или poll.</text:span></text:p>
        <text:p text:style-name="P571"><text:span text:style-name="T572">Чтобы обойти все эти проблемы, текущая версия libev использует бэкэнд epoll как запасной вариант для типов файловых дескрипторов, которые не работают c AIO. Или полностью возвращается к epoll, если ядро не поддерживается.</text:span></text:p>
        <text:p text:style-name="P573"><text:span text:style-name="T574">Это бэкэнд сопоставляет<text:s/></text:span><text:span text:style-name="T575">EV_READ</text:span><text:span text:style-name="T576"><text:s/>и<text:s/></text:span><text:span text:style-name="T577">EV_WRITE</text:span><text:span text:style-name="T578"><text:s/>одинаковым образом как<text:s/></text:span><text:span text:style-name="T579">EVBACKEND_POLL</text:span><text:span text:style-name="T580">.</text:span></text:p>
        <text:p text:style-name="P581"><text:span text:style-name="SourceText">EVBACKEND_KQUEUE<text:s/></text:span><text:span text:style-name="T582">(значение 8, большинство BSD клонов)</text:span></text:p>
        <text:p text:style-name="P583"><text:span text:style-name="T584">kqueue</text:span><text:span text:style-name="T585"><text:s/>заслуживает отдельного упоминания, в момент написания, он ломался на всех BSD за исключением NetBSD (обычно он не работает надёжно ни с чем кроме сокетов, пайпов, за исключением на Darwin, где он конечно абсолютно не востребован).<text:s/></text:span><text:bookmark-start text:name="result_box14"/><text:bookmark-end text:name="result_box14"/><text:span text:style-name="T586">В отличие от epoll, чья проблема в дизайне,<text:s/></text:span><text:span text:style-name="T587">kqueue</text:span><text:span text:style-name="T588"><text:s/>баги могут (и со временем будут) будут исправлены без изменения API для уже существующих программ. По этой причине<text:s/></text:span><text:span text:style-name="T589">kqueue</text:span><text:span text:style-name="T590"><text:s/>не определяется автоматически пока вы явно не укажите его флаг (то есть используя<text:s/></text:span><text:span text:style-name="T591">EVBACKEND_KQUEUE</text:span><text:span text:style-name="T592">) или libev была скомпилирована на хорошо известной системе как NetBSD.</text:span></text:p>
        <text:soft-page-break/>
        <text:p text:style-name="P593"><text:span text:style-name="T594">Вы можете встроить<text:s/></text:span><text:span text:style-name="T595">kqueue</text:span><text:span text:style-name="T596"><text:s/>в обычный бэкенд</text:span><text:span text:style-name="T597"><text:s/>poll<text:s/></text:span><text:span text:style-name="T598">или<text:s/></text:span><text:span text:style-name="T599">select</text:span><text:span text:style-name="T600"><text:s/>и использовать его только для сокетов (после того как убедитесь, что сокеты работают с<text:s/></text:span><text:span text:style-name="T601">kqueue</text:span><text:span text:style-name="T602"><text:s/>правильно на целевой платформе). См.<text:s/></text:span><text:span text:style-name="T603">ev_embed</text:span><text:span text:style-name="T604"><text:s/>страж для большей информации.</text:span></text:p>
        <text:p text:style-name="P605"><text:span text:style-name="T606">Она масштабируется таким же образом как и<text:s/></text:span><text:span text:style-name="T607">epoll</text:span><text:span text:style-name="T608">, но интерфейс к ядру более эффективен (что ничего не говорит о скорости работы, конечно же). Во время остановки, настройки и запуска I/O стражей не требуется никаких дополнительных системных вызовов как с<text:s/></text:span><text:span text:style-name="T609">EVBACKEND_EPOLL</text:span><text:span text:style-name="T610">, он по-прежнему добавляет до двух изменений событий за раз. Поддержка<text:s/></text:span><text:span text:style-name="T611">fork()<text:s/></text:span><text:span text:style-name="T612">очень плоха (вы можете получить утечку fd при<text:s/></text:span><text:span text:style-name="T613">fork(),<text:s/></text:span><text:span text:style-name="T614">но это более разумно чем в<text:s/></text:span><text:span text:style-name="T615">epoll</text:span><text:span text:style-name="T616">) и<text:s/></text:span><text:bookmark-start text:name="result_box15"/><text:bookmark-end text:name="result_box15"/><text:span text:style-name="T617">он автоматически отключает fds в подобных сложнообноруживаемых случаях.</text:span></text:p>
        <text:p text:style-name="P618"><text:bookmark-start text:name="result_box16"/><text:bookmark-end text:name="result_box16"/><text:span text:style-name="T619">Этот бэкенд обычно хорош в большинстве ситуаций.</text:span></text:p>
        <text:p text:style-name="P620"><text:bookmark-start text:name="result_box17"/><text:bookmark-end text:name="result_box17"/><text:span text:style-name="T621">Хотя номинально встраивается в другие циклы событий, это не всегда работает, поэтому может потребоваться тестирование. И поскольку он ломается почти везде, вы должны использовать его только тогда, когда у вас много сокетов (для которых он обычно работает), встроив его в другой цикл событий (например,<text:s/></text:span><text:span text:style-name="T622">EVBACKEND_SELECT</text:span><text:span text:style-name="T623"><text:s/>или<text:s/></text:span><text:span text:style-name="T624">EVBACKEND_POLL</text:span><text:span text:style-name="T625"><text:s/>(но poll конечно также ломается на OS X)) и, как я и сказал используйте его только для сокетов.</text:span></text:p>
        <text:p text:style-name="P626"><text:span text:style-name="T627">Этот бэкэед соотносит<text:s/></text:span><text:span text:style-name="T628">EV_READ</text:span><text:span text:style-name="T629"><text:s/>как</text:span><text:span text:style-name="T630"><text:s/>EVFILT_READ</text:span><text:span text:style-name="T631"><text:s/>kevent с<text:s/></text:span><text:span text:style-name="T632">NOTE_EOF</text:span><text:span text:style-name="T633">, и<text:s/></text:span><text:span text:style-name="T634">EV_WRITE</text:span><text:span text:style-name="T635"><text:s/>как<text:s/></text:span><text:span text:style-name="T636">EVFILT_WRITE</text:span><text:span text:style-name="T637"><text:s/>kevent с<text:s/></text:span><text:span text:style-name="T638">NOTE_EOF</text:span><text:span text:style-name="T639">.</text:span></text:p>
        <text:p text:style-name="Heading"><text:span text:style-name="SourceText">EVBACKEND_DEVPOLL</text:span><text:span text:style-name="T640"><text:s/></text:span><text:span text:style-name="T641">(значение 16, Solaris 8)</text:span></text:p>
        <text:p text:style-name="P642"><text:span text:style-name="T643">Пока не реализовано (и скорее всего не будет, до тех пор, пока вы не пришлёте мне реализацию).<text:s/></text:span><text:bookmark-start text:name="result_box18"/><text:bookmark-end text:name="result_box18"/><text:span text:style-name="T644">Согласно сообщениям, /dev/poll поддерживает только сокеты и не встраивается, что очень сильно ограничивает полезность этого бэкенда.</text:span></text:p>
        <text:p text:style-name="Heading"><text:span text:style-name="T645">EVBACKEND_PORT</text:span><text:span text:style-name="T646"><text:s/></text:span><text:span text:style-name="T647">(</text:span><text:span text:style-name="T648">знаечение</text:span><text:span text:style-name="T649"><text:s/>32, Solaris 10)</text:span></text:p>
        <text:p text:style-name="P650"><text:span text:style-name="T651">Этот</text:span><text:span text:style-name="T652"><text:s/></text:span><text:span text:style-name="T653">механизм</text:span><text:span text:style-name="T654"><text:s/></text:span><text:span text:style-name="T655">использует</text:span><text:span text:style-name="T656"><text:s/>event port</text:span><text:span text:style-name="T657"><text:s/></text:span><text:span text:style-name="T658">Solaris 10.<text:s/></text:span><text:span text:style-name="T659">Как и всё на Solaris, он очень медленный, но он очень хорошо масштабируется (O (active_fds)).</text:span></text:p>
        <text:p text:style-name="P660"><text:span text:style-name="T661">Хотя этот бэкенд хорошо масштабируется, он требует одного системного вызова для каждого активного дескриптора файла для каждой итерации цикла. Для небольшого и среднего количества файловых дескрипторов может работать медленнее чем<text:s/></text:span><text:span text:style-name="T662">EVBACKEND_SELECT<text:s/></text:span><text:span text:style-name="T663">и<text:s/></text:span><text:span text:style-name="T664">EVBACKEND_POLL</text:span><text:span text:style-name="T665">.</text:span></text:p>
        <text:p text:style-name="P666"><text:span text:style-name="T667">Положительная сторона этого бэкенда — полное выполнение спецификаций во всех тестах и полная встраиваемость, что редко для<text:s/></text:span><text:span text:style-name="T668">ОС</text:span><text:span text:style-name="T669">-специфичных бэкендов (я предпочитаю предсказуемость обходным путям).</text:span></text:p>
        <text:p text:style-name="P670"><text:span text:style-name="T671">Отрицательная сторона —<text:s/></text:span><text:span text:style-name="T672">причудливость. Он<text:s/></text:span><text:span text:style-name="T673">настолько странный, что даже сам sun ошибается в своих примерах кода: функция опроса событий иногда передаёт события вызывающему, даже если произошла ошибка, но без указания, была ли ошибка или нет (да, это даже документировано именно так) — очень опасно для пограничных интерфейсов, где вам абсолютно необходимо знать, произошло ли событие или нет, потому что вам нужно повторно активировать стража.</text:span></text:p>
        <text:p text:style-name="P674"><text:span text:style-name="T675">К счастью, libev, похоже, способен обойти этот идиотизм.</text:span></text:p>
        <text:soft-page-break/>
        <text:p text:style-name="P676"><text:span text:style-name="T677">Этот бэкенд сопоставляет<text:s/></text:span><text:span text:style-name="T678">EV_READ</text:span><text:span text:style-name="T679"><text:s/>и<text:s/></text:span><text:span text:style-name="T680">EV_WRITE</text:span><text:span text:style-name="T681"><text:s/>так же, как<text:s/></text:span><text:span text:style-name="T682">EVBACKEND_POLL</text:span><text:span text:style-name="T683">.</text:span></text:p>
        <text:p text:style-name="Heading"><text:span text:style-name="SourceText">EVBACKEND_ALL</text:span></text:p>
        <text:p text:style-name="P684"><text:bookmark-start text:name="result_box20"/><text:bookmark-end text:name="result_box20"/><text:span text:style-name="T685">Пробует все бэкэнды (даже потенциально сломанные, которые не будут проверяться с<text:s/></text:span><text:span text:style-name="T686">EVFLAG_AUTO</text:span><text:span text:style-name="T687">).</text:span><text:span text:style-name="T688"><text:s/>т.к. это маска, допустимо<text:s/></text:span><text:span text:style-name="T689">EVBACKEND</text:span><text:span text:style-name="T690">_</text:span><text:span text:style-name="T691">ALL</text:span><text:span text:style-name="T692"><text:s/></text:span><text:span text:style-name="T693">&amp; ~</text:span><text:span text:style-name="T694">EVBACKEND</text:span><text:span text:style-name="T695">_</text:span><text:span text:style-name="T696">KQUEUE</text:span><text:span text:style-name="T697">.</text:span></text:p>
        <text:p text:style-name="P698"><text:span text:style-name="T699">Определенно не рекомендуется использовать этот флаг.<text:s/></text:span><text:span text:style-name="T700">Вместо этого используйте, что<text:s/></text:span><text:span text:style-name="T701">возвращает</text:span><text:span text:style-name="T702"><text:s/>ev_recommended_backends()</text:span><text:span text:style-name="T703">, или просто не указывать бэкенд вообще.</text:span></text:p>
        <text:p text:style-name="Heading"><text:span text:style-name="SourceText">EVBACKEND_MASK</text:span></text:p>
        <text:p text:style-name="P704"><text:bookmark-start text:name="result_box21"/><text:bookmark-end text:name="result_box21"/><text:span text:style-name="T705">Это не бэкенд, а маска для выбора всех бэкэнд-битов из значения флагов, если вы хотите замаскировать любые бэкенды из значения флагов (например, при изменении переменной среды<text:s/></text:span><text:span text:style-name="T706">LIBEV_FLAGS</text:span><text:span text:style-name="T707">).</text:span></text:p>
        <text:p text:style-name="P708"><text:bookmark-start text:name="result_box22"/><text:bookmark-end text:name="result_box22"/><text:span text:style-name="T709">Если один или несколько флагов бэкэнда указаны в значении флагов, тогда будут проверяться только эти бэкенды (в обратном порядке, как указано здесь). Если ни один из них не указан, будут проверены все бэкенды в<text:s/></text:span><text:span text:style-name="T710">ev_recommended_backends()</text:span><text:span text:style-name="T711">.</text:span></text:p>
        <text:p text:style-name="P712"><text:span text:style-name="T713">Пример. Попробуйте создать цикл событий, который использует epoll и ничего другого.</text:span></text:p>
        <text:p text:style-name="P714"><text:span text:style-name="T715">struct ev_loop *epoller = ev_loop_new (EVBACKEND_EPOLL | EVFLAG_NOENV);</text:span></text:p>
        <text:p text:style-name="P716"><text:s text:c="3"/>if (!epoller)</text:p>
        <text:p text:style-name="P717"><text:s text:c="5"/>fatal ("no epoll found here, maybe it hides under your chair");</text:p>
        <text:p text:style-name="P718"><text:bookmark-start text:name="result_box23"/><text:bookmark-end text:name="result_box23"/><text:span text:style-name="T719">Пример: используйте все, что предлагает libev, но убедитесь, что<text:s/></text:span><text:span text:style-name="T720">kqueue</text:span><text:span text:style-name="T721"><text:s/>используется, если доступно.</text:span></text:p>
        <text:p text:style-name="P722"><text:span text:style-name="T723"><text:s/></text:span><text:span text:style-name="T724">struct ev_loop *loop = ev_loop_new (ev_recommended_backends () | EVBACKEND_KQUEUE);</text:span></text:p>
        <text:p text:style-name="P725"><text:span text:style-name="T726">Пример: подобно, на<text:s/></text:span><text:span text:style-name="T727">Linux</text:span><text:span text:style-name="T728">, вы возможно захотите получить преимущества от использования<text:s/></text:span><text:span text:style-name="T729">Linux</text:span><text:span text:style-name="T730"><text:s/></text:span><text:span text:style-name="T731">AIO</text:span><text:span text:style-name="T732"><text:s/>или отступить к чему-нибудь другому, если это невозможно.</text:span></text:p>
        <text:p text:style-name="P733">struct ev_loop *loop = ev_loop_new (ev_recommended_backends () | EVBACKEND_LINUXAIO);</text:p>
        <text:p text:style-name="P734"/>
        <text:h text:style-name="Heading3" text:outline-level="3"><text:bookmark-start text:name="__RefHeading___Toc399_1213527551"/><text:bookmark-start text:name="_Toc13485065"/><text:span text:style-name="SourceText">ev_loop_destroy (loop)</text:span><text:bookmark-end text:name="__RefHeading___Toc399_1213527551"/><text:bookmark-end text:name="_Toc13485065"/></text:h>
        <text:p text:style-name="P735"><text:bookmark-start text:name="result_box24"/><text:bookmark-end text:name="result_box24"/><text:span text:style-name="T736">Уничтожает объект</text:span><text:span text:style-name="T737"><text:s/></text:span><text:span text:style-name="T738">ЦС</text:span><text:span text:style-name="T739"><text:s/>(освобождает всю память и состояние ядра и т. д.). Ни один из активных<text:s/></text:span><text:span text:style-name="T740">стражей</text:span><text:span text:style-name="T741"><text:s/>не будет остановлен в обычном смысле, так, например,<text:s/></text:span><text:span text:style-name="T742">ev_is_active</text:span><text:span text:style-name="T743"><text:s/>может по-прежнему возвращать true. Это ваша обязанность либо полностью остановить все</text:span><text:span text:style-name="T744"><text:s/>стражи</text:span><text:span text:style-name="T745">, прежде чем вызывать эту функцию, либо справиться с этим фактом (как правило, это самая простая вещь, вы можете просто игнорировать наблюдатели и/или<text:s/></text:span><text:span text:style-name="T746">выполнить<text:s/></text:span><text:span text:style-name="T747">free()</text:span><text:span text:style-name="T748">, например).</text:span></text:p>
        <text:p text:style-name="P749"><text:span text:style-name="T750">Обратите внимание, что определенное глобальное состояние, такое как состояние сигнала (и установленные обработчики сигналов), не<text:s/></text:span><text:span text:style-name="T751">будут восстановлены<text:s/></text:span><text:span text:style-name="T752">этой функцией, как и связанные<text:s/></text:span><text:span text:style-name="T753">стражи<text:s/></text:span><text:span text:style-name="T754">(такие как<text:s/></text:span><text:span text:style-name="T755">сигналы</text:span><text:span text:style-name="T756"><text:s/>и<text:s/></text:span><text:span text:style-name="T757">стражи<text:s/></text:span><text:span text:style-name="T758">потомков) должны быть остановлены вручную.</text:span></text:p>
        <text:p text:style-name="P759"><text:span text:style-name="T760">Эта функция обычно используется для объектов цикла, выделенных<text:s/></text:span><text:span text:style-name="T761">ev_loop_new</text:span><text:span text:style-name="T762">, но также может использоваться для цикла по умолчанию, возвращаемом<text:s/></text:span><text:span text:style-name="T763">ev_default_loop</text:span><text:span text:style-name="T764">, и в<text:s/></text:span><text:span text:style-name="T765">последнем<text:s/></text:span><text:span text:style-name="T766">случае она не является потокобезопасой.</text:span></text:p>
        <text:soft-page-break/>
        <text:p text:style-name="P767"><text:span text:style-name="T768">Обратите внимание, что не рекомендуется вызывать эту функцию для цикла по умолчанию, за исключением редкого случая, когда в</text:span><text:span text:style-name="T769">ам действительно нужно освободи</text:span><text:span text:style-name="T770">ть ресурсы. Если вам нужны динамически выделенные циклы, лучше использовать<text:s/></text:span><text:span text:style-name="T771">ev_loop_new</text:span><text:span text:style-name="T772"><text:s/>и<text:s/></text:span><text:span text:style-name="T773">ev_loop_destroy</text:span><text:span text:style-name="T774">.</text:span></text:p>
        <text:h text:style-name="Heading3" text:outline-level="3"><text:bookmark-start text:name="__RefHeading___Toc401_1213527551"/><text:bookmark-start text:name="_Toc13485066"/><text:span text:style-name="SourceText">ev_loop_fork (loop)</text:span><text:bookmark-end text:name="__RefHeading___Toc401_1213527551"/><text:bookmark-end text:name="_Toc13485066"/></text:h>
        <text:p text:style-name="P775"><text:bookmark-start text:name="result_box25"/><text:bookmark-end text:name="result_box25"/><text:span text:style-name="T776">Эта функция устанавливает флаг, который<text:s/></text:span><text:span text:style-name="T777">приводит к переинициализации бэкндов на следующей итерации<text:s/></text:span><text:span text:style-name="T778">ev_run</text:span><text:span text:style-name="T779">. Несмотря на название, вы можете вызывать е</text:span><text:span text:style-name="T780">ё</text:span><text:span text:style-name="T781"><text:s/>в любое время, когда<text:s/></text:span><text:span text:style-name="T782">можно</text:span><text:span text:style-name="T783"><text:s/>запускать или останавливать<text:s/></text:span><text:span text:style-name="T784">стражи</text:span><text:span text:style-name="T785"><text:s/>(за исключением<text:s/></text:span><text:span text:style-name="T786">ОВ<text:s/></text:span><text:span text:style-name="T787">ev_prepare</text:span><text:span text:style-name="T788">), но наибольший смысл после<text:s/></text:span><text:span text:style-name="T789">fork</text:span><text:span text:style-name="T790"><text:s/>в дочернем</text:span><text:span text:style-name="T791"><text:s/>процессе. Вы<text:s/></text:span><text:span text:style-name="T792">должны</text:span><text:span text:style-name="T793"><text:s/>вызвать её</text:span><text:span text:style-name="T794"><text:s/>(или использовать<text:s/></text:span><text:span text:style-name="T795">EVFLAG_FORKCHECK</text:span><text:span text:style-name="T796">) в<text:s/></text:span><text:span text:style-name="T797">дочернем процессе<text:s/></text:span><text:span text:style-name="T798">перед возобновлением<text:s/></text:span><text:span text:style-name="T799">ЦС<text:s/></text:span><text:span text:style-name="T800">или вызовом<text:s/></text:span><text:span text:style-name="T801">ev_run</text:span><text:span text:style-name="T802">.</text:span></text:p>
        <text:p text:style-name="P803"><text:span text:style-name="T804">Кроме того, если вы хотите повторно использовать цикл (через эту функцию или<text:s/></text:span><text:span text:style-name="T805">EVFLAG_FORKCHECK</text:span><text:span text:style-name="T806">), вы<text:s/></text:span><text:span text:style-name="T807">также</text:span><text:span text:style-name="T808"><text:s/>должны игнорировать<text:s/></text:span><text:span text:style-name="T809">SIGPIPE</text:span><text:span text:style-name="T810">.</text:span></text:p>
        <text:p text:style-name="P811"><text:span text:style-name="T812">Опять же, вы должны вызвать её</text:span><text:span text:style-name="T813"><text:s/>для любого<text:s/></text:span><text:span text:style-name="T814">ЦС</text:span><text:span text:style-name="T815">, который хотите повторно использовать после<text:s/></text:span><text:span text:style-name="T816">fork</text:span><text:span text:style-name="T817">,<text:s/></text:span><text:span text:style-name="T818">даже если вы не планиру</text:span><text:span text:style-name="T819">ете использовать<text:s/></text:span><text:span text:style-name="T820">ЦС</text:span><text:span text:style-name="T821"><text:s/>в родительском процессе</text:span><text:span text:style-name="T822">. Это связано с тем,<text:s/></text:span><text:span text:style-name="T823">что некоторые интерфейсы ядра *cough</text:span><text:span text:style-name="T824">* kqueue *cough* делают забавные вещи во время<text:s/></text:span><text:span text:style-name="T825">fork</text:span><text:span text:style-name="T826">.</text:span></text:p>
        <text:p text:style-name="P827"><text:span text:style-name="T828">С другой стороны, вам нужно вызвать эту функцию в дочернем процессе, если и только если вы хотите использовать<text:s/></text:span><text:span text:style-name="T829">ЦС</text:span><text:span text:style-name="T830"><text:s/>в дочернем процессе. Если вы просто fork + exec или создаете новый цикл в дочернем<text:s/></text:span><text:span text:style-name="T831">процессе</text:span><text:span text:style-name="T832">, вам не нужно вызывать<text:s/></text:span><text:span text:style-name="T833">её вообще<text:s/></text:span><text:span text:style-name="T834">(на самом деле<text:s/></text:span><text:span text:style-name="T835">epoll<text:s/></text:span><text:span text:style-name="T836">настолько сильно кривой, что он создаёт отличие, но libev обычно сам</text:span><text:span text:style-name="T837">а обнаруживает это и выполняет</text:span><text:span text:style-name="T838"><text:s/></text:span><text:span text:style-name="T839">дорогостоящее пересоздание<text:s/></text:span><text:span text:style-name="T840">бэкэнда).</text:span></text:p>
        <text:p text:style-name="P841"><text:span text:style-name="T842">Сама функция довольно быстрая, и обычно не проблема вызвать её на всякий случай после fork.</text:span></text:p>
        <text:p text:style-name="P843"><text:span text:style-name="T844">Пример: автоматизация вызова<text:s/></text:span><text:span text:style-name="T845">ev_loop_fork</text:span><text:span text:style-name="T846"><text:s/>в<text:s/></text:span><text:span text:style-name="T847">ЦС<text:s/></text:span><text:span text:style-name="T848">по умолчанию при использовании pthreads.</text:span></text:p>
        <text:p text:style-name="P849"><text:span text:style-name="T850"><text:s text:c="3"/></text:span><text:span text:style-name="T851">static void</text:span></text:p>
        <text:p text:style-name="P852"><text:s text:c="3"/>post_fork_child (void)</text:p>
        <text:p text:style-name="P853"><text:s text:c="3"/>{</text:p>
        <text:p text:style-name="P854"><text:s text:c="5"/>ev_loop_fork (EV_DEFAULT);</text:p>
        <text:p text:style-name="P855"><text:s text:c="3"/>}</text:p>
        <text:p text:style-name="P856"/>
        <text:p text:style-name="P857"><text:s text:c="3"/>...</text:p>
        <text:p text:style-name="P858"><text:s text:c="3"/>pthread_atfork (0, 0, post_fork_child);</text:p>
        <text:h text:style-name="Heading3" text:outline-level="3"><text:bookmark-start text:name="__RefHeading___Toc403_1213527551"/><text:bookmark-start text:name="_Toc13485067"/><text:span text:style-name="T859">int ev_is_default_loop (loop)</text:span><text:bookmark-end text:name="__RefHeading___Toc403_1213527551"/><text:bookmark-end text:name="_Toc13485067"/></text:h>
        <text:p text:style-name="P860"><text:bookmark-start text:name="result_box26"/><text:bookmark-end text:name="result_box26"/><text:span text:style-name="T861">Возвращает true, если<text:s/></text:span><text:span text:style-name="T862">пере</text:span><text:span text:style-name="T863">данный цикл является, по сути, циклом по умолчанию, и false в противном случае.</text:span></text:p>
        <text:h text:style-name="Heading3" text:outline-level="3"><text:bookmark-start text:name="__RefHeading___Toc405_1213527551"/><text:bookmark-start text:name="_Toc13485068"/><text:span text:style-name="T864">unsigned int ev_iteration (loop)</text:span><text:bookmark-end text:name="__RefHeading___Toc405_1213527551"/><text:bookmark-end text:name="_Toc13485068"/></text:h>
        <text:p text:style-name="P865"><text:bookmark-start text:name="result_box27"/><text:bookmark-end text:name="result_box27"/><text:span text:style-name="T866">Возвращает текущий счетчик итераций для цикла событий, который идентичен количеству раз, libev сделала опрос новых событий. Он начинается с 0 и работает с достаточным количеством итераций.</text:span></text:p>
        <text:soft-page-break/>
        <text:p text:style-name="P867"><text:span text:style-name="T868">Это значение иногда может быть полезно<text:s/></text:span><text:span text:style-name="T869">в качестве счётчика итераций<text:s/></text:span><text:span text:style-name="T870">(он «</text:span><text:span text:style-name="T871">считает</text:span><text:span text:style-name="T872">» число итераций цикла), он примерно соответствует<text:s/></text:span><text:span text:style-name="T873">количеству вызовов</text:span><text:span text:style-name="T874"><text:s/></text:span><text:span text:style-name="T875">ev_prepare</text:span><text:span text:style-name="T876"><text:s/>и<text:s/></text:span><text:span text:style-name="T877">ev_check —<text:s/></text:span><text:span text:style-name="T878">и увеличивается между этапами подготовки и проверки.</text:span></text:p>
        <text:h text:style-name="Heading3" text:outline-level="3"><text:bookmark-start text:name="__RefHeading___Toc407_1213527551"/><text:bookmark-start text:name="_Toc13485069"/><text:span text:style-name="T879">unsigned int ev_depth (loop)</text:span><text:bookmark-end text:name="__RefHeading___Toc407_1213527551"/><text:bookmark-end text:name="_Toc13485069"/></text:h>
        <text:p text:style-name="P880"><text:bookmark-start text:name="result_box28"/><text:bookmark-end text:name="result_box28"/><text:span text:style-name="T881">Возвращает количество раз,<text:s/></text:span><text:span text:style-name="T882">ev_run</text:span><text:span text:style-name="T883"><text:s/>был введен за вычетом количества раз, когда<text:s/></text:span><text:span text:style-name="T884">ev_run</text:span><text:span text:style-name="T885"><text:s/>был нормально завершен, другими словами, глубина рекурсии.</text:span></text:p>
        <text:p text:style-name="P886"><text:span text:style-name="T887">Вне<text:s/></text:span><text:span text:style-name="T888">ev_run</text:span><text:span text:style-name="T889"><text:s/>это число равно нулю. В<text:s/></text:span><text:span text:style-name="T890">ОВ</text:span><text:span text:style-name="T891"><text:s/>это число равно 1, если<text:s/></text:span><text:span text:style-name="T892">ev_run</text:span><text:span text:style-name="T893"><text:s/>не был вызван рекурсивно (или из другого потока), в таком случае он</text:span><text:span text:style-name="T894">о больше</text:span><text:span text:style-name="T895">.</text:span></text:p>
        <text:p text:style-name="P896"><text:span text:style-name="T897">Оставлять<text:s/></text:span><text:span text:style-name="T898">ev_run</text:span><text:span text:style-name="T899"><text:s/>ненорма</text:span><text:span text:style-name="T900">льным (setjmp / longjmp, отменять</text:span><text:span text:style-name="T901"><text:s/>поток,<text:s/></text:span><text:span text:style-name="T902">генерировать исключения</text:span><text:span text:style-name="T903"><text:s/>и т</text:span><text:span text:style-name="T904">. д.), не считается «выходом» -<text:s/></text:span><text:span text:style-name="T905">считайте</text:span><text:span text:style-name="T906"><text:s/></text:span><text:span text:style-name="T907">это<text:s/></text:span><text:span text:style-name="T908">подсказкой</text:span><text:span text:style-name="T909">,<text:s/></text:span><text:span text:style-name="T910">и<text:s/></text:span><text:span text:style-name="T911">избе</text:span><text:span text:style-name="T912">гайте</text:span><text:span text:style-name="T913"><text:s/>такого неджентльменского поведения.</text:span></text:p>
        <text:h text:style-name="Heading3" text:outline-level="3"><text:bookmark-start text:name="__RefHeading___Toc409_1213527551"/><text:bookmark-start text:name="_Toc13485070"/><text:span text:style-name="T914">unsigned int ev_backend (loop)</text:span><text:bookmark-end text:name="__RefHeading___Toc409_1213527551"/><text:bookmark-end text:name="_Toc13485070"/></text:h>
        <text:p text:style-name="P915"><text:bookmark-start text:name="result_box29"/><text:bookmark-end text:name="result_box29"/><text:span text:style-name="T916">Возвращает один из флагов<text:s/></text:span><text:span text:style-name="T917">EVBACKEND_ *</text:span><text:span text:style-name="T918">, указывающий используемый бэкэнд события.</text:span></text:p>
        <text:h text:style-name="Heading3" text:outline-level="3"><text:bookmark-start text:name="__RefHeading___Toc411_1213527551"/><text:bookmark-start text:name="_Toc13485071"/><text:span text:style-name="T919">ev_tstamp ev_now (loop)</text:span><text:bookmark-end text:name="__RefHeading___Toc411_1213527551"/><text:bookmark-end text:name="_Toc13485071"/></text:h>
        <text:p text:style-name="P920"><text:bookmark-start text:name="result_box30"/><text:bookmark-end text:name="result_box30"/><text:span text:style-name="T921">Возвращает текущее «время цикла события», которое является временем, когда цикл событий получил события и начал их обрабатывать. Это время не изменяется, пока<text:s/></text:span><text:span text:style-name="T922">выполняются ОВ</text:span><text:span text:style-name="T923">, и это также базовое время, для относительных таймеров. Вы можете рассматривать его как временную отметку происходящего события (или, вернее,</text:span><text:span text:style-name="T924"><text:s/>когда</text:span><text:span text:style-name="T925"><text:s/>libev, узнала о нём).</text:span></text:p>
        <text:h text:style-name="Heading3" text:outline-level="3"><text:bookmark-start text:name="__RefHeading___Toc413_1213527551"/><text:bookmark-start text:name="_Toc13485072"/><text:span text:style-name="SourceText">ev_now_update (loop)</text:span><text:bookmark-end text:name="__RefHeading___Toc413_1213527551"/><text:bookmark-end text:name="_Toc13485072"/></text:h>
        <text:p text:style-name="P926"><text:bookmark-start text:name="result_box31"/><text:bookmark-end text:name="result_box31"/><text:span text:style-name="T927">Устанавливает текущее время, запрашивая ядро, обновляя время, возвращаемое<text:s/></text:span><text:span text:style-name="T928">ev_now()</text:span><text:span text:style-name="T929"><text:s/>во время работы. Это дорогостоящая операция и обычно выполняется автоматически в<text:s/></text:span><text:span text:style-name="T930">ev_run()</text:span><text:span text:style-name="T931">.</text:span><text:span text:style-name="T932"><text:line-break/>Эта функция редко бывает полезной, но когда какой-либо<text:s/></text:span><text:span text:style-name="T933">ОВ</text:span><text:span text:style-name="T934"><text:s/></text:span><text:span text:style-name="T935">выполняется<text:s/></text:span><text:span text:style-name="T936">очень долго, не в</text:span><text:span text:style-name="T937">озвращая в ЦС</text:span><text:span text:style-name="T938">, обновить текущее время libev является хорошей идеей.</text:span></text:p>
        <text:p text:style-name="P939"><text:span text:style-name="T940">См. Также<text:s/></text:span><text:span text:style-name="T941">Особая проблема обновления времени</text:span><text:span text:style-name="T942"><text:s/>в разделе<text:s/></text:span><text:span text:style-name="T943">ev_timer</text:span><text:span text:style-name="T944">.</text:span></text:p>
        <text:h text:style-name="Heading3" text:outline-level="3"><text:bookmark-start text:name="__RefHeading___Toc415_1213527551"/><text:bookmark-start text:name="_Toc13485073"/><text:span text:style-name="T945">ev_suspend (loop)</text:span><text:bookmark-end text:name="__RefHeading___Toc415_1213527551"/><text:bookmark-end text:name="_Toc13485073"/></text:h>
        <text:h text:style-name="Heading3" text:outline-level="3"><text:bookmark-start text:name="__RefHeading___Toc417_1213527551"/><text:bookmark-start text:name="_Toc13485074"/><text:span text:style-name="T946">ev_resume (loop)</text:span><text:bookmark-end text:name="__RefHeading___Toc417_1213527551"/><text:bookmark-end text:name="_Toc13485074"/></text:h>
        <text:p text:style-name="P947"><text:bookmark-start text:name="result_box32"/><text:bookmark-end text:name="result_box32"/><text:span text:style-name="T948">Эти две функции приостанавливают и возобновляют<text:s/></text:span><text:span text:style-name="T949">работу ЦС. ЦС<text:s/></text:span><text:span text:style-name="T950">не используется некоторое время, тайм-ауты не обрабатыва</text:span><text:span text:style-name="T951">ют</text:span><text:span text:style-name="T952">ся.</text:span><text:span text:style-name="T953"><text:s/></text:span><text:span text:style-name="T954">Типичным примером использования будет интерактивная программа, такая как игра: когда пользователь нажимает ^Z, чтобы приостановить игру и возобновит ее через час, было бы лучше обработать тайм-ауты, как если бы время не прошло, пока программа была приостановлена. Этого можно достичь, вызвав<text:s/></text:span><text:span text:style-name="T955">ev_suspend</text:span><text:span text:style-name="T956"><text:s/>в вашем обработчике<text:s/></text:span><text:span text:style-name="T957">SIGTSTP</text:span><text:span text:style-name="T958">, отправив себе<text:s/></text:span><text:span text:style-name="T959">SIGSTOP</text:span><text:span text:style-name="T960"><text:s/>и вызвав<text:s/></text:span><text:span text:style-name="T961">ev_resume</text:span><text:span text:style-name="T962"><text:s/>непосредственно после этого, чтобы возобновить<text:s/></text:span><text:span text:style-name="T963">работу<text:s/></text:span><text:span text:style-name="T964">таймера.</text:span></text:p>
        <text:p text:style-name="P965"><text:span text:style-name="T966">Фактически, все<text:s/></text:span><text:span text:style-name="T967">стражи</text:span><text:span text:style-name="T968"><text:s/></text:span><text:span text:style-name="T969">ev_timer</text:span><text:span text:style-name="T970"><text:s/>будут задержаны на время, между вызовами<text:s/></text:span><text:span text:style-name="T971">ev_suspend</text:span><text:span text:style-name="T972"><text:s/>и<text:s/></text:span><text:span text:style-name="T973">ev_resume</text:span><text:span text:style-name="T974">, и все<text:s/></text:span><text:span text:style-name="T975">ev_periodic</text:span><text:span text:style-name="T976"><text:s/></text:span><text:span text:style-name="T977">стражи</text:span><text:span text:style-name="T978"><text:s/>будут</text:span><text:span text:style-name="T979"><text:s/>сохранены</text:span><text:span text:style-name="T980"><text:s/>(то есть они потеряют<text:s/></text:span><text:span text:style-name="T981">свои<text:s/></text:span><text:span text:style-name="T982">события, которые произошли в</text:span><text:span text:style-name="T983"><text:s/>течении времени приостановки</text:span><text:span text:style-name="T984">).</text:span></text:p>
        <text:soft-page-break/>
        <text:p text:style-name="P985"><text:span text:style-name="T986">После вызова<text:s/></text:span><text:span text:style-name="T987">ev_suspend</text:span><text:span text:style-name="T988"><text:s/>вы не должны вызывать никаких</text:span><text:span text:style-name="T989"><text:s/>функци</text:span><text:span text:style-name="T990">й к</text:span><text:span text:style-name="T991"><text:s/>данном</text:span><text:span text:style-name="T992">у</text:span><text:span text:style-name="T993"><text:s/>цикл</text:span><text:span text:style-name="T994">у кроме</text:span><text:span text:style-name="T995"><text:s/></text:span><text:span text:style-name="T996">ev_resume</text:span><text:span text:style-name="T997">, и вы не должны вызывать<text:s/></text:span><text:span text:style-name="T998">ev_resume</text:span><text:span text:style-name="T999"><text:s/>без предшествующего вызова<text:s/></text:span><text:span text:style-name="T1000">ev_suspend</text:span><text:span text:style-name="T1001">.</text:span></text:p>
        <text:p text:style-name="P1002"><text:span text:style-name="T1003">Вызов<text:s/></text:span><text:span text:style-name="T1004">ev_suspend</text:span><text:span text:style-name="T1005">/</text:span><text:span text:style-name="T1006">ev_resume</text:span><text:span text:style-name="T1007"><text:s/>в качестве побочного эффекта<text:s/></text:span><text:span text:style-name="T1008">может<text:s/></text:span><text:span text:style-name="T1009">влияет на время<text:s/></text:span><text:span text:style-name="T1010">обновления ЦС<text:s/></text:span><text:span text:style-name="T1011">(</text:span><text:span text:style-name="T1012">см.<text:s/></text:span><text:span text:style-name="T1013">ev_now_update</text:span><text:span text:style-name="T1014">)</text:span><text:span text:style-name="T1015">.</text:span></text:p>
        <text:h text:style-name="Heading3" text:outline-level="3"><text:bookmark-start text:name="_Toc13485075"/><text:span text:style-name="T1016">bool ev_run (loop, int flags)</text:span><text:bookmark-end text:name="_Toc13485075"/></text:h>
        <text:p text:style-name="P1017"><text:span text:style-name="T1018">Наконец, обработчик событий. Эта функция обычно вызывается после того, как вы и</text:span><text:span text:style-name="T1019">нициализировали все свои стражи</text:span><text:span text:style-name="T1020"><text:s/>и хотите начать обработку событий. Она будет запрашивать у операционной системы новые события, вызывать<text:s/></text:span><text:span text:style-name="T1021">ОВ стражей</text:span><text:span text:style-name="T1022">, а затем бесконечно повторять весь процесс: вот почему<text:s/></text:span><text:span text:style-name="T1023">ЦС<text:s/></text:span><text:span text:style-name="T1024">называются циклами.</text:span></text:p>
        <text:p text:style-name="P1025"><text:span text:style-name="T1026">Если аргумент flags указан как 0, он будет обрабатывать события до тех пор, пока будут активны</text:span><text:span text:style-name="T1027"><text:s/>стражи</text:span><text:span text:style-name="T1028"><text:s/>или не будет вызван<text:s/></text:span><text:span text:style-name="T1029">ev_break</text:span><text:span text:style-name="T1030">.</text:span></text:p>
        <text:p text:style-name="P1031"><text:span text:style-name="T1032">Возвращает<text:s/></text:span><text:span text:style-name="T1033">false, если больше нет активных<text:s/></text:span><text:span text:style-name="T1034">стражей<text:s/></text:span><text:span text:style-name="T1035">(что обычно означает «все задания выполнены» или «взаимоблокировка»), и true во всех других случаях (что обычно означает «вам следует снова вызвать<text:s/></text:span><text:span text:style-name="T1036">ev_run</text:span><text:span text:style-name="T1037">»).</text:span></text:p>
        <text:p text:style-name="P1038"><text:span text:style-name="T1039">Обратите внимание, что явный<text:s/></text:span><text:span text:style-name="T1040">ev_break</text:span><text:span text:style-name="T1041"><text:s/>обычно лучше, чем полагаться на то, что все<text:s/></text:span><text:span text:style-name="T1042">стражи</text:span><text:span text:style-name="T1043"><text:s/>будут остановлены при принятии решения о завершении программы (особенно в интерактивных программах), но иметь программу,<text:s/></text:span><text:span text:style-name="T1044">в которой</text:span><text:span text:style-name="T1045"><text:s/></text:span><text:span text:style-name="T1046">ЦС работает на ст</text:span><text:span text:style-name="T1047">олько</text:span><text:span text:style-name="T1048">, сколько</text:span><text:span text:style-name="T1049"><text:s/>требуется и не больше, благодаря тому, что её<text:s/></text:span><text:span text:style-name="T1050">стражи</text:span><text:span text:style-name="T1051"><text:s/>останавливаются вовремя, это действительно красиво.</text:span></text:p>
        <text:p text:style-name="P1052"><text:span text:style-name="T1053">Эта функция<text:s/></text:span><text:span text:style-name="T1054">в основном</text:span><text:span text:style-name="T1055"><text:s/>безопасна для исключений - вы можете выйти из<text:s/></text:span><text:span text:style-name="T1056">ev_run</text:span><text:span text:style-name="T1057">, вызвав longjmp в<text:s/></text:span><text:span text:style-name="T1058">ОВ</text:span><text:span text:style-name="T1059">,<text:s/></text:span><text:span text:style-name="T1060">возбудив<text:s/></text:span><text:span text:style-name="T1061">исключение C++ и так</text:span><text:span text:style-name="T1062"><text:s/>далее. Это не уменьшит</text:span><text:span text:style-name="T1063"><text:s/>значение<text:s/></text:span><text:span text:style-name="T1064">ev_depth</text:span><text:span text:style-name="T1065"><text:s/>и не сбрасывает ожидающие<text:s/></text:span><text:span text:style-name="T1066">EVBREAK_ONE</text:span><text:span text:style-name="T1067">.</text:span></text:p>
        <text:p text:style-name="P1068"><text:span text:style-name="T1069">Со з</text:span><text:span text:style-name="T1070">начение флага<text:s/></text:span><text:span text:style-name="T1071">EVRUN_NOWAIT</text:span><text:span text:style-name="T1072"><text:s/></text:span><text:span text:style-name="T1073">ev</text:span><text:span text:style-name="T1074">_</text:span><text:span text:style-name="T1075">run</text:span><text:span text:style-name="T1076"><text:s/></text:span><text:span text:style-name="T1077">будет</text:span><text:span text:style-name="T1078"><text:s/>искать</text:span><text:span text:style-name="T1079"><text:s/></text:span><text:span text:style-name="T1080">новые события, обрабатывать эти события и любые уже ожидающие, но не будет ждать и блокировать ваш процесс в случае отсутствия событи</text:span><text:span text:style-name="T1081">й и вернет</text:span><text:span text:style-name="T1082"><text:s/>после одной итерации цикла. Это иногда полезно для опроса и обработки новых событий при выполнении длительных вычислений, чтобы обеспечить отзывчивость программы.</text:span></text:p>
        <text:p text:style-name="P1083"><text:span text:style-name="T1084">Значение флага<text:s/></text:span><text:span text:style-name="T1085">EVRUN_ONCE</text:span><text:span text:style-name="T1086"><text:s/>будет искать новые события (ожидать при необходимости)</text:span><text:span text:style-name="T1087"><text:s/>и обрабатывать их</text:span><text:span text:style-name="T1088"><text:s/>и любые уже ожидающие. Будет блокировать ваш процесс до тех пор, пока не будет получено хотя бы одно новое событие (которое может быть внутренним для самого libev, поэтому нет гарантии, что будет вызван зарегистрированный пользователем о</text:span><text:span text:style-name="T1089">братный вызов), и вернет</text:span><text:span text:style-name="T1090"><text:s/>после одной итерации цикла.</text:span></text:p>
        <text:p text:style-name="P1091"><text:span text:style-name="T1092">Это полезно, если вы ожидаете какое-то внешнее событие в сочетании с чем-то, что не может быть выражено с помощью других<text:s/></text:span><text:span text:style-name="T1093">стражей</text:span><text:span text:style-name="T1094"><text:s/>libev (т.е. "</text:span><text:span text:style-name="T1095">создание собственного</text:span><text:span text:style-name="T1096"><text:s/>ev_run"). Однако пара<text:s/></text:span><text:span text:style-name="T1097">стражей<text:s/></text:span><text:span text:style-name="T1098">ev_prepare / ev_check</text:span><text:span text:style-name="T1099"><text:s/>обычно является лучшим<text:s/></text:span><text:span text:style-name="T1100">средством<text:s/></text:span><text:span text:style-name="T1101">для<text:s/></text:span><text:span text:style-name="T1102">таких<text:s/></text:span><text:span text:style-name="T1103">вещей.</text:span></text:p>
        <text:p text:style-name="P1104"><text:span text:style-name="T1105">Вот ужасные подробности того, что делает<text:s/></text:span><text:span text:style-name="T1106">ev_run</text:span><text:span text:style-name="T1107"><text:s/>(это для<text:s/></text:span><text:span text:style-name="T1108">общего</text:span><text:span text:style-name="T1109"><text:s/>понимания, а не гарантия того, что в будущих версиях все будет именно так):</text:span></text:p>
        <text:p text:style-name="P1110">- Increment loop depth.</text:p>
        <text:p text:style-name="P1111">- Reset the ev_break status.</text:p>
        <text:soft-page-break/>
        <text:p text:style-name="P1112">- Before the first iteration, call any pending watchers.</text:p>
        <text:p text:style-name="P1113">LOOP:</text:p>
        <text:p text:style-name="P1114">- If EVFLAG_FORKCHECK was used, check for a fork.</text:p>
        <text:p text:style-name="P1115">- If a fork was detected (by any means), queue and call all fork watchers.</text:p>
        <text:p text:style-name="P1116">- Queue and call all prepare watchers.</text:p>
        <text:p text:style-name="P1117">- If ev_break was called, goto FINISH.</text:p>
        <text:p text:style-name="P1118">- If we have been forked, detach and recreate the kernel state<text:s/>as to not disturb the other process.</text:p>
        <text:p text:style-name="P1119">- Update the kernel state with all outstanding changes.</text:p>
        <text:p text:style-name="P1120">- Update the "event loop time" (ev_now ()).</text:p>
        <text:p text:style-name="P1121">- Calculate for how long to sleep or block, if<text:s/>at all<text:s text:c="2"/>(active idle watchers, EVRUN_NOWAIT or not having<text:s/>any active watchers at all will result in not sleeping).</text:p>
        <text:p text:style-name="P1122">- Sleep if the I/O and timer collect interval say so.</text:p>
        <text:p text:style-name="P1123">- Increment loop iteration counter.</text:p>
        <text:p text:style-name="P1124">- Block the process, waiting for any events.</text:p>
        <text:p text:style-name="P1125">- Queue all outstanding I/O (fd) events.</text:p>
        <text:p text:style-name="P1126">- Update the "event loop time" (ev_now ()), and do time jump adjustments.</text:p>
        <text:p text:style-name="P1127">- Queue all expired timers.</text:p>
        <text:p text:style-name="P1128">- Queue all expired periodics.</text:p>
        <text:p text:style-name="P1129">-<text:s/>Queue all idle watchers with priority higher than that of pending events.</text:p>
        <text:p text:style-name="P1130">-<text:s/>Queue all check watchers.</text:p>
        <text:p text:style-name="P1131">-<text:s/>Call all queued watchers in reverse order (i.e. check watchers first).<text:s text:c="5"/>Signals and child watchers are implemented as I/O watchers, and will<text:s/><text:s text:c="2"/>be handled here by queueing them when their watcher gets executed.</text:p>
        <text:p text:style-name="P1132">-<text:s/>If ev_break has been called, or EVRUN_ONCE or EVRUN_NOWAIT<text:s text:c="2"/>were used, or there are no active watchers, goto FINISH, otherwise<text:s/>continue with step LOOP.</text:p>
        <text:p text:style-name="P1133">FINISH:</text:p>
        <text:p text:style-name="P1134">- Reset the ev_break status iff it was EVBREAK_ONE.</text:p>
        <text:p text:style-name="P1135">- Decrement the loop depth.</text:p>
        <text:p text:style-name="P1136"><text:span text:style-name="T1137">- Return.</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ourceText" style:display-name="Source Text" style:family="text">
      <style:text-properties style:font-name="Liberation Mono" style:font-name-asian="Courier New"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mergurjev</dc:creator>
    <meta:creation-date>2017-09-29T15:40:00Z</meta:creation-date>
    <dc:date>2019-07-08T11:52:00Z</dc:date>
    <meta:template xlink:href="Normal.dotm" xlink:type="simple"/>
    <meta:editing-cycles>181</meta:editing-cycles>
    <meta:editing-duration>PT365640S</meta:editing-duration>
    <meta:document-statistic meta:page-count="18" meta:paragraph-count="87" meta:word-count="6508" meta:character-count="43518" meta:row-count="309" meta:non-whitespace-character-count="37097"/>
  </office:meta>
</office:document-meta>
</file>